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73mm"/>
    </style:style>
    <style:style style:name="co2" style:family="table-column">
      <style:table-column-properties fo:break-before="auto" style:column-width="81.33mm"/>
    </style:style>
    <style:style style:name="co3" style:family="table-column">
      <style:table-column-properties fo:break-before="auto" style:column-width="57.84mm"/>
    </style:style>
    <style:style style:name="co4" style:family="table-column">
      <style:table-column-properties fo:break-before="auto" style:column-width="24.09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39.58mm"/>
    </style:style>
    <style:style style:name="co7" style:family="table-column">
      <style:table-column-properties fo:break-before="auto" style:column-width="120.31mm"/>
    </style:style>
    <style:style style:name="co8" style:family="table-column">
      <style:table-column-properties fo:break-before="auto" style:column-width="84.93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55.33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78.02mm"/>
    </style:style>
    <style:style style:name="co13" style:family="table-column">
      <style:table-column-properties fo:break-before="auto" style:column-width="279.28mm"/>
    </style:style>
    <style:style style:name="co14" style:family="table-column">
      <style:table-column-properties fo:break-before="auto" style:column-width="44.84mm"/>
    </style:style>
    <style:style style:name="co15" style:family="table-column">
      <style:table-column-properties fo:break-before="auto" style:column-width="65.85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52.85mm"/>
    </style:style>
    <style:style style:name="co18" style:family="table-column">
      <style:table-column-properties fo:break-before="auto" style:column-width="60.04mm"/>
    </style:style>
    <style:style style:name="co19" style:family="table-column">
      <style:table-column-properties fo:break-before="auto" style:column-width="48.44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RM_Hebergement_clas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DATE DE CLASSEMENT</text:p>
          </table:table-cell>
          <table:table-cell table:style-name="Default" office:value-type="string" calcext:value-type="string">
            <text:p>DATE DE PUBLICATION DE L'ETABLISSEMENT</text:p>
          </table:table-cell>
          <table:table-cell office:value-type="string" calcext:value-type="string">
            <text:p>TYPOLOGIE ETABLISSEMENT</text:p>
          </table:table-cell>
          <table:table-cell office:value-type="string" calcext:value-type="string">
            <text:p>CLASSEMENT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NOM COMMERCIAL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INTERNET</text:p>
          </table:table-cell>
          <table:table-cell office:value-type="string" calcext:value-type="string">
            <text:p>TYPE DE SEJOUR</text:p>
          </table:table-cell>
          <table:table-cell office:value-type="string" calcext:value-type="string">
            <text:p>CAPACITE D'ACCUEIL (PERSONNES)</text:p>
          </table:table-cell>
          <table:table-cell office:value-type="string" calcext:value-type="string">
            <text:p>NOMBRE DE CHAMBRES</text:p>
          </table:table-cell>
          <table:table-cell office:value-type="string" calcext:value-type="string">
            <text:p>NOMBRE D'EMPLACEMENTS</text:p>
          </table:table-cell>
          <table:table-cell office:value-type="string" calcext:value-type="string">
            <text:p>NOMBRE D'UNITES D'HABITATION</text:p>
          </table:table-cell>
          <table:table-cell office:value-type="string" calcext:value-type="string">
            <text:p>NOMBRE DE LOGEMENTS</text:p>
          </table:table-cell>
        </table:table-row>
        <table:table-row table:style-name="ro1">
          <table:table-cell table:number-columns-repeated="2" office:value-type="string" calcext:value-type="string">
            <text:p>11/07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U MOULIN</text:p>
          </table:table-cell>
          <table:table-cell office:value-type="string" calcext:value-type="string">
            <text:p>ROUTE DE LA GLACIÈR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680871901" calcext:value-type="float">
            <text:p>680871901</text:p>
          </table:table-cell>
          <table:table-cell office:value-type="string" calcext:value-type="string">
            <text:p>campingdumoulin@wanadoo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0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VIEILLE AUBERGE DU SOUBESTRE</text:p>
          </table:table-cell>
          <table:table-cell office:value-type="string" calcext:value-type="string">
            <text:p>PLACE DU MARCADIEU</text:p>
          </table:table-cell>
          <table:table-cell office:value-type="float" office:value="64410" calcext:value-type="float">
            <text:p>64410</text:p>
          </table:table-cell>
          <table:table-cell office:value-type="string" calcext:value-type="string">
            <text:p>ARZACQ-ARRAZIGUET</text:p>
          </table:table-cell>
          <table:table-cell office:value-type="float" office:value="559045131" calcext:value-type="float">
            <text:p>559045131</text:p>
          </table:table-cell>
          <table:table-cell office:value-type="string" calcext:value-type="string">
            <text:p>vieilleaubergedusoubestre@orange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9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Aire naturel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MPING CAZENAVE DOUX</text:p>
          </table:table-cell>
          <table:table-cell office:value-type="string" calcext:value-type="string">
            <text:p>19 RUE HOUNDAA</text:p>
          </table:table-cell>
          <table:table-cell office:value-type="float" office:value="64260" calcext:value-type="float">
            <text:p>64260</text:p>
          </table:table-cell>
          <table:table-cell office:value-type="string" calcext:value-type="string">
            <text:p>CASTET</text:p>
          </table:table-cell>
          <table:table-cell office:value-type="float" office:value="559058826" calcext:value-type="float">
            <text:p>559058826</text:p>
          </table:table-cell>
          <table:table-cell office:value-type="string" calcext:value-type="string">
            <text:p>chezjeancazenave@wanadoo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08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Aire naturel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MPING À LA FERME OSPITALIA</text:p>
          </table:table-cell>
          <table:table-cell office:value-type="string" calcext:value-type="string">
            <text:p>MAISON OSPITALIA</text:p>
          </table:table-cell>
          <table:table-cell office:value-type="float" office:value="64640" calcext:value-type="float">
            <text:p>64640</text:p>
          </table:table-cell>
          <table:table-cell office:value-type="string" calcext:value-type="string">
            <text:p>HELETTE</text:p>
          </table:table-cell>
          <table:table-cell office:value-type="float" office:value="559379879" calcext:value-type="float">
            <text:p>559379879</text:p>
          </table:table-cell>
          <table:table-cell office:value-type="string" calcext:value-type="string">
            <text:p>j.mongabure@orange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7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IELLENIA</text:p>
          </table:table-cell>
          <table:table-cell office:value-type="string" calcext:value-type="string">
            <text:p>PLACE DU MARCHE</text:p>
          </table:table-cell>
          <table:table-cell office:value-type="float" office:value="64470" calcext:value-type="float">
            <text:p>64470</text:p>
          </table:table-cell>
          <table:table-cell office:value-type="string" calcext:value-type="string">
            <text:p>TARDETS-SORHOLUS</text:p>
          </table:table-cell>
          <table:table-cell office:value-type="float" office:value="559285349" calcext:value-type="float">
            <text:p>559285349</text:p>
          </table:table-cell>
          <table:table-cell office:value-type="string" calcext:value-type="string">
            <text:p>piellenia@wanadoo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7/2015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MONEIN</text:p>
          </table:table-cell>
          <table:table-cell office:value-type="string" calcext:value-type="string">
            <text:p>CHEMIN DE LA LANNES</text:p>
          </table:table-cell>
          <table:table-cell office:value-type="float" office:value="64360" calcext:value-type="float">
            <text:p>64360</text:p>
          </table:table-cell>
          <table:table-cell office:value-type="string" calcext:value-type="string">
            <text:p>MONEIN</text:p>
          </table:table-cell>
          <table:table-cell office:value-type="float" office:value="559712723" calcext:value-type="float">
            <text:p>559712723</text:p>
          </table:table-cell>
          <table:table-cell office:value-type="string" calcext:value-type="string">
            <text:p>contact-mairie@monein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7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'ARTIGUES</text:p>
          </table:table-cell>
          <table:table-cell office:value-type="string" calcext:value-type="string">
            <text:p>QUARTIER ARTIGUES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EAUX-BONNES</text:p>
          </table:table-cell>
          <table:table-cell office:value-type="float" office:value="687354164" calcext:value-type="float">
            <text:p>687354164</text:p>
          </table:table-cell>
          <table:table-cell office:value-type="string" calcext:value-type="string">
            <text:p>henri.courtie@orange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2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 REFLET DES TORCHES</text:p>
          </table:table-cell>
          <table:table-cell office:value-type="string" calcext:value-type="string">
            <text:p>QUARTIER BOURGUET</text:p>
          </table:table-cell>
          <table:table-cell office:value-type="float" office:value="64170" calcext:value-type="float">
            <text:p>64170</text:p>
          </table:table-cell>
          <table:table-cell office:value-type="string" calcext:value-type="string">
            <text:p>LACQ</text:p>
          </table:table-cell>
          <table:table-cell office:value-type="float" office:value="559602288" calcext:value-type="float">
            <text:p>559602288</text:p>
          </table:table-cell>
          <table:table-cell office:value-type="string" calcext:value-type="string">
            <text:p>agnes.spaggiari@wanadoo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2/2013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PIERRE ET VACANCES VILLA MALDAGORA</text:p>
          </table:table-cell>
          <table:table-cell office:value-type="string" calcext:value-type="string">
            <text:p>AVENUE FRANCIS PICHERIT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515200" calcext:value-type="float">
            <text:p>559515200</text:p>
          </table:table-cell>
          <table:table-cell office:value-type="string" calcext:value-type="string">
            <text:p>jgermain@fr.groupepvcp.co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12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ELIZANBURU</text:p>
          </table:table-cell>
          <table:table-cell office:value-type="string" calcext:value-type="string">
            <text:p>BOURG DE SUHARE</text:p>
          </table:table-cell>
          <table:table-cell office:value-type="float" office:value="64470" calcext:value-type="float">
            <text:p>64470</text:p>
          </table:table-cell>
          <table:table-cell office:value-type="string" calcext:value-type="string">
            <text:p>OSSAS-SUHARE</text:p>
          </table:table-cell>
          <table:table-cell office:value-type="float" office:value="559284277" calcext:value-type="float">
            <text:p>559284277</text:p>
          </table:table-cell>
          <table:table-cell office:value-type="string" calcext:value-type="string">
            <text:p>nathaliepouvrasseau@hotmail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REINE JEANNE</text:p>
          </table:table-cell>
          <table:table-cell office:value-type="string" calcext:value-type="string">
            <text:p>44 RUE BOURG VIEUX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ORTHEZ</text:p>
          </table:table-cell>
          <table:table-cell office:value-type="float" office:value="559670076" calcext:value-type="float">
            <text:p>559670076</text:p>
          </table:table-cell>
          <table:table-cell office:value-type="string" calcext:value-type="string">
            <text:p>reine.jeanne.orthez@wanadoo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ETCHOINIA</text:p>
          </table:table-cell>
          <table:table-cell office:value-type="string" calcext:value-type="string">
            <text:p>LE BOURG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LASSE</text:p>
          </table:table-cell>
          <table:table-cell office:value-type="float" office:value="559370157" calcext:value-type="float">
            <text:p>559370157</text:p>
          </table:table-cell>
          <table:table-cell office:value-type="string" calcext:value-type="string">
            <text:p>aubergeetchoinia@sfr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10/2012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DU PARC</text:p>
          </table:table-cell>
          <table:table-cell office:value-type="string" calcext:value-type="string">
            <text:p>THERMES DE SAINT-CHRISTAU</text:p>
          </table:table-cell>
          <table:table-cell office:value-type="float" office:value="64660" calcext:value-type="float">
            <text:p>64660</text:p>
          </table:table-cell>
          <table:table-cell office:value-type="string" calcext:value-type="string">
            <text:p>LURBE-SAINT-CHRISTAU</text:p>
          </table:table-cell>
          <table:table-cell office:value-type="float" office:value="559342929" calcext:value-type="float">
            <text:p>559342929</text:p>
          </table:table-cell>
          <table:table-cell office:value-type="string" calcext:value-type="string">
            <text:p>monette.ithurralde@chainethermale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IROULEGUI</text:p>
          </table:table-cell>
          <table:table-cell office:value-type="string" calcext:value-type="string">
            <text:p>BORCIRIETTE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SAINT-ETIENNE-DE-BAÏGORRY</text:p>
          </table:table-cell>
          <table:table-cell office:value-type="float" office:value="559374396" calcext:value-type="float">
            <text:p>559374396</text:p>
          </table:table-cell>
          <table:table-cell office:value-type="string" calcext:value-type="string">
            <text:p>mairie.baigorri@orange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HEZ COURBET</text:p>
          </table:table-cell>
          <table:table-cell office:value-type="string" calcext:value-type="string">
            <text:p>ROUTE DES PYRENEES</text:p>
          </table:table-cell>
          <table:table-cell office:value-type="float" office:value="64160" calcext:value-type="float">
            <text:p>64160</text:p>
          </table:table-cell>
          <table:table-cell office:value-type="string" calcext:value-type="string">
            <text:p>SEVIGNACQ</text:p>
          </table:table-cell>
          <table:table-cell office:value-type="float" office:value="559680240" calcext:value-type="float">
            <text:p>559680240</text:p>
          </table:table-cell>
          <table:table-cell office:value-type="string" calcext:value-type="string">
            <text:p>rest.courbet@wanadoo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ER-HOTEL MONTPENSIER</text:p>
          </table:table-cell>
          <table:table-cell office:value-type="string" calcext:value-type="string">
            <text:p>36 RUE MONTPENSIER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274272" calcext:value-type="float">
            <text:p>559274272</text:p>
          </table:table-cell>
          <table:table-cell office:value-type="string" calcext:value-type="string">
            <text:p>hm6410@inter-hotel.co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TRINQUET</text:p>
          </table:table-cell>
          <table:table-cell office:value-type="string" calcext:value-type="string">
            <text:p>66 AVENUE DIDIER DAURAT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627123" calcext:value-type="float">
            <text:p>559627123</text:p>
          </table:table-cell>
          <table:table-cell office:value-type="string" calcext:value-type="string">
            <text:p>hotel.letrinquet@wanadoo.f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IRE NATURELLE HARAZPY</text:p>
          </table:table-cell>
          <table:table-cell office:value-type="string" calcext:value-type="string">
            <text:p>QUARTIER GAZTELU GAIN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298938" calcext:value-type="float">
            <text:p>559298938</text:p>
          </table:table-cell>
          <table:table-cell office:value-type="string" calcext:value-type="string">
            <text:p>etchartenea@orange.f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6/05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DE L'ESTANQUET</text:p>
          </table:table-cell>
          <table:table-cell office:value-type="string" calcext:value-type="string">
            <text:p>12 RUE DU MARCHE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URT</text:p>
          </table:table-cell>
          <table:table-cell office:value-type="float" office:value="559569490" calcext:value-type="float">
            <text:p>559569490</text:p>
          </table:table-cell>
          <table:table-cell office:value-type="string" calcext:value-type="string">
            <text:p>hotel-estanquet@orange.fr</text:p>
          </table:table-cell>
          <table:table-cell office:value-type="string" calcext:value-type="string">
            <text:p><text:a xlink:href="http://www.aubergedelestanquet/" xlink:type="simple">http://www.aubergedelestanquet</text:a>.com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6/03/2014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U PIED DE L'AUBISQUE </text:p>
          </table:table-cell>
          <table:table-cell office:value-type="string" calcext:value-type="string">
            <text:p>QUARTIER LANEPLA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BEOST</text:p>
          </table:table-cell>
          <table:table-cell office:value-type="float" office:value="559824505" calcext:value-type="float">
            <text:p>559824505</text:p>
          </table:table-cell>
          <table:table-cell office:value-type="string" calcext:value-type="string">
            <text:p>commune-de-beost80@orange.fr</text:p>
          </table:table-cell>
          <table:table-cell office:value-type="string" calcext:value-type="string">
            <text:p><text:a xlink:href="http://www.aupieddelaubisque/" xlink:type="simple">http://www.aupieddelaubisque</text:a>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27/0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PIC D'ANIE</text:p>
          </table:table-cell>
          <table:table-cell office:value-type="string" calcext:value-type="string">
            <text:p>RESIDENCE DU PIC D'ANIE, LA PIERRE SAINT-MARTIN</text:p>
          </table:table-cell>
          <table:table-cell office:value-type="float" office:value="64570" calcext:value-type="float">
            <text:p>64570</text:p>
          </table:table-cell>
          <table:table-cell office:value-type="string" calcext:value-type="string">
            <text:p>ARETTE</text:p>
          </table:table-cell>
          <table:table-cell office:value-type="float" office:value="559660005" calcext:value-type="float">
            <text:p>559660005</text:p>
          </table:table-cell>
          <table:table-cell office:value-type="string" calcext:value-type="string">
            <text:p>hotel.picdanie@orange.fr</text:p>
          </table:table-cell>
          <table:table-cell office:value-type="string" calcext:value-type="string">
            <text:p><text:a xlink:href="http://www.hotel/" xlink:type="simple">http://www.hotel</text:a>-picdanie.com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9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F1 PAU</text:p>
          </table:table-cell>
          <table:table-cell office:value-type="string" calcext:value-type="string">
            <text:p>104 AVENUE DE L'EUROP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891705351" calcext:value-type="float">
            <text:p>891705351</text:p>
          </table:table-cell>
          <table:table-cell office:value-type="string" calcext:value-type="string">
            <text:p>h2435@accor.com</text:p>
          </table:table-cell>
          <table:table-cell office:value-type="string" calcext:value-type="string">
            <text:p>http://www.hotelf1.com</text:p>
          </table:table-cell>
          <table:table-cell office:value-type="string" calcext:value-type="string">
            <text:p>-</text:p>
          </table:table-cell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23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DU PONT D'ABENSE</text:p>
          </table:table-cell>
          <table:table-cell office:value-type="string" calcext:value-type="string">
            <text:p>UHALTIA</text:p>
          </table:table-cell>
          <table:table-cell office:value-type="float" office:value="64470" calcext:value-type="float">
            <text:p>64470</text:p>
          </table:table-cell>
          <table:table-cell office:value-type="string" calcext:value-type="string">
            <text:p>ABENSE-DE-HAUT</text:p>
          </table:table-cell>
          <table:table-cell office:value-type="float" office:value="559285460" calcext:value-type="float">
            <text:p>559285460</text:p>
          </table:table-cell>
          <table:table-cell office:value-type="string" calcext:value-type="string">
            <text:p>maylisolivier.paradis@orange.fr</text:p>
          </table:table-cell>
          <table:table-cell office:value-type="string" calcext:value-type="string">
            <text:p><text:a xlink:href="http://www.hotelrestaurantpontabense/" xlink:type="simple">http://www.hotelrestaurantpontabense</text:a>.com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11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LTICA ANGLET</text:p>
          </table:table-cell>
          <table:table-cell office:value-type="string" calcext:value-type="string">
            <text:p>10 RUE DU CADRAN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1122" calcext:value-type="float">
            <text:p>559521122</text:p>
          </table:table-cell>
          <table:table-cell office:value-type="string" calcext:value-type="string">
            <text:p>bto3@wanadoo.fr</text:p>
          </table:table-cell>
          <table:table-cell office:value-type="string" calcext:value-type="string">
            <text:p>http://altica.fr</text:p>
          </table:table-cell>
          <table:table-cell office:value-type="string" calcext:value-type="string">
            <text:p>-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10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LTICA PAU</text:p>
          </table:table-cell>
          <table:table-cell office:value-type="string" calcext:value-type="string">
            <text:p>1 RUE DE TIREDOUS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841111" calcext:value-type="float">
            <text:p>559841111</text:p>
          </table:table-cell>
          <table:table-cell office:value-type="string" calcext:value-type="string">
            <text:p>bto3@wanadoo.fr</text:p>
          </table:table-cell>
          <table:table-cell office:value-type="string" calcext:value-type="string">
            <text:p>http://altica.fr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7/2017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GE DE VACANCES ARRIU MAGE ESCAPIA</text:p>
          </table:table-cell>
          <table:table-cell office:value-type="string" calcext:value-type="string">
            <text:p>LE BOURG</text:p>
          </table:table-cell>
          <table:table-cell office:value-type="float" office:value="64260" calcext:value-type="float">
            <text:p>64260</text:p>
          </table:table-cell>
          <table:table-cell office:value-type="string" calcext:value-type="string">
            <text:p>BIELLE</text:p>
          </table:table-cell>
          <table:table-cell office:value-type="float" office:value="559054747" calcext:value-type="float">
            <text:p>559054747</text:p>
          </table:table-cell>
          <table:table-cell office:value-type="string" calcext:value-type="string">
            <text:p>arriumage-bielle@orange.fr</text:p>
          </table:table-cell>
          <table:table-cell office:value-type="string" calcext:value-type="string">
            <text:p>http://arriumage.com/</text:p>
          </table:table-cell>
          <table:table-cell office:value-type="string" calcext:value-type="string">
            <text:p>Formule Pension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ARRITZ CAMPING</text:p>
          </table:table-cell>
          <table:table-cell office:value-type="string" calcext:value-type="string">
            <text:p>28 RUE D'HARCHE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30012" calcext:value-type="float">
            <text:p>559230012</text:p>
          </table:table-cell>
          <table:table-cell office:value-type="string" calcext:value-type="string">
            <text:p>biarritz.camping@gmail.com</text:p>
          </table:table-cell>
          <table:table-cell office:value-type="string" calcext:value-type="string">
            <text:p>http://biarritz-camping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7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NTTON</text:p>
          </table:table-cell>
          <table:table-cell office:value-type="string" calcext:value-type="string">
            <text:p>QUARTIER AMOTZ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313" calcext:value-type="float">
            <text:p>559541313</text:p>
          </table:table-cell>
          <table:table-cell office:value-type="string" calcext:value-type="string">
            <text:p>camping.antton@wanadoo.fr</text:p>
          </table:table-cell>
          <table:table-cell office:value-type="string" calcext:value-type="string">
            <text:p>http://camping-antto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4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ESKUALDUNA</text:p>
          </table:table-cell>
          <table:table-cell office:value-type="string" calcext:value-type="string">
            <text:p>ROUTE DE LA CORNICH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464" calcext:value-type="float">
            <text:p>559200464</text:p>
          </table:table-cell>
          <table:table-cell office:value-type="string" calcext:value-type="string">
            <text:p>contact@camping-eskualduna.fr</text:p>
          </table:table-cell>
          <table:table-cell office:value-type="string" calcext:value-type="string">
            <text:p>http://camping-eskualduna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BORD DE MER</text:p>
          </table:table-cell>
          <table:table-cell office:value-type="string" calcext:value-type="string">
            <text:p>71 CHEMIN D'ERROMARDI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2461" calcext:value-type="float">
            <text:p>559262461</text:p>
          </table:table-cell>
          <table:table-cell office:value-type="string" calcext:value-type="string">
            <text:p>bord-de-mer64@orange.fr</text:p>
          </table:table-cell>
          <table:table-cell office:value-type="string" calcext:value-type="string">
            <text:p>http://camping-le-bord-de-mer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8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BARETOUS-PYRENEES</text:p>
          </table:table-cell>
          <table:table-cell office:value-type="string" calcext:value-type="string">
            <text:p>QUARTIER RIPAUDE</text:p>
          </table:table-cell>
          <table:table-cell office:value-type="float" office:value="64570" calcext:value-type="float">
            <text:p>64570</text:p>
          </table:table-cell>
          <table:table-cell office:value-type="string" calcext:value-type="string">
            <text:p>ARAMITS</text:p>
          </table:table-cell>
          <table:table-cell office:value-type="float" office:value="559341221" calcext:value-type="float">
            <text:p>559341221</text:p>
          </table:table-cell>
          <table:table-cell office:value-type="string" calcext:value-type="string">
            <text:p>contact@camping-pyrenees.com</text:p>
          </table:table-cell>
          <table:table-cell office:value-type="string" calcext:value-type="string">
            <text:p>http://camping-pyrenees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8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GAVE D'ASPE</text:p>
          </table:table-cell>
          <table:table-cell office:value-type="string" calcext:value-type="string">
            <text:p>RUE DU MOULIN DE LA TOURETTE</text:p>
          </table:table-cell>
          <table:table-cell office:value-type="float" office:value="64490" calcext:value-type="float">
            <text:p>64490</text:p>
          </table:table-cell>
          <table:table-cell office:value-type="string" calcext:value-type="string">
            <text:p>URDOS</text:p>
          </table:table-cell>
          <table:table-cell office:value-type="float" office:value="559348826" calcext:value-type="float">
            <text:p>559348826</text:p>
          </table:table-cell>
          <table:table-cell office:value-type="string" calcext:value-type="string">
            <text:p>campingaspe@gmail.com</text:p>
          </table:table-cell>
          <table:table-cell office:value-type="string" calcext:value-type="string">
            <text:p>http://campingasp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EPHERRA</text:p>
          </table:table-cell>
          <table:table-cell office:value-type="string" calcext:value-type="string">
            <text:p>1280 RUE APUMAI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SOURAÏDE</text:p>
          </table:table-cell>
          <table:table-cell office:value-type="float" office:value="559541342" calcext:value-type="float">
            <text:p>559541342</text:p>
          </table:table-cell>
          <table:table-cell office:value-type="string" calcext:value-type="string">
            <text:p>camping.manex@wanadoo.fr</text:p>
          </table:table-cell>
          <table:table-cell office:value-type="string" calcext:value-type="string">
            <text:p>http://campingepherra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9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SKUALDUNA CHEZ KATINA</text:p>
          </table:table-cell>
          <table:table-cell office:value-type="string" calcext:value-type="string">
            <text:p>ROUTE DE LA GARE</text:p>
          </table:table-cell>
          <table:table-cell office:value-type="float" office:value="64780" calcext:value-type="float">
            <text:p>64780</text:p>
          </table:table-cell>
          <table:table-cell office:value-type="string" calcext:value-type="string">
            <text:p>SAINT-MARTIN-D'ARROSSA</text:p>
          </table:table-cell>
          <table:table-cell office:value-type="float" office:value="559377172" calcext:value-type="float">
            <text:p>559377172</text:p>
          </table:table-cell>
          <table:table-cell office:value-type="string" calcext:value-type="string">
            <text:p>chezkatina@wanadoo.fr</text:p>
          </table:table-cell>
          <table:table-cell office:value-type="string" calcext:value-type="string">
            <text:p>http://chezkatina.com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CLOS GOURMAND</text:p>
          </table:table-cell>
          <table:table-cell office:value-type="string" calcext:value-type="string">
            <text:p>40 AVENUE HENRI IV</text:p>
          </table:table-cell>
          <table:table-cell office:value-type="float" office:value="64290" calcext:value-type="float">
            <text:p>64290</text:p>
          </table:table-cell>
          <table:table-cell office:value-type="string" calcext:value-type="string">
            <text:p>GAN</text:p>
          </table:table-cell>
          <table:table-cell office:value-type="float" office:value="559215043" calcext:value-type="float">
            <text:p>559215043</text:p>
          </table:table-cell>
          <table:table-cell office:value-type="string" calcext:value-type="string">
            <text:p>closgourmand@closgourmand.com</text:p>
          </table:table-cell>
          <table:table-cell office:value-type="string" calcext:value-type="string">
            <text:p>http://closgourmand.com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12/2012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ANGLET BIARRITZ PARME</text:p>
          </table:table-cell>
          <table:table-cell office:value-type="string" calcext:value-type="string">
            <text:p>28 ROUTE DE MAIGNON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8765" calcext:value-type="float">
            <text:p>559528765</text:p>
          </table:table-cell>
          <table:table-cell office:value-type="string" calcext:value-type="string">
            <text:p>christinegomand@wanadoo.fr</text:p>
          </table:table-cell>
          <table:table-cell office:value-type="string" calcext:value-type="string">
            <text:p>http://hotel-anglet-biarritz.com</text:p>
          </table:table-cell>
          <table:table-cell office:value-type="string" calcext:value-type="string">
            <text:p>-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9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GIA</text:p>
          </table:table-cell>
          <table:table-cell office:value-type="string" calcext:value-type="string">
            <text:p>32 RUE JEAN LISSAR 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HASPARREN</text:p>
          </table:table-cell>
          <table:table-cell office:value-type="float" office:value="559296024" calcext:value-type="float">
            <text:p>559296024</text:p>
          </table:table-cell>
          <table:table-cell office:value-type="string" calcext:value-type="string">
            <text:p>hotel.argia@orange.fr</text:p>
          </table:table-cell>
          <table:table-cell office:value-type="string" calcext:value-type="string">
            <text:p>http://hotel-argia.com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UR-HEGIAN</text:p>
          </table:table-cell>
          <table:table-cell office:value-type="string" calcext:value-type="string">
            <text:p>QUARTIER DANCHAR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299116" calcext:value-type="float">
            <text:p>559299116</text:p>
          </table:table-cell>
          <table:table-cell office:value-type="string" calcext:value-type="string">
            <text:p>UR-HEGIAN@wanadoo.fr</text:p>
          </table:table-cell>
          <table:table-cell office:value-type="string" calcext:value-type="string">
            <text:p>http://hotel-ur-hegian.com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'OSSAU</text:p>
          </table:table-cell>
          <table:table-cell office:value-type="string" calcext:value-type="string">
            <text:p>PLACE DE LA MAIRI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014" calcext:value-type="float">
            <text:p>559053014</text:p>
          </table:table-cell>
          <table:table-cell office:value-type="string" calcext:value-type="string">
            <text:p>hotelossau@orange.fr</text:p>
          </table:table-cell>
          <table:table-cell office:value-type="string" calcext:value-type="string">
            <text:p>http://hotelossau.com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FINE</text:p>
          </table:table-cell>
          <table:table-cell office:value-type="string" calcext:value-type="string">
            <text:p>46 AVENUE DE MONTBRUN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630009" calcext:value-type="float">
            <text:p>559630009</text:p>
          </table:table-cell>
          <table:table-cell office:value-type="string" calcext:value-type="string">
            <text:p>contact@hotelrestaurantfine.com</text:p>
          </table:table-cell>
          <table:table-cell office:value-type="string" calcext:value-type="string">
            <text:p>http://hotelrestaurantfine.com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VILLA </text:p>
          </table:table-cell>
          <table:table-cell office:value-type="string" calcext:value-type="string">
            <text:p>12 CHEMIN DE JACQUETTE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030120" calcext:value-type="float">
            <text:p>559030120</text:p>
          </table:table-cell>
          <table:table-cell office:value-type="string" calcext:value-type="string">
            <text:p>hotel.lavilla64@orange.fr</text:p>
          </table:table-cell>
          <table:table-cell office:value-type="string" calcext:value-type="string">
            <text:p>http://la-villa-fr.book.direct/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05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CHEMENDIGARAYA</text:p>
          </table:table-cell>
          <table:table-cell office:value-type="string" calcext:value-type="string">
            <text:p>MAISON ETCHEMENDIGARAYA</text:p>
          </table:table-cell>
          <table:table-cell office:value-type="float" office:value="64780" calcext:value-type="float">
            <text:p>64780</text:p>
          </table:table-cell>
          <table:table-cell office:value-type="string" calcext:value-type="string">
            <text:p>SUHESCUN</text:p>
          </table:table-cell>
          <table:table-cell office:value-type="float" office:value="677579093" calcext:value-type="float">
            <text:p>677579093</text:p>
          </table:table-cell>
          <table:table-cell office:value-type="string" calcext:value-type="string">
            <text:p>bruno.bachoc@wanadoo.fr</text:p>
          </table:table-cell>
          <table:table-cell office:value-type="string" calcext:value-type="string">
            <text:p>http://mendi.chez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OSTAPE</text:p>
          </table:table-cell>
          <table:table-cell office:value-type="string" calcext:value-type="string">
            <text:p>DOMAINE DE CHAHATOENIA</text:p>
          </table:table-cell>
          <table:table-cell office:value-type="float" office:value="64780" calcext:value-type="float">
            <text:p>64780</text:p>
          </table:table-cell>
          <table:table-cell office:value-type="string" calcext:value-type="string">
            <text:p>BIDARRAY</text:p>
          </table:table-cell>
          <table:table-cell office:value-type="float" office:value="559379191" calcext:value-type="float">
            <text:p>559379191</text:p>
          </table:table-cell>
          <table:table-cell office:value-type="string" calcext:value-type="string">
            <text:p>contact@ostape.com</text:p>
          </table:table-cell>
          <table:table-cell office:value-type="string" calcext:value-type="string">
            <text:p>http://ostape.com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8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LA RESERVE </text:p>
          </table:table-cell>
          <table:table-cell office:value-type="string" calcext:value-type="string">
            <text:p>1 AVENUE GAETAN DE BERNOVILL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3200" calcext:value-type="float">
            <text:p>559513200</text:p>
          </table:table-cell>
          <table:table-cell office:value-type="string" calcext:value-type="string">
            <text:p>info@hotel-lareserve.com</text:p>
          </table:table-cell>
          <table:table-cell office:value-type="string" calcext:value-type="string">
            <text:p>http://residence-lareserve.com/</text:p>
          </table:table-cell>
          <table:table-cell office:value-type="string" calcext:value-type="string">
            <text:p>-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5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A GARE</text:p>
          </table:table-cell>
          <table:table-cell office:value-type="string" calcext:value-type="string">
            <text:p>1 RUE DES DEPORTES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8190" calcext:value-type="float">
            <text:p>559208190</text:p>
          </table:table-cell>
          <table:table-cell office:value-type="string" calcext:value-type="string">
            <text:p>hoteldelagare64@orange.fr</text:p>
          </table:table-cell>
          <table:table-cell office:value-type="string" calcext:value-type="string">
            <text:p>http://saintmartinmaite.pagesperso-orange.fr/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12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NOVOTEL PAU PYRENEES</text:p>
          </table:table-cell>
          <table:table-cell office:value-type="string" calcext:value-type="string">
            <text:p>ROUTE NATIONALE 117 <text:s/>ROUTE DE BAYONNE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float" office:value="559130404" calcext:value-type="float">
            <text:p>559130404</text:p>
          </table:table-cell>
          <table:table-cell office:value-type="string" calcext:value-type="string">
            <text:p>H0421-GM@ACCOR.COM</text:p>
          </table:table-cell>
          <table:table-cell office:value-type="string" calcext:value-type="string">
            <text:p>http://www.accorhotels.com/fr/hotel-0421-novotel-pau-lescar/index.shtml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IARRITZ ANGLET AEROPORT</text:p>
          </table:table-cell>
          <table:table-cell office:value-type="string" calcext:value-type="string">
            <text:p>64 AVENUE D'ESPAGNE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85000" calcext:value-type="float">
            <text:p>559585000</text:p>
          </table:table-cell>
          <table:table-cell office:value-type="string" calcext:value-type="string">
            <text:p>h0822@accor.com</text:p>
          </table:table-cell>
          <table:table-cell office:value-type="string" calcext:value-type="string">
            <text:p>http://www.accorhotels.com/fr/hotel-0822-ibis-biarritz-anglet-aeroport/index.shtml</text:p>
          </table:table-cell>
          <table:table-cell office:value-type="string" calcext:value-type="string">
            <text:p>-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NOVOTEL RESORT &amp; SPA BIARRITZ ANGLET</text:p>
          </table:table-cell>
          <table:table-cell office:value-type="string" calcext:value-type="string">
            <text:p>68 AVENUE <text:s/>D'ESPAGNE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85050" calcext:value-type="float">
            <text:p>559585050</text:p>
          </table:table-cell>
          <table:table-cell office:value-type="string" calcext:value-type="string">
            <text:p>h0994@accor.com</text:p>
          </table:table-cell>
          <table:table-cell office:value-type="string" calcext:value-type="string">
            <text:p>http://www.accorhotels.com/fr/hotel-0994-novotel-resort-spa-biarritz-anglet/index.shtml</text:p>
          </table:table-cell>
          <table:table-cell office:value-type="string" calcext:value-type="string">
            <text:p>-</text:p>
          </table:table-cell>
          <table:table-cell office:value-type="float" office:value="364" calcext:value-type="float">
            <text:p>364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02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PAU CENTRE</text:p>
          </table:table-cell>
          <table:table-cell office:value-type="string" calcext:value-type="string">
            <text:p>26 RUE SAMONZET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837183" calcext:value-type="float">
            <text:p>559837183</text:p>
          </table:table-cell>
          <table:table-cell office:value-type="string" calcext:value-type="string">
            <text:p>H1398@accor.com</text:p>
          </table:table-cell>
          <table:table-cell office:value-type="string" calcext:value-type="string">
            <text:p>http://www.accorhotels.com/fr/hotel-1398-ibis-pau-centre/index.shtml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PAU LESCAR</text:p>
          </table:table-cell>
          <table:table-cell office:value-type="string" calcext:value-type="string">
            <text:p>AVENUE SANTOS DUMONT ROND-POINT ROUTE DE BAYONNE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float" office:value="559629090" calcext:value-type="float">
            <text:p>559629090</text:p>
          </table:table-cell>
          <table:table-cell office:value-type="string" calcext:value-type="string">
            <text:p>h1643@accor.com</text:p>
          </table:table-cell>
          <table:table-cell office:value-type="string" calcext:value-type="string">
            <text:p>http://www.accorhotels.com/fr/hotel-1643-ibis-pau-lescar/index.shtml</text:p>
          </table:table-cell>
          <table:table-cell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UDGET BIARRITZ ANGLET</text:p>
          </table:table-cell>
          <table:table-cell office:value-type="string" calcext:value-type="string">
            <text:p>70 AVENUE D'ESPAGNE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85061" calcext:value-type="float">
            <text:p>559585061</text:p>
          </table:table-cell>
          <table:table-cell office:value-type="string" calcext:value-type="string">
            <text:p>h2555@accor.com</text:p>
          </table:table-cell>
          <table:table-cell office:value-type="string" calcext:value-type="string">
            <text:p>http://www.accorhotels.com/fr/hotel-2555-ibis-budget-biarritz-anglet/index.shtml</text:p>
          </table:table-cell>
          <table:table-cell office:value-type="string" calcext:value-type="string">
            <text:p>-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UDGET PAU LESCAR</text:p>
          </table:table-cell>
          <table:table-cell office:value-type="string" calcext:value-type="string">
            <text:p>1 RUE DU BILAA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float" office:value="892680665" calcext:value-type="float">
            <text:p>892680665</text:p>
          </table:table-cell>
          <table:table-cell office:value-type="string" calcext:value-type="string">
            <text:p>h2583-re@accor.com</text:p>
          </table:table-cell>
          <table:table-cell office:value-type="string" calcext:value-type="string">
            <text:p>http://www.accorhotels.com/fr/hotel-2583-ibis-budget-pau-lescar/index.shtml</text:p>
          </table:table-cell>
          <table:table-cell office:value-type="string" calcext:value-type="string">
            <text:p>-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UDGET PAU EST</text:p>
          </table:table-cell>
          <table:table-cell office:value-type="string" calcext:value-type="string">
            <text:p>BOULEVARD DE L'AVIATION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892680872" calcext:value-type="float">
            <text:p>892680872</text:p>
          </table:table-cell>
          <table:table-cell office:value-type="string" calcext:value-type="string">
            <text:p>h3498@accor.com</text:p>
          </table:table-cell>
          <table:table-cell office:value-type="string" calcext:value-type="string">
            <text:p>http://www.accorhotels.com/fr/hotel-3498-ibis-budget-pau-est/index.shtml</text:p>
          </table:table-cell>
          <table:table-cell office:value-type="string" calcext:value-type="string">
            <text:p>-</text:p>
          </table:table-cell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UDGET BAYONNE</text:p>
          </table:table-cell>
          <table:table-cell office:value-type="string" calcext:value-type="string">
            <text:p>6 AVENUE DU GRAND BASQUE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52328" calcext:value-type="float">
            <text:p>559552328</text:p>
          </table:table-cell>
          <table:table-cell office:value-type="string" calcext:value-type="string">
            <text:p>h3685@accor.com</text:p>
          </table:table-cell>
          <table:table-cell office:value-type="string" calcext:value-type="string">
            <text:p>http://www.accorhotels.com/fr/hotel-3685-ibis-budget-bayonne/index.shtml</text:p>
          </table:table-cell>
          <table:table-cell office:value-type="string" calcext:value-type="string">
            <text:p>-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ERCURE BIARRITZ CENTRE PLAZA</text:p>
          </table:table-cell>
          <table:table-cell office:value-type="string" calcext:value-type="string">
            <text:p>10 AVENUE EDOUARD VII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7400" calcext:value-type="float">
            <text:p>559247400</text:p>
          </table:table-cell>
          <table:table-cell office:value-type="string" calcext:value-type="string">
            <text:p>H5681@accor.com</text:p>
          </table:table-cell>
          <table:table-cell office:value-type="string" calcext:value-type="string">
            <text:p>http://www.accorhotels.com/fr/hotel-5681-hotel-mercure-biarritz-centre-plaza/index.shtml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CIBOURE SAINT JEAN DE LUZ</text:p>
          </table:table-cell>
          <table:table-cell office:value-type="string" calcext:value-type="string">
            <text:p>13 RUE GEORGES OLASCUAG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417680" calcext:value-type="float">
            <text:p>559417680</text:p>
          </table:table-cell>
          <table:table-cell office:value-type="string" calcext:value-type="string">
            <text:p>H6553@accor.com</text:p>
          </table:table-cell>
          <table:table-cell office:value-type="string" calcext:value-type="string">
            <text:p>http://www.accorhotels.com/fr/hotel-6553-ibis-ciboure-saint-jean-de-luz/index.shtml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UDGET CIBOURE SAINT JEAN DE LUZ</text:p>
          </table:table-cell>
          <table:table-cell office:value-type="string" calcext:value-type="string">
            <text:p>13 RUE GEORGES OLASCUAGU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417759" calcext:value-type="float">
            <text:p>559417759</text:p>
          </table:table-cell>
          <table:table-cell office:value-type="string" calcext:value-type="string">
            <text:p>h6560@accor.com</text:p>
          </table:table-cell>
          <table:table-cell office:value-type="string" calcext:value-type="string">
            <text:p>http://www.accorhotels.com/fr/hotel-6560-ibis-budget-ciboure-saint-jean-de-luz/index.shtml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ERCURE LE PRESIDENT BIARRITZ CENTRE</text:p>
          </table:table-cell>
          <table:table-cell office:value-type="string" calcext:value-type="string">
            <text:p>18 AVENUE PLACE GEORGES CLEMENCEAU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6640" calcext:value-type="float">
            <text:p>559246640</text:p>
          </table:table-cell>
          <table:table-cell office:value-type="string" calcext:value-type="string">
            <text:p>h7286@accor.com</text:p>
          </table:table-cell>
          <table:table-cell office:value-type="string" calcext:value-type="string">
            <text:p>http://www.accorhotels.com/fr/hotel-7286-hotel-mercure-le-president-biarritz-centre/index.shtml</text:p>
          </table:table-cell>
          <table:table-cell office:value-type="string" calcext:value-type="string">
            <text:p>-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07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DE LA SOURCE</text:p>
          </table:table-cell>
          <table:table-cell office:value-type="string" calcext:value-type="string">
            <text:p>4 AVENUE DU DOCTEUR JACQUES DUFOURCQ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093790" calcext:value-type="float">
            <text:p>559093790</text:p>
          </table:table-cell>
          <table:table-cell office:value-type="string" calcext:value-type="string">
            <text:p>directionsalies@gmail.com</text:p>
          </table:table-cell>
          <table:table-cell office:value-type="string" calcext:value-type="string">
            <text:p>http://www.actisource.fr/location/view/residence-de-la-source</text:p>
          </table:table-cell>
          <table:table-cell office:value-type="string" calcext:value-type="string">
            <text:p>-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12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ALL SUITES APPART HOTEL PAU</text:p>
          </table:table-cell>
          <table:table-cell office:value-type="string" calcext:value-type="string">
            <text:p>4 RUE DES TIREDOUS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717777" calcext:value-type="float">
            <text:p>559717777</text:p>
          </table:table-cell>
          <table:table-cell office:value-type="string" calcext:value-type="string">
            <text:p>jean-michel.bourdet@allsuites-apparthotel.com</text:p>
          </table:table-cell>
          <table:table-cell office:value-type="string" calcext:value-type="string">
            <text:p>http://www.allsuites-apparthotel.com/</text:p>
          </table:table-cell>
          <table:table-cell office:value-type="string" calcext:value-type="string">
            <text:p>-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YSSON HOTEL</text:p>
          </table:table-cell>
          <table:table-cell office:value-type="string" calcext:value-type="string">
            <text:p>24 BOULEVARD DES PYRENEES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OLORON-SAINTE-MARIE</text:p>
          </table:table-cell>
          <table:table-cell office:value-type="float" office:value="559397070" calcext:value-type="float">
            <text:p>559397070</text:p>
          </table:table-cell>
          <table:table-cell office:value-type="string" calcext:value-type="string">
            <text:p>alysson.hotel@wanadoo.fr</text:p>
          </table:table-cell>
          <table:table-cell office:value-type="string" calcext:value-type="string">
            <text:p>http://www.alysson-hotel.fr/</text:p>
          </table:table-cell>
          <table:table-cell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ENA CAMPING</text:p>
          </table:table-cell>
          <table:table-cell office:value-type="string" calcext:value-type="string">
            <text:p>264 AVENUE NAPOLEON III QUARTIER ACO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5190" calcext:value-type="float">
            <text:p>559265190</text:p>
          </table:table-cell>
          <table:table-cell office:value-type="string" calcext:value-type="string">
            <text:p>location@arenacamping.com</text:p>
          </table:table-cell>
          <table:table-cell office:value-type="string" calcext:value-type="string">
            <text:p>http://www.arenacamping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GI EDER</text:p>
          </table:table-cell>
          <table:table-cell office:value-type="string" calcext:value-type="string">
            <text:p>ROUTE DE LA CHAPELLE QUARTIER BOXAT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937200" calcext:value-type="float">
            <text:p>559937200</text:p>
          </table:table-cell>
          <table:table-cell office:value-type="string" calcext:value-type="string">
            <text:p>argi.eder@wanadoo.fr</text:p>
          </table:table-cell>
          <table:table-cell office:value-type="string" calcext:value-type="string">
            <text:p>http://www.argi-eder.com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RAYA</text:p>
          </table:table-cell>
          <table:table-cell office:value-type="string" calcext:value-type="string">
            <text:p>PLACE DU VILLAGE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RE</text:p>
          </table:table-cell>
          <table:table-cell office:value-type="float" office:value="559542046" calcext:value-type="float">
            <text:p>559542046</text:p>
          </table:table-cell>
          <table:table-cell office:value-type="string" calcext:value-type="string">
            <text:p>hotel@arraya.com</text:p>
          </table:table-cell>
          <table:table-cell office:value-type="string" calcext:value-type="string">
            <text:p>http://www.arraya.com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DU RELAIS</text:p>
          </table:table-cell>
          <table:table-cell office:value-type="string" calcext:value-type="string">
            <text:p>460 GRANDE ROUTE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BERENX</text:p>
          </table:table-cell>
          <table:table-cell office:value-type="float" office:value="559653056" calcext:value-type="float">
            <text:p>559653056</text:p>
          </table:table-cell>
          <table:table-cell office:value-type="string" calcext:value-type="string">
            <text:p>contact@auberge-du-relais.com</text:p>
          </table:table-cell>
          <table:table-cell office:value-type="string" calcext:value-type="string">
            <text:p>http://www.auberge-du-relais.com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CHEZ MAÏTE</text:p>
          </table:table-cell>
          <table:table-cell office:value-type="string" calcext:value-type="string">
            <text:p>PLACE DE LA MAIRIE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249550" calcext:value-type="float">
            <text:p>559249550</text:p>
          </table:table-cell>
          <table:table-cell office:value-type="string" calcext:value-type="string">
            <text:p>contact@auberge-paysbasque.fr</text:p>
          </table:table-cell>
          <table:table-cell office:value-type="string" calcext:value-type="string">
            <text:p>http://www.auberge-paysbasque.fr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6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 BON COIN</text:p>
          </table:table-cell>
          <table:table-cell office:value-type="string" calcext:value-type="string">
            <text:p>5 RUE DE LA CIT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168" calcext:value-type="float">
            <text:p>559240168</text:p>
          </table:table-cell>
          <table:table-cell office:value-type="string" calcext:value-type="string">
            <text:p>caroline.aguerre@sfr.fr</text:p>
          </table:table-cell>
          <table:table-cell office:value-type="string" calcext:value-type="string">
            <text:p>http://www.auboncoin-biarritz.com/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BEAU RIVAGE</text:p>
          </table:table-cell>
          <table:table-cell office:value-type="string" calcext:value-type="string">
            <text:p>ALLEE DES MARRONNIERS</text:p>
          </table:table-cell>
          <table:table-cell office:value-type="float" office:value="64190" calcext:value-type="float">
            <text:p>64190</text:p>
          </table:table-cell>
          <table:table-cell office:value-type="string" calcext:value-type="string">
            <text:p>NAVARRENX</text:p>
          </table:table-cell>
          <table:table-cell office:value-type="float" office:value="559661000" calcext:value-type="float">
            <text:p>559661000</text:p>
          </table:table-cell>
          <table:table-cell office:value-type="string" calcext:value-type="string">
            <text:p>beaucamping@free.fr</text:p>
          </table:table-cell>
          <table:table-cell office:value-type="string" calcext:value-type="string">
            <text:p>http://www.beaucamping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9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SUNELIA BERRUA</text:p>
          </table:table-cell>
          <table:table-cell office:value-type="string" calcext:value-type="string">
            <text:p>RUE BERRU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9666" calcext:value-type="float">
            <text:p>559549666</text:p>
          </table:table-cell>
          <table:table-cell office:value-type="string" calcext:value-type="string">
            <text:p>contact@berrua.com</text:p>
          </table:table-cell>
          <table:table-cell office:value-type="string" calcext:value-type="string">
            <text:p>http://www.berru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ST WESTERN HOTEL CONTINENTAL</text:p>
          </table:table-cell>
          <table:table-cell office:value-type="string" calcext:value-type="string">
            <text:p>2 RUE MARECHAL FOCH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276931" calcext:value-type="float">
            <text:p>559276931</text:p>
          </table:table-cell>
          <table:table-cell office:value-type="string" calcext:value-type="string">
            <text:p>hotel@bestwestern-continental.com</text:p>
          </table:table-cell>
          <table:table-cell office:value-type="string" calcext:value-type="string">
            <text:p>http://www.bestwestern-continental.com</text:p>
          </table:table-cell>
          <table:table-cell office:value-type="string" calcext:value-type="string">
            <text:p>-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'OCEAN</text:p>
          </table:table-cell>
          <table:table-cell office:value-type="string" calcext:value-type="string">
            <text:p>9 PLACE SAINTE-EUGENI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740327" calcext:value-type="float">
            <text:p>559740327</text:p>
          </table:table-cell>
          <table:table-cell office:value-type="string" calcext:value-type="string">
            <text:p>info@biarritz-hotel-ocean.com</text:p>
          </table:table-cell>
          <table:table-cell office:value-type="string" calcext:value-type="string">
            <text:p>http://www.biarritz-hotel-ocean.com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10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RAND TONIC HOTEL</text:p>
          </table:table-cell>
          <table:table-cell office:value-type="string" calcext:value-type="string">
            <text:p>58 AVENUE EDOUARD VII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5858" calcext:value-type="float">
            <text:p>559245858</text:p>
          </table:table-cell>
          <table:table-cell office:value-type="string" calcext:value-type="string">
            <text:p>reservation-biarritz@tonichotel.com</text:p>
          </table:table-cell>
          <table:table-cell office:value-type="string" calcext:value-type="string">
            <text:p>http://www.biarritz-hotels.com/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2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BIARRITZ</text:p>
          </table:table-cell>
          <table:table-cell office:value-type="string" calcext:value-type="string">
            <text:p>30 AVENUE DE LA MILADY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527591" calcext:value-type="float">
            <text:p>559527591</text:p>
          </table:table-cell>
          <table:table-cell office:value-type="string" calcext:value-type="string">
            <text:p>atlanthal@atlanthal.com</text:p>
          </table:table-cell>
          <table:table-cell office:value-type="string" calcext:value-type="string">
            <text:p>http://www.biarritz-thalasso.com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TLANTHAL</text:p>
          </table:table-cell>
          <table:table-cell office:value-type="string" calcext:value-type="string">
            <text:p>153 BOULEVARD DES PLAGES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7591" calcext:value-type="float">
            <text:p>559527591</text:p>
          </table:table-cell>
          <table:table-cell office:value-type="string" calcext:value-type="string">
            <text:p>atlanthal@atlanthal.com</text:p>
          </table:table-cell>
          <table:table-cell office:value-type="string" calcext:value-type="string">
            <text:p>http://www.biarritz-thalasso.com/hotels/atlanthal</text:p>
          </table:table-cell>
          <table:table-cell office:value-type="string" calcext:value-type="string">
            <text:p>-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TERRASSES D'ATLANTHAL</text:p>
          </table:table-cell>
          <table:table-cell office:value-type="string" calcext:value-type="string">
            <text:p>153 BOULEVARD DES PLAGES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7591" calcext:value-type="float">
            <text:p>559527591</text:p>
          </table:table-cell>
          <table:table-cell office:value-type="string" calcext:value-type="string">
            <text:p>atlanthal@atlanthal.com</text:p>
          </table:table-cell>
          <table:table-cell office:value-type="string" calcext:value-type="string">
            <text:p>http://www.biarritz-thalasso.com/hotels/les-terrasses-d-atlanthal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CAMPANILE HENDAYE</text:p>
          </table:table-cell>
          <table:table-cell office:value-type="string" calcext:value-type="string">
            <text:p>102 ROUTE DE BEHOBI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480648" calcext:value-type="float">
            <text:p>559480648</text:p>
          </table:table-cell>
          <table:table-cell office:value-type="string" calcext:value-type="string">
            <text:p>hendaye@campanile.fr</text:p>
          </table:table-cell>
          <table:table-cell office:value-type="string" calcext:value-type="string">
            <text:p>http://www.campanile-hendaye.fr/fr</text:p>
          </table:table-cell>
          <table:table-cell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AMPANILE BIARRITZ</text:p>
          </table:table-cell>
          <table:table-cell office:value-type="string" calcext:value-type="string">
            <text:p>43 BOULEVARD MARCEL DASSAUL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1919" calcext:value-type="float">
            <text:p>559411919</text:p>
          </table:table-cell>
          <table:table-cell office:value-type="string" calcext:value-type="string">
            <text:p>manager.biarritz@campanile.fr</text:p>
          </table:table-cell>
          <table:table-cell office:value-type="string" calcext:value-type="string">
            <text:p>http://www.campanile.fr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AMPANILE BAYONNE</text:p>
          </table:table-cell>
          <table:table-cell office:value-type="string" calcext:value-type="string">
            <text:p>AVENUE DU GRAND BASQUE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59595" calcext:value-type="float">
            <text:p>559559595</text:p>
          </table:table-cell>
          <table:table-cell office:value-type="string" calcext:value-type="string">
            <text:p>manager.bayonne@campanile.fr</text:p>
          </table:table-cell>
          <table:table-cell office:value-type="string" calcext:value-type="string">
            <text:p>http://www.campanile.fr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8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IRE ONA</text:p>
          </table:table-cell>
          <table:table-cell office:value-type="string" calcext:value-type="string">
            <text:p>1233 CHEMIN DE TOMASENEA 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543032" calcext:value-type="float">
            <text:p>559543032</text:p>
          </table:table-cell>
          <table:table-cell office:value-type="string" calcext:value-type="string">
            <text:p>aireona2@wanadoo.fr</text:p>
          </table:table-cell>
          <table:table-cell office:value-type="string" calcext:value-type="string">
            <text:p>http://www.camping-aireon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LEGERA</text:p>
          </table:table-cell>
          <table:table-cell office:value-type="string" calcext:value-type="string">
            <text:p>209 ROUTE D'ESPELETT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SOURAÏDE</text:p>
          </table:table-cell>
          <table:table-cell office:value-type="float" office:value="559939180" calcext:value-type="float">
            <text:p>559939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amping-alegera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LTURAN</text:p>
          </table:table-cell>
          <table:table-cell office:value-type="string" calcext:value-type="string">
            <text:p><text:s/>CHEMIN DE LA COT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455" calcext:value-type="float">
            <text:p>559200455</text:p>
          </table:table-cell>
          <table:table-cell office:value-type="string" calcext:value-type="string">
            <text:p>camping.alturan@orange.fr</text:p>
          </table:table-cell>
          <table:table-cell office:value-type="string" calcext:value-type="string">
            <text:p>http://www.camping-alturan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7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METZA</text:p>
          </table:table-cell>
          <table:table-cell office:value-type="string" calcext:value-type="string">
            <text:p>156 BOULEVARD DE L'EMPEREUR 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705" calcext:value-type="float">
            <text:p>559200705</text:p>
          </table:table-cell>
          <table:table-cell office:value-type="string" calcext:value-type="string">
            <text:p>contact@camping-ametza.com</text:p>
          </table:table-cell>
          <table:table-cell office:value-type="string" calcext:value-type="string">
            <text:p><text:a xlink:href="http://www/" xlink:type="simple">http://www</text:a>.camping-ametz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RMORA</text:p>
          </table:table-cell>
          <table:table-cell office:value-type="string" calcext:value-type="string">
            <text:p>QUARTIER AMOTZ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string" calcext:value-type="string">
            <text:p>05 59 54 12 60</text:p>
          </table:table-cell>
          <table:table-cell office:value-type="string" calcext:value-type="string">
            <text:p>camping.armora@club.fr</text:p>
          </table:table-cell>
          <table:table-cell office:value-type="string" calcext:value-type="string">
            <text:p>http://www.camping-armora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1/2014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BELAIR</text:p>
          </table:table-cell>
          <table:table-cell office:value-type="string" calcext:value-type="string">
            <text:p>ROUTE DE BELAIR</text:p>
          </table:table-cell>
          <table:table-cell office:value-type="float" office:value="64290" calcext:value-type="float">
            <text:p>64290</text:p>
          </table:table-cell>
          <table:table-cell office:value-type="string" calcext:value-type="string">
            <text:p>LASSEUBE</text:p>
          </table:table-cell>
          <table:table-cell office:value-type="float" office:value="559042255" calcext:value-type="float">
            <text:p>559042255</text:p>
          </table:table-cell>
          <table:table-cell office:value-type="string" calcext:value-type="string">
            <text:p>lasseube.camping@orange.fr</text:p>
          </table:table-cell>
          <table:table-cell office:value-type="string" calcext:value-type="string">
            <text:p>http://www.camping-belair64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9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BIPER GORRI</text:p>
          </table:table-cell>
          <table:table-cell office:value-type="string" calcext:value-type="string">
            <text:p>CHEMIN DE LAPITXAGU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ESPELETTE</text:p>
          </table:table-cell>
          <table:table-cell office:value-type="float" office:value="559939688" calcext:value-type="float">
            <text:p>559939688</text:p>
          </table:table-cell>
          <table:table-cell office:value-type="string" calcext:value-type="string">
            <text:p>info@camping-biper-gorri.com</text:p>
          </table:table-cell>
          <table:table-cell office:value-type="string" calcext:value-type="string">
            <text:p>http://www.camping-biper-gorri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1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LA CORNICHE</text:p>
          </table:table-cell>
          <table:table-cell office:value-type="string" calcext:value-type="string">
            <text:p>QUARTIER HAICABI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200687" calcext:value-type="float">
            <text:p>559200687</text:p>
          </table:table-cell>
          <table:table-cell office:value-type="string" calcext:value-type="string">
            <text:p>contact@camping-corniche.com</text:p>
          </table:table-cell>
          <table:table-cell office:value-type="string" calcext:value-type="string">
            <text:p>http://www.camping-cornich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7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LA TRUITE</text:p>
          </table:table-cell>
          <table:table-cell office:value-type="string" calcext:value-type="string">
            <text:p>ROUTE DEPARTEMENTALE 918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ASCARAT</text:p>
          </table:table-cell>
          <table:table-cell office:value-type="float" office:value="559373122" calcext:value-type="float">
            <text:p>559373122</text:p>
          </table:table-cell>
          <table:table-cell office:value-type="string" calcext:value-type="string">
            <text:p>camping.latruite@wanadoo.fr</text:p>
          </table:table-cell>
          <table:table-cell office:value-type="string" calcext:value-type="string">
            <text:p>http://www.camping-delatruite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7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S 2 JUMEAUX</text:p>
          </table:table-cell>
          <table:table-cell office:value-type="string" calcext:value-type="string">
            <text:p>ROUTE DE LA CORNICH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165" calcext:value-type="float">
            <text:p>559200165</text:p>
          </table:table-cell>
          <table:table-cell office:value-type="string" calcext:value-type="string">
            <text:p>info@camping-des-2jumeaux.com</text:p>
          </table:table-cell>
          <table:table-cell office:value-type="string" calcext:value-type="string">
            <text:p>http://www.camping-des-2jumeaux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6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ORRONDEGUY</text:p>
          </table:table-cell>
          <table:table-cell office:value-type="string" calcext:value-type="string">
            <text:p>RUE DE LA GLACIÈR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2616" calcext:value-type="float">
            <text:p>559202616</text:p>
          </table:table-cell>
          <table:table-cell office:value-type="string" calcext:value-type="string">
            <text:p>contact@camping-dorrondeguy.com</text:p>
          </table:table-cell>
          <table:table-cell office:value-type="string" calcext:value-type="string">
            <text:p>http://www.camping-dorrondeguy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11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PYRENEES NATURE</text:p>
          </table:table-cell>
          <table:table-cell office:value-type="string" calcext:value-type="string">
            <text:p>CHEMIN DE LAGRAVETTE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OLORON-SAINTE-MARIE</text:p>
          </table:table-cell>
          <table:table-cell office:value-type="float" office:value="559391126" calcext:value-type="float">
            <text:p>559391126</text:p>
          </table:table-cell>
          <table:table-cell office:value-type="string" calcext:value-type="string">
            <text:p>camping-du-stade@wanadoo.fr</text:p>
          </table:table-cell>
          <table:table-cell office:value-type="string" calcext:value-type="string">
            <text:p>http://www.camping-du-stade.com/index.ph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3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UNA MUNGUY</text:p>
          </table:table-cell>
          <table:table-cell office:value-type="string" calcext:value-type="string">
            <text:p>881 CHEMIN DUHARTIA QUARTIER ACOK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477070" calcext:value-type="float">
            <text:p>559477070</text:p>
          </table:table-cell>
          <table:table-cell office:value-type="string" calcext:value-type="string">
            <text:p>contact@camping-dunamunguy.com</text:p>
          </table:table-cell>
          <table:table-cell office:value-type="string" calcext:value-type="string">
            <text:p>http://www.camping-dunamunguy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1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LA FERME ERROMARDIE</text:p>
          </table:table-cell>
          <table:table-cell office:value-type="string" calcext:value-type="string">
            <text:p>40 CHEMIN ERROMARDI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3263426" calcext:value-type="float">
            <text:p>553263426</text:p>
          </table:table-cell>
          <table:table-cell office:value-type="string" calcext:value-type="string">
            <text:p>contact@camping-erromardie.com</text:p>
          </table:table-cell>
          <table:table-cell office:value-type="string" calcext:value-type="string">
            <text:p>http://www.camping-erromardi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GOYETCHEA</text:p>
          </table:table-cell>
          <table:table-cell office:value-type="string" calcext:value-type="string">
            <text:p>QUARTIER IBARRON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959" calcext:value-type="float">
            <text:p>559541959</text:p>
          </table:table-cell>
          <table:table-cell office:value-type="string" calcext:value-type="string">
            <text:p>info@camping-goyetchea.com</text:p>
          </table:table-cell>
          <table:table-cell office:value-type="string" calcext:value-type="string">
            <text:p>http://www.camping-goyetche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10/2015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'IBARRON</text:p>
          </table:table-cell>
          <table:table-cell office:value-type="string" calcext:value-type="string">
            <text:p>QUARTIER IBARRON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043" calcext:value-type="float">
            <text:p>559541043</text:p>
          </table:table-cell>
          <table:table-cell office:value-type="string" calcext:value-type="string">
            <text:p>camping.dibarron@wanadoo.fr</text:p>
          </table:table-cell>
          <table:table-cell office:value-type="string" calcext:value-type="string">
            <text:p>http://www.camping-ibarron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10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ILBARRITZ</text:p>
          </table:table-cell>
          <table:table-cell office:value-type="string" calcext:value-type="string">
            <text:p>AVENUE DE BIARRITZ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230029" calcext:value-type="float">
            <text:p>559230029</text:p>
          </table:table-cell>
          <table:table-cell office:value-type="string" calcext:value-type="string">
            <text:p>contact@camping-ilbarritz.com</text:p>
          </table:table-cell>
          <table:table-cell office:value-type="string" calcext:value-type="string">
            <text:p>http://www.camping-ilbarritz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IXTILA</text:p>
          </table:table-cell>
          <table:table-cell office:value-type="string" calcext:value-type="string">
            <text:p>-</text:p>
          </table:table-cell>
          <table:table-cell office:value-type="float" office:value="64560" calcext:value-type="float">
            <text:p>64560</text:p>
          </table:table-cell>
          <table:table-cell office:value-type="string" calcext:value-type="string">
            <text:p>LARRAU</text:p>
          </table:table-cell>
          <table:table-cell office:value-type="float" office:value="559286309" calcext:value-type="float">
            <text:p>559286309</text:p>
          </table:table-cell>
          <table:table-cell office:value-type="string" calcext:value-type="string">
            <text:p>lysianefilhol@sfr.fr</text:p>
          </table:table-cell>
          <table:table-cell office:value-type="string" calcext:value-type="string">
            <text:p>http://www.camping-ixtila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JUANTCHO</text:p>
          </table:table-cell>
          <table:table-cell office:value-type="string" calcext:value-type="string">
            <text:p>875 ROUTE DE LA CORNICHE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471197" calcext:value-type="float">
            <text:p>559471197</text:p>
          </table:table-cell>
          <table:table-cell office:value-type="string" calcext:value-type="string">
            <text:p>juantcho64@gmail.com</text:p>
          </table:table-cell>
          <table:table-cell office:value-type="string" calcext:value-type="string">
            <text:p>http://www.camping-juantcho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7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ENDI AZPIAN</text:p>
          </table:table-cell>
          <table:table-cell office:value-type="string" calcext:value-type="string">
            <text:p>ROUTE DU COL D'IBARDIN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string" calcext:value-type="string">
            <text:p>05 59 54 33 46</text:p>
          </table:table-cell>
          <table:table-cell office:value-type="string" calcext:value-type="string">
            <text:p>campingmendi-azpian@wanadoo.fr</text:p>
          </table:table-cell>
          <table:table-cell office:value-type="string" calcext:value-type="string">
            <text:p>http://www.camping-mendi-azpia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5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PLAYA</text:p>
          </table:table-cell>
          <table:table-cell office:value-type="string" calcext:value-type="string">
            <text:p>ACOTZ, 264 ROUTE DES PLAGES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5585" calcext:value-type="float">
            <text:p>559265585</text:p>
          </table:table-cell>
          <table:table-cell office:value-type="string" calcext:value-type="string">
            <text:p>campingplaya@orange.fr</text:p>
          </table:table-cell>
          <table:table-cell office:value-type="string" calcext:value-type="string">
            <text:p>http://www.camping-play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MAINE SERES</text:p>
          </table:table-cell>
          <table:table-cell office:value-type="string" calcext:value-type="string">
            <text:p>RUE D'ARMATOND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543" calcext:value-type="float">
            <text:p>559200543</text:p>
          </table:table-cell>
          <table:table-cell office:value-type="string" calcext:value-type="string">
            <text:p>camping.serres@orange.fr</text:p>
          </table:table-cell>
          <table:table-cell office:value-type="string" calcext:value-type="string">
            <text:p>http://www.camping-seres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UNTXIN SOCOA</text:p>
          </table:table-cell>
          <table:table-cell office:value-type="string" calcext:value-type="string">
            <text:p>135 CHEMIN HANDIA BAIT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472709" calcext:value-type="float">
            <text:p>559472709</text:p>
          </table:table-cell>
          <table:table-cell office:value-type="string" calcext:value-type="string">
            <text:p>contact@camping-untxin.com</text:p>
          </table:table-cell>
          <table:table-cell office:value-type="string" calcext:value-type="string">
            <text:p>http://www.camping-untxi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04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TLANTICA</text:p>
          </table:table-cell>
          <table:table-cell office:value-type="string" calcext:value-type="string">
            <text:p>CHEMIN DES MIQUELENE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477244" calcext:value-type="float">
            <text:p>559477244</text:p>
          </table:table-cell>
          <table:table-cell office:value-type="string" calcext:value-type="string">
            <text:p>info@campingatlantica.com</text:p>
          </table:table-cell>
          <table:table-cell office:value-type="string" calcext:value-type="string">
            <text:p>http://www.campingatlantic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BIXTA EDER</text:p>
          </table:table-cell>
          <table:table-cell office:value-type="string" calcext:value-type="string">
            <text:p>52 AVENUE D'ESPAGN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299423" calcext:value-type="float">
            <text:p>559299423</text:p>
          </table:table-cell>
          <table:table-cell office:value-type="string" calcext:value-type="string">
            <text:p>contact@campingbixtaeder.com</text:p>
          </table:table-cell>
          <table:table-cell office:value-type="string" calcext:value-type="string">
            <text:p>http://www.campingbixtaeder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PARME</text:p>
          </table:table-cell>
          <table:table-cell office:value-type="string" calcext:value-type="string">
            <text:p>2 ALLEE ETCHECOPAR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230300" calcext:value-type="float">
            <text:p>559230300</text:p>
          </table:table-cell>
          <table:table-cell office:value-type="string" calcext:value-type="string">
            <text:p>info@campingdeparme.com</text:p>
          </table:table-cell>
          <table:table-cell office:value-type="string" calcext:value-type="string">
            <text:p>http://www.campingdeparm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INTER-PLAGES</text:p>
          </table:table-cell>
          <table:table-cell office:value-type="string" calcext:value-type="string">
            <text:p>305 ROUTE DES PLAGES QUARTIER ACO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5694" calcext:value-type="float">
            <text:p>559265694</text:p>
          </table:table-cell>
          <table:table-cell office:value-type="string" calcext:value-type="string">
            <text:p>campinginterplages@gmail.com</text:p>
          </table:table-cell>
          <table:table-cell office:value-type="string" calcext:value-type="string">
            <text:p>http://www.campinginterplages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1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BASQUE</text:p>
          </table:table-cell>
          <table:table-cell office:value-type="string" calcext:value-type="string">
            <text:p>184 CHEMIN GASSINENIA ACO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47840" calcext:value-type="float">
            <text:p>559547840</text:p>
          </table:table-cell>
          <table:table-cell office:value-type="string" calcext:value-type="string">
            <text:p>campinglebasque@wanadoo.fr</text:p>
          </table:table-cell>
          <table:table-cell office:value-type="string" calcext:value-type="string">
            <text:p>http://www.campinglebasque.sitew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8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REY </text:p>
          </table:table-cell>
          <table:table-cell office:value-type="string" calcext:value-type="string">
            <text:p>1 ROUTE DE LOURDES</text:p>
          </table:table-cell>
          <table:table-cell office:value-type="float" office:value="64260" calcext:value-type="float">
            <text:p>64260</text:p>
          </table:table-cell>
          <table:table-cell office:value-type="string" calcext:value-type="string">
            <text:p>LOUVIE-JUZON</text:p>
          </table:table-cell>
          <table:table-cell office:value-type="float" office:value="559057852" calcext:value-type="float">
            <text:p>559057852</text:p>
          </table:table-cell>
          <table:table-cell office:value-type="string" calcext:value-type="string">
            <text:p>celine@campinglerey.com</text:p>
          </table:table-cell>
          <table:table-cell office:value-type="string" calcext:value-type="string">
            <text:p>http://www.campinglerey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5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ANEX</text:p>
          </table:table-cell>
          <table:table-cell office:value-type="string" calcext:value-type="string">
            <text:p>CHEMIN D'INARGA BIDEA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342" calcext:value-type="float">
            <text:p>559541342</text:p>
          </table:table-cell>
          <table:table-cell office:value-type="string" calcext:value-type="string">
            <text:p>camping.manex@wanadoo.fr</text:p>
          </table:table-cell>
          <table:table-cell office:value-type="string" calcext:value-type="string">
            <text:p>http://www.campingmanex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8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AYA</text:p>
          </table:table-cell>
          <table:table-cell office:value-type="string" calcext:value-type="string">
            <text:p>650 CHEMIN D'AGUERRIA 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5491" calcext:value-type="float">
            <text:p>559265491</text:p>
          </table:table-cell>
          <table:table-cell office:value-type="string" calcext:value-type="string">
            <text:p>campingmaya@aol.com</text:p>
          </table:table-cell>
          <table:table-cell office:value-type="string" calcext:value-type="string">
            <text:p>http://www.campingmaya-stjeandeluz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2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ZELAIA</text:p>
          </table:table-cell>
          <table:table-cell office:value-type="string" calcext:value-type="string">
            <text:p>2604 ROUTE OLHETTE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559540236" calcext:value-type="float">
            <text:p>559540236</text:p>
          </table:table-cell>
          <table:table-cell office:value-type="string" calcext:value-type="string">
            <text:p>info@campingzelaia.com</text:p>
          </table:table-cell>
          <table:table-cell office:value-type="string" calcext:value-type="string">
            <text:p>http://www.campingzelai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INTERNATIONAL ERROMARDIE</text:p>
          </table:table-cell>
          <table:table-cell office:value-type="string" calcext:value-type="string">
            <text:p>AVENUE DE LA SOURC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0774" calcext:value-type="float">
            <text:p>559260774</text:p>
          </table:table-cell>
          <table:table-cell office:value-type="string" calcext:value-type="string">
            <text:p>franck.chadeau@chadotel.com</text:p>
          </table:table-cell>
          <table:table-cell office:value-type="string" calcext:value-type="string">
            <text:p>http://www.chadotel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7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LE LEVANT</text:p>
          </table:table-cell>
          <table:table-cell office:value-type="string" calcext:value-type="string">
            <text:p>5 AVENUE DES THERMES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293814" calcext:value-type="float">
            <text:p>559293814</text:p>
          </table:table-cell>
          <table:table-cell office:value-type="string" calcext:value-type="string">
            <text:p>cambolesbains@chainethermale.fr</text:p>
          </table:table-cell>
          <table:table-cell office:value-type="string" calcext:value-type="string">
            <text:p>http://www.chainethermale.fr/residence-le-levant.html</text:p>
          </table:table-cell>
          <table:table-cell office:value-type="string" calcext:value-type="string">
            <text:p>-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VAL DU GAVE D'ASPE</text:p>
          </table:table-cell>
          <table:table-cell office:value-type="string" calcext:value-type="string">
            <text:p>6 RUE DE LAZÈRES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GURMENCON</text:p>
          </table:table-cell>
          <table:table-cell office:value-type="float" office:value="559360507" calcext:value-type="float">
            <text:p>559360507</text:p>
          </table:table-cell>
          <table:table-cell office:value-type="string" calcext:value-type="string">
            <text:p>contact@chalet-aspe.com</text:p>
          </table:table-cell>
          <table:table-cell office:value-type="string" calcext:value-type="string">
            <text:p>http://www.chalet-asp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03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HÂTEAU DE BRINDOS</text:p>
          </table:table-cell>
          <table:table-cell office:value-type="string" calcext:value-type="string">
            <text:p>1 ALLEE DU CHÂTEAU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238980" calcext:value-type="float">
            <text:p>559238980</text:p>
          </table:table-cell>
          <table:table-cell office:value-type="string" calcext:value-type="string">
            <text:p>contact@chateaudebrindos.com</text:p>
          </table:table-cell>
          <table:table-cell office:value-type="string" calcext:value-type="string">
            <text:p>http://www.chateaudebrindos.com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8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COMMERCE</text:p>
          </table:table-cell>
          <table:table-cell office:value-type="string" calcext:value-type="string">
            <text:p>PLACE DES CASERNES</text:p>
          </table:table-cell>
          <table:table-cell office:value-type="float" office:value="64190" calcext:value-type="float">
            <text:p>64190</text:p>
          </table:table-cell>
          <table:table-cell office:value-type="string" calcext:value-type="string">
            <text:p>NAVARRENX</text:p>
          </table:table-cell>
          <table:table-cell office:value-type="float" office:value="559665016" calcext:value-type="float">
            <text:p>559665016</text:p>
          </table:table-cell>
          <table:table-cell office:value-type="string" calcext:value-type="string">
            <text:p>hotel.du.commerce@wanadoo.fr</text:p>
          </table:table-cell>
          <table:table-cell office:value-type="string" calcext:value-type="string">
            <text:p>http://www.commerce-hotel.fr/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4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RREGUINA</text:p>
          </table:table-cell>
          <table:table-cell office:value-type="string" calcext:value-type="string">
            <text:p>ROUTE DE PAMPELUNE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BANCA</text:p>
          </table:table-cell>
          <table:table-cell office:value-type="float" office:value="559374037" calcext:value-type="float">
            <text:p>559374037</text:p>
          </table:table-cell>
          <table:table-cell office:value-type="string" calcext:value-type="string">
            <text:p>hotel@erreguina.com</text:p>
          </table:table-cell>
          <table:table-cell office:value-type="string" calcext:value-type="string">
            <text:p>http://www.erreguina.com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3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ETCHE ZAHAR</text:p>
          </table:table-cell>
          <table:table-cell office:value-type="string" calcext:value-type="string">
            <text:p>175 ALLEE DE MESPLÈS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URT</text:p>
          </table:table-cell>
          <table:table-cell office:value-type="float" office:value="559562736" calcext:value-type="float">
            <text:p>559562736</text:p>
          </table:table-cell>
          <table:table-cell office:value-type="string" calcext:value-type="string">
            <text:p>info@etche-zahar.fr</text:p>
          </table:table-cell>
          <table:table-cell office:value-type="string" calcext:value-type="string">
            <text:p>http://www.etche-zahar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10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ROP'CAMPING</text:p>
          </table:table-cell>
          <table:table-cell office:value-type="string" calcext:value-type="string">
            <text:p>ROUTE DEPARTEMENTALE 918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ASCARAT</text:p>
          </table:table-cell>
          <table:table-cell office:value-type="float" office:value="559371278" calcext:value-type="float">
            <text:p>559371278</text:p>
          </table:table-cell>
          <table:table-cell office:value-type="string" calcext:value-type="string">
            <text:p>europcamping64@orange.fr</text:p>
          </table:table-cell>
          <table:table-cell office:value-type="string" calcext:value-type="string">
            <text:p>http://www.europ-camping.com/fr/presentation-fr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STHOTEL BIARRITZ BIDART</text:p>
          </table:table-cell>
          <table:table-cell office:value-type="string" calcext:value-type="string">
            <text:p>1350 AVENUE DE BAYONN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230109" calcext:value-type="float">
            <text:p>559230109</text:p>
          </table:table-cell>
          <table:table-cell office:value-type="string" calcext:value-type="string">
            <text:p>bidartbiarritz@fasthotel.com</text:p>
          </table:table-cell>
          <table:table-cell office:value-type="string" calcext:value-type="string">
            <text:p>http://www.fasthotel-biarritz-bidart.com/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NDATION MAISON DE LA GENDARMERIE</text:p>
          </table:table-cell>
          <table:table-cell office:value-type="string" calcext:value-type="string">
            <text:p>5 RUE ANSOENIA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1066" calcext:value-type="float">
            <text:p>559201066</text:p>
          </table:table-cell>
          <table:table-cell office:value-type="string" calcext:value-type="string">
            <text:p>hendaye.directeur@fondationmg.fr</text:p>
          </table:table-cell>
          <table:table-cell office:value-type="string" calcext:value-type="string">
            <text:p>http://www.fondationmg.fr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GCU HENDAYE</text:p>
          </table:table-cell>
          <table:table-cell office:value-type="string" calcext:value-type="string">
            <text:p>RUE D'ARMATONDE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147639863" calcext:value-type="float">
            <text:p>147639863</text:p>
          </table:table-cell>
          <table:table-cell office:value-type="string" calcext:value-type="string">
            <text:p>hendaye6401@gcuf.fr</text:p>
          </table:table-cell>
          <table:table-cell office:value-type="string" calcext:value-type="string">
            <text:p>http://www.gcu.asso.fr/terrains/hendaye-pyr%C3%A9n%C3%A9es-atlantiques-6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GCU SOCOA</text:p>
          </table:table-cell>
          <table:table-cell office:value-type="string" calcext:value-type="string">
            <text:p>63 CHEMIN D'AMINZENEA QUARTIER KALITXO SOCO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472272" calcext:value-type="float">
            <text:p>559472272</text:p>
          </table:table-cell>
          <table:table-cell office:value-type="string" calcext:value-type="string">
            <text:p>socoa6402@gcuf.fr</text:p>
          </table:table-cell>
          <table:table-cell office:value-type="string" calcext:value-type="string">
            <text:p>http://www.gcu.asso.fr/terrains/socoa-pyr%C3%A9n%C3%A9es-atlantiques-6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2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GEORGES VI</text:p>
          </table:table-cell>
          <table:table-cell office:value-type="string" calcext:value-type="string">
            <text:p>10 RUE DU PORT VIEUX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8288" calcext:value-type="float">
            <text:p>559418288</text:p>
          </table:table-cell>
          <table:table-cell office:value-type="string" calcext:value-type="string">
            <text:p>contact@georges6.com</text:p>
          </table:table-cell>
          <table:table-cell office:value-type="string" calcext:value-type="string">
            <text:p>http://www.georges6.com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2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'AMOULAT</text:p>
          </table:table-cell>
          <table:table-cell office:value-type="string" calcext:value-type="string">
            <text:p>ROUTE DE L'AUBISQU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GOURETTE</text:p>
          </table:table-cell>
          <table:table-cell office:value-type="float" office:value="559051206" calcext:value-type="float">
            <text:p>559051206</text:p>
          </table:table-cell>
          <table:table-cell office:value-type="string" calcext:value-type="string">
            <text:p>chalet.hotel.amoulat@wanadoo.fr</text:p>
          </table:table-cell>
          <table:table-cell office:value-type="string" calcext:value-type="string">
            <text:p>http://www.gourette.com/minisites/Amoulat/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HARROBIA</text:p>
          </table:table-cell>
          <table:table-cell office:value-type="string" calcext:value-type="string">
            <text:p>383 RUE MAURICE PIERR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265471" calcext:value-type="float">
            <text:p>559265471</text:p>
          </table:table-cell>
          <table:table-cell office:value-type="string" calcext:value-type="string">
            <text:p>info@harrobia.fr</text:p>
          </table:table-cell>
          <table:table-cell office:value-type="string" calcext:value-type="string">
            <text:p>http://www.harrobia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7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HIRIBERRIA</text:p>
          </table:table-cell>
          <table:table-cell office:value-type="string" calcext:value-type="string">
            <text:p>HIRIBERR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ITXASSOU</text:p>
          </table:table-cell>
          <table:table-cell office:value-type="float" office:value="559299809" calcext:value-type="float">
            <text:p>559299809</text:p>
          </table:table-cell>
          <table:table-cell office:value-type="string" calcext:value-type="string">
            <text:p>Hiriberria@wanadoo.fr</text:p>
          </table:table-cell>
          <table:table-cell office:value-type="string" calcext:value-type="string">
            <text:p>http://www.hiriberri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5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BIARRITZ OCEAN</text:p>
          </table:table-cell>
          <table:table-cell office:value-type="string" calcext:value-type="string">
            <text:p>10 RUE SAINT ETIENNE ARDOIN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012000" calcext:value-type="float">
            <text:p>559012000</text:p>
          </table:table-cell>
          <table:table-cell office:value-type="string" calcext:value-type="string">
            <text:p>biarritzocean@hmc-hotels.com</text:p>
          </table:table-cell>
          <table:table-cell office:value-type="string" calcext:value-type="string">
            <text:p>http://www.hmc-hotels.com/fr/hotel-biarritzocean.html</text:p>
          </table:table-cell>
          <table:table-cell office:value-type="string" calcext:value-type="string">
            <text:p>-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CHAFLA BAÏTA</text:p>
          </table:table-cell>
          <table:table-cell office:value-type="string" calcext:value-type="string">
            <text:p>CHEMIN MORZELAY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559540030" calcext:value-type="float">
            <text:p>559540030</text:p>
          </table:table-cell>
          <table:table-cell office:value-type="string" calcext:value-type="string">
            <text:p>achafla.baita@wanadoo.fr</text:p>
          </table:table-cell>
          <table:table-cell office:value-type="string" calcext:value-type="string">
            <text:p>http://www.hotel-achafla-baita.com/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DOUR</text:p>
          </table:table-cell>
          <table:table-cell office:value-type="string" calcext:value-type="string">
            <text:p>10 RUE VALERIE MEUNIER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274741" calcext:value-type="float">
            <text:p>559274741</text:p>
          </table:table-cell>
          <table:table-cell office:value-type="string" calcext:value-type="string">
            <text:p>Contact@hotel-adour-pau.com</text:p>
          </table:table-cell>
          <table:table-cell office:value-type="string" calcext:value-type="string">
            <text:p>http://www.hotel-adour-pau.com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LCYON BIARRITZ</text:p>
          </table:table-cell>
          <table:table-cell office:value-type="string" calcext:value-type="string">
            <text:p>8 RUE DE LA MAISON SUISS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26460" calcext:value-type="float">
            <text:p>559226460</text:p>
          </table:table-cell>
          <table:table-cell office:value-type="string" calcext:value-type="string">
            <text:p>contact@hotel-alcyon-biarritz.com</text:p>
          </table:table-cell>
          <table:table-cell office:value-type="string" calcext:value-type="string">
            <text:p>http://www.hotel-alcyon-biarritz.c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10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NJOU</text:p>
          </table:table-cell>
          <table:table-cell office:value-type="string" calcext:value-type="string">
            <text:p>18 RUE GAMBETT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093" calcext:value-type="float">
            <text:p>559240093</text:p>
          </table:table-cell>
          <table:table-cell office:value-type="string" calcext:value-type="string">
            <text:p>contact@hotel-anjou-biarritz.com</text:p>
          </table:table-cell>
          <table:table-cell office:value-type="string" calcext:value-type="string">
            <text:p>http://www.hotel-anjou-biarritz.com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S ARCEAUX</text:p>
          </table:table-cell>
          <table:table-cell office:value-type="string" calcext:value-type="string">
            <text:p>26 RUE DU PORT NEUF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91553" calcext:value-type="float">
            <text:p>559591553</text:p>
          </table:table-cell>
          <table:table-cell office:value-type="string" calcext:value-type="string">
            <text:p>hotel.arceaux@wanadoo.fr</text:p>
          </table:table-cell>
          <table:table-cell office:value-type="string" calcext:value-type="string">
            <text:p>http://www.hotel-arceaux.com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ENA</text:p>
          </table:table-cell>
          <table:table-cell office:value-type="string" calcext:value-type="string">
            <text:p>109 CHEMIN DE CHIBAU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45757" calcext:value-type="float">
            <text:p>559245757</text:p>
          </table:table-cell>
          <table:table-cell office:value-type="string" calcext:value-type="string">
            <text:p>info@hotel-arena-saintjeandeluz.com</text:p>
          </table:table-cell>
          <table:table-cell office:value-type="string" calcext:value-type="string">
            <text:p>http://www.hotel-arena-saintjeandeluz.com/fr,1,8114.html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ENUI</text:p>
          </table:table-cell>
          <table:table-cell office:value-type="string" calcext:value-type="string">
            <text:p>9 RUE DU PONT DE L'AVEUGLE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2152" calcext:value-type="float">
            <text:p>559522152</text:p>
          </table:table-cell>
          <table:table-cell office:value-type="string" calcext:value-type="string">
            <text:p>arenui@orange.fr</text:p>
          </table:table-cell>
          <table:table-cell office:value-type="string" calcext:value-type="string">
            <text:p>http://www.hotel-arenui.com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02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GI EDER</text:p>
          </table:table-cell>
          <table:table-cell office:value-type="string" calcext:value-type="string">
            <text:p>13 RUE PEYROLOUBILH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2253" calcext:value-type="float">
            <text:p>559242253</text:p>
          </table:table-cell>
          <table:table-cell office:value-type="string" calcext:value-type="string">
            <text:p>contact@hotel-argieder.fr</text:p>
          </table:table-cell>
          <table:table-cell office:value-type="string" calcext:value-type="string">
            <text:p>http://www.hotel-argieder.fr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'AYGUELADE</text:p>
          </table:table-cell>
          <table:table-cell office:value-type="string" calcext:value-type="string">
            <text:p>10 QUARTIER DE L'AYGUELADE</text:p>
          </table:table-cell>
          <table:table-cell office:value-type="float" office:value="64260" calcext:value-type="float">
            <text:p>64260</text:p>
          </table:table-cell>
          <table:table-cell office:value-type="string" calcext:value-type="string">
            <text:p>BIELLE</text:p>
          </table:table-cell>
          <table:table-cell office:value-type="float" office:value="559826006" calcext:value-type="float">
            <text:p>559826006</text:p>
          </table:table-cell>
          <table:table-cell office:value-type="string" calcext:value-type="string">
            <text:p>hotel.ayguelade@wanadoo.fr</text:p>
          </table:table-cell>
          <table:table-cell office:value-type="string" calcext:value-type="string">
            <text:p>http://www.hotel-ayguelade.com/fr/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7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ALEA</text:p>
          </table:table-cell>
          <table:table-cell office:value-type="string" calcext:value-type="string">
            <text:p>106 RUE ADRIEN LAHOURCAD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GUETHARY</text:p>
          </table:table-cell>
          <table:table-cell office:value-type="float" office:value="559260839" calcext:value-type="float">
            <text:p>559260839</text:p>
          </table:table-cell>
          <table:table-cell office:value-type="string" calcext:value-type="string">
            <text:p>contact@baleahotel.com</text:p>
          </table:table-cell>
          <table:table-cell office:value-type="string" calcext:value-type="string">
            <text:p>http://www.hotel-balea-guethary.com/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BONNET</text:p>
          </table:table-cell>
          <table:table-cell office:value-type="string" calcext:value-type="string">
            <text:p>ROUTE D'AHETZE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026" calcext:value-type="float">
            <text:p>559541026</text:p>
          </table:table-cell>
          <table:table-cell office:value-type="string" calcext:value-type="string">
            <text:p>hotel.bonnet@wanadoo.fr</text:p>
          </table:table-cell>
          <table:table-cell office:value-type="string" calcext:value-type="string">
            <text:p>http://www.hotel-bonnet-paysbasque.com/</text:p>
          </table:table-cell>
          <table:table-cell office:value-type="string" calcext:value-type="string">
            <text:p>-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OSQUET PAU CENTRE</text:p>
          </table:table-cell>
          <table:table-cell office:value-type="string" calcext:value-type="string">
            <text:p>11 RUE VALERY MEUNIER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15011" calcext:value-type="float">
            <text:p>559115011</text:p>
          </table:table-cell>
          <table:table-cell office:value-type="string" calcext:value-type="string">
            <text:p>contact@hotel-bosquet.com</text:p>
          </table:table-cell>
          <table:table-cell office:value-type="string" calcext:value-type="string">
            <text:p>http://www.hotel-bosquet.com/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BOULE DE NEIGE</text:p>
          </table:table-cell>
          <table:table-cell office:value-type="string" calcext:value-type="string">
            <text:p>LIEU-DIT GOURETT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GOURETTE</text:p>
          </table:table-cell>
          <table:table-cell office:value-type="float" office:value="559051005" calcext:value-type="float">
            <text:p>559051005</text:p>
          </table:table-cell>
          <table:table-cell office:value-type="string" calcext:value-type="string">
            <text:p>bouledeneige@wanadoo.fr</text:p>
          </table:table-cell>
          <table:table-cell office:value-type="string" calcext:value-type="string">
            <text:p>http://www.hotel-bouledeneige.com/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OURGNEUF</text:p>
          </table:table-cell>
          <table:table-cell office:value-type="string" calcext:value-type="string">
            <text:p>3 RUE DU BOURGNEUF RUE DE LA BASTIDE</text:p>
          </table:table-cell>
          <table:table-cell office:value-type="float" office:value="64160" calcext:value-type="float">
            <text:p>64160</text:p>
          </table:table-cell>
          <table:table-cell office:value-type="string" calcext:value-type="string">
            <text:p>MORLAÀS</text:p>
          </table:table-cell>
          <table:table-cell office:value-type="float" office:value="559334402" calcext:value-type="float">
            <text:p>559334402</text:p>
          </table:table-cell>
          <table:table-cell office:value-type="string" calcext:value-type="string">
            <text:p>courbet.daniel@wanadoo.fr</text:p>
          </table:table-cell>
          <table:table-cell office:value-type="string" calcext:value-type="string">
            <text:p><text:a xlink:href="http://www/" xlink:type="simple">http://www</text:a>.hotel-bourgneuf.com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CAFE DE PARIS</text:p>
          </table:table-cell>
          <table:table-cell office:value-type="string" calcext:value-type="string">
            <text:p>5 PLACE BELLEVU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1953" calcext:value-type="float">
            <text:p>559241953</text:p>
          </table:table-cell>
          <table:table-cell office:value-type="string" calcext:value-type="string">
            <text:p>cafedeparis@hmc-hotels.com</text:p>
          </table:table-cell>
          <table:table-cell office:value-type="string" calcext:value-type="string">
            <text:p>http://www.hotel-cafedeparis-biarritz.com/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CHIBERTA ET DU GOLF</text:p>
          </table:table-cell>
          <table:table-cell office:value-type="string" calcext:value-type="string">
            <text:p>104 BOULEVARD DES PLAGES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84848" calcext:value-type="float">
            <text:p>559584848</text:p>
          </table:table-cell>
          <table:table-cell office:value-type="string" calcext:value-type="string">
            <text:p>hotelchiberta@hmc-hotels.com</text:p>
          </table:table-cell>
          <table:table-cell office:value-type="string" calcext:value-type="string">
            <text:p>http://www.hotel-chiberta-biarritz.com/</text:p>
          </table:table-cell>
          <table:table-cell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COTE BASQUE</text:p>
          </table:table-cell>
          <table:table-cell office:value-type="string" calcext:value-type="string">
            <text:p>2 RUE MAUBEC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51021" calcext:value-type="float">
            <text:p>559551021</text:p>
          </table:table-cell>
          <table:table-cell office:value-type="string" calcext:value-type="string">
            <text:p>contact@hotel-cotebasque.fr</text:p>
          </table:table-cell>
          <table:table-cell office:value-type="string" calcext:value-type="string">
            <text:p>http://www.hotel-cotebasque.fr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S EAUX-BONNES</text:p>
          </table:table-cell>
          <table:table-cell office:value-type="string" calcext:value-type="string">
            <text:p>19 RUE LOUIS BARTHOU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EAUX-BONNES</text:p>
          </table:table-cell>
          <table:table-cell office:value-type="float" office:value="559053306" calcext:value-type="float">
            <text:p>559053306</text:p>
          </table:table-cell>
          <table:table-cell office:value-type="string" calcext:value-type="string">
            <text:p>delaposte3@aol.com</text:p>
          </table:table-cell>
          <table:table-cell office:value-type="string" calcext:value-type="string">
            <text:p>http://www.hotel-dela-poste.com/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S TOURISTES</text:p>
          </table:table-cell>
          <table:table-cell office:value-type="string" calcext:value-type="string">
            <text:p>ROUTE DEPARTEMENTALE</text:p>
          </table:table-cell>
          <table:table-cell office:value-type="float" office:value="64560" calcext:value-type="float">
            <text:p>64560</text:p>
          </table:table-cell>
          <table:table-cell table:style-name="ce2" office:value-type="string" calcext:value-type="string">
            <text:p>LICQ-ATHEREY</text:p>
          </table:table-cell>
          <table:table-cell office:value-type="float" office:value="559286101" calcext:value-type="float">
            <text:p>559286101</text:p>
          </table:table-cell>
          <table:table-cell office:value-type="string" calcext:value-type="string">
            <text:p>contact@hotel-des-touristes.fr</text:p>
          </table:table-cell>
          <table:table-cell office:value-type="string" calcext:value-type="string">
            <text:p><text:a xlink:href="http://www/" xlink:type="simple">http://www</text:a>.hotel-des-touristes.fr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6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PALAIS PALACE</text:p>
          </table:table-cell>
          <table:table-cell office:value-type="string" calcext:value-type="string">
            <text:p>1 AVENUE DE LIMPERATRIC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6400" calcext:value-type="float">
            <text:p>559416400</text:p>
          </table:table-cell>
          <table:table-cell office:value-type="string" calcext:value-type="string">
            <text:p>manager@hotel-du-palais.com</text:p>
          </table:table-cell>
          <table:table-cell office:value-type="string" calcext:value-type="string">
            <text:p>http://www.hotel-du-palais.com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2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DOUARD VII</text:p>
          </table:table-cell>
          <table:table-cell office:value-type="string" calcext:value-type="string">
            <text:p>21 AVENUE CARNO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23980" calcext:value-type="float">
            <text:p>559223980</text:p>
          </table:table-cell>
          <table:table-cell office:value-type="string" calcext:value-type="string">
            <text:p>contact@hotel-edouardvii.vom</text:p>
          </table:table-cell>
          <table:table-cell office:value-type="string" calcext:value-type="string">
            <text:p>http://www.hotel-edouardvii.com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LISSALDIA</text:p>
          </table:table-cell>
          <table:table-cell office:value-type="string" calcext:value-type="string">
            <text:p>PLACE DE LA MAIRI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9003" calcext:value-type="float">
            <text:p>559549003</text:p>
          </table:table-cell>
          <table:table-cell office:value-type="string" calcext:value-type="string">
            <text:p>hotel.elissaldia@wanadoo.fr</text:p>
          </table:table-cell>
          <table:table-cell office:value-type="string" calcext:value-type="string">
            <text:p>http://www.hotel-elissaldia.com/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8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TCHEMAÏTE</text:p>
          </table:table-cell>
          <table:table-cell office:value-type="string" calcext:value-type="string">
            <text:p>LE BOURG</text:p>
          </table:table-cell>
          <table:table-cell office:value-type="float" office:value="64560" calcext:value-type="float">
            <text:p>64560</text:p>
          </table:table-cell>
          <table:table-cell office:value-type="string" calcext:value-type="string">
            <text:p>LARRAU</text:p>
          </table:table-cell>
          <table:table-cell office:value-type="float" office:value="559286145" calcext:value-type="float">
            <text:p>559286145</text:p>
          </table:table-cell>
          <table:table-cell office:value-type="string" calcext:value-type="string">
            <text:p>contact@hotel-etchemaite.fr</text:p>
          </table:table-cell>
          <table:table-cell office:value-type="string" calcext:value-type="string">
            <text:p>http://www.hotel-etchemaite.fr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FLORIDA</text:p>
          </table:table-cell>
          <table:table-cell office:value-type="string" calcext:value-type="string">
            <text:p>3 PLACE SAINTE-EUGENI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176" calcext:value-type="float">
            <text:p>559240176</text:p>
          </table:table-cell>
          <table:table-cell office:value-type="string" calcext:value-type="string">
            <text:p>hotel.florida@wanadoo.fr</text:p>
          </table:table-cell>
          <table:table-cell office:value-type="string" calcext:value-type="string">
            <text:p>http://www.hotel-florida-biarritz.com</text:p>
          </table:table-cell>
          <table:table-cell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TZALPEA</text:p>
          </table:table-cell>
          <table:table-cell office:value-type="string" calcext:value-type="string">
            <text:p>5 PLACE DU TRINQUET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SAINT-JEAN-PIED-DE-PORT</text:p>
          </table:table-cell>
          <table:table-cell office:value-type="float" office:value="559370366" calcext:value-type="float">
            <text:p>559370366</text:p>
          </table:table-cell>
          <table:table-cell office:value-type="string" calcext:value-type="string">
            <text:p>itzalpea@wanadoo.fr</text:p>
          </table:table-cell>
          <table:table-cell office:value-type="string" calcext:value-type="string">
            <text:p>http://www.hotel-itzalpea.com/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KAPA GORRY</text:p>
          </table:table-cell>
          <table:table-cell office:value-type="string" calcext:value-type="string">
            <text:p>9 RUE PAUL GELOS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0493" calcext:value-type="float">
            <text:p>559260493</text:p>
          </table:table-cell>
          <table:table-cell office:value-type="string" calcext:value-type="string">
            <text:p>sarran@hotelkapagorry.fr</text:p>
          </table:table-cell>
          <table:table-cell office:value-type="string" calcext:value-type="string">
            <text:p>http://www.hotel-kapa-gorry.com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FON</text:p>
          </table:table-cell>
          <table:table-cell office:value-type="string" calcext:value-type="string">
            <text:p>99 BOULEVARD DE LA MER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467" calcext:value-type="float">
            <text:p>559200467</text:p>
          </table:table-cell>
          <table:table-cell office:value-type="string" calcext:value-type="string">
            <text:p>hotel-lafon@orange.fr</text:p>
          </table:table-cell>
          <table:table-cell office:value-type="string" calcext:value-type="string">
            <text:p>http://www.hotel-lafon.com/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3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MARISA</text:p>
          </table:table-cell>
          <table:table-cell office:value-type="string" calcext:value-type="string">
            <text:p>16 RUE MARTIN DE SOPIT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9546" calcext:value-type="float">
            <text:p>559269546</text:p>
          </table:table-cell>
          <table:table-cell office:value-type="string" calcext:value-type="string">
            <text:p>sylvie.musset@gmail.com</text:p>
          </table:table-cell>
          <table:table-cell office:value-type="string" calcext:value-type="string">
            <text:p>http://www.hotel-lamarisa.com/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5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MINAK</text:p>
          </table:table-cell>
          <table:table-cell office:value-type="string" calcext:value-type="string">
            <text:p>ROUTE DE SAINT-PE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ARBONNE</text:p>
          </table:table-cell>
          <table:table-cell office:value-type="float" office:value="559419540" calcext:value-type="float">
            <text:p>559419540</text:p>
          </table:table-cell>
          <table:table-cell office:value-type="string" calcext:value-type="string">
            <text:p>info@hotel-laminak.com</text:p>
          </table:table-cell>
          <table:table-cell office:value-type="string" calcext:value-type="string">
            <text:p>http://www.hotel-laminak.com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RESERVE</text:p>
          </table:table-cell>
          <table:table-cell office:value-type="string" calcext:value-type="string">
            <text:p>1 AVENUE GAËTAN DE BERNOVILL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3200" calcext:value-type="float">
            <text:p>559513200</text:p>
          </table:table-cell>
          <table:table-cell office:value-type="string" calcext:value-type="string">
            <text:p>info@hotel-lareserve.com</text:p>
          </table:table-cell>
          <table:table-cell office:value-type="string" calcext:value-type="string">
            <text:p>http://www.hotel-lareserve.com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AR RESTAURANT LASTIRY</text:p>
          </table:table-cell>
          <table:table-cell office:value-type="string" calcext:value-type="string">
            <text:p>PLACE DU VILLAGE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RE</text:p>
          </table:table-cell>
          <table:table-cell office:value-type="float" office:value="559542007" calcext:value-type="float">
            <text:p>559542007</text:p>
          </table:table-cell>
          <table:table-cell office:value-type="string" calcext:value-type="string">
            <text:p>lastiry@wanadoo.fr</text:p>
          </table:table-cell>
          <table:table-cell office:value-type="string" calcext:value-type="string">
            <text:p>http://www.hotel-lastiry.com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3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URENT RODRIGUEZ</text:p>
          </table:table-cell>
          <table:table-cell office:value-type="string" calcext:value-type="string">
            <text:p>31-33 ALLEE ANNE DE NEUBOURG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593810" calcext:value-type="float">
            <text:p>559593810</text:p>
          </table:table-cell>
          <table:table-cell office:value-type="string" calcext:value-type="string">
            <text:p>contact@hotel-laurentrodriguez.com</text:p>
          </table:table-cell>
          <table:table-cell office:value-type="string" calcext:value-type="string">
            <text:p>http://www.hotel-laurentrodriguez.com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4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AGENTA</text:p>
          </table:table-cell>
          <table:table-cell office:value-type="string" calcext:value-type="string">
            <text:p>8 RUE DALBARAD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0371" calcext:value-type="float">
            <text:p>559510371</text:p>
          </table:table-cell>
          <table:table-cell office:value-type="string" calcext:value-type="string">
            <text:p>pradomage@hotmail.fr</text:p>
          </table:table-cell>
          <table:table-cell office:value-type="string" calcext:value-type="string">
            <text:p>http://www.hotel-le-magenta.com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SANTIAGO</text:p>
          </table:table-cell>
          <table:table-cell office:value-type="string" calcext:value-type="string">
            <text:p>15-17 RUE SANTIAGO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095" calcext:value-type="float">
            <text:p>559200095</text:p>
          </table:table-cell>
          <table:table-cell office:value-type="string" calcext:value-type="string">
            <text:p>hotel.santiago@infonie.fr</text:p>
          </table:table-cell>
          <table:table-cell office:value-type="string" calcext:value-type="string">
            <text:p>http://www.hotel-le-santiago.com/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BOURBON</text:p>
          </table:table-cell>
          <table:table-cell office:value-type="string" calcext:value-type="string">
            <text:p>12 PLACE GEORGES CLEMENCEAU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275312" calcext:value-type="float">
            <text:p>559275312</text:p>
          </table:table-cell>
          <table:table-cell office:value-type="string" calcext:value-type="string">
            <text:p>contact@hotel-lebourbon.com</text:p>
          </table:table-cell>
          <table:table-cell office:value-type="string" calcext:value-type="string">
            <text:p>http://www.hotel-lebourbon.com/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GLACIER</text:p>
          </table:table-cell>
          <table:table-cell office:value-type="string" calcext:value-type="string">
            <text:p>ROUTE DU COL D'AUBISQUE 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EAUX-BONNES</text:p>
          </table:table-cell>
          <table:table-cell office:value-type="float" office:value="559051018" calcext:value-type="float">
            <text:p>559051018</text:p>
          </table:table-cell>
          <table:table-cell office:value-type="string" calcext:value-type="string">
            <text:p>hotel.leglacier@free.fr</text:p>
          </table:table-cell>
          <table:table-cell office:value-type="string" calcext:value-type="string">
            <text:p>http://www.hotel-leglacier-gourette.com/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S GOELANDS</text:p>
          </table:table-cell>
          <table:table-cell office:value-type="string" calcext:value-type="string">
            <text:p>4 ET 6 AVENUE ETCHEVERRY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1005" calcext:value-type="float">
            <text:p>559261005</text:p>
          </table:table-cell>
          <table:table-cell office:value-type="string" calcext:value-type="string">
            <text:p>reception@hotel-lesgoelands.com</text:p>
          </table:table-cell>
          <table:table-cell office:value-type="string" calcext:value-type="string">
            <text:p>http://www.hotel-lesgoelands.com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VIEUX LOGIS</text:p>
          </table:table-cell>
          <table:table-cell office:value-type="string" calcext:value-type="string">
            <text:p>ROUTE DES GROTTES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LESTELLE-BETHARRAM</text:p>
          </table:table-cell>
          <table:table-cell office:value-type="float" office:value="559719487" calcext:value-type="float">
            <text:p>559719487</text:p>
          </table:table-cell>
          <table:table-cell office:value-type="string" calcext:value-type="string">
            <text:p>contact@hotel-levieuxlogis.com</text:p>
          </table:table-cell>
          <table:table-cell office:value-type="string" calcext:value-type="string">
            <text:p>http://www.hotel-levieuxlogis.com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AITAGARIA</text:p>
          </table:table-cell>
          <table:table-cell office:value-type="string" calcext:value-type="string">
            <text:p>34 AVENUE CARNO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2665" calcext:value-type="float">
            <text:p>559242665</text:p>
          </table:table-cell>
          <table:table-cell office:value-type="string" calcext:value-type="string">
            <text:p>hotel.maitagaria@wanadoo.fr</text:p>
          </table:table-cell>
          <table:table-cell office:value-type="string" calcext:value-type="string">
            <text:p>http://www.hotel-maitagaria.com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ARIA CHRISTINA</text:p>
          </table:table-cell>
          <table:table-cell office:value-type="string" calcext:value-type="string">
            <text:p>13 RUE PAUL GELOS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8170" calcext:value-type="float">
            <text:p>559268170</text:p>
          </table:table-cell>
          <table:table-cell office:value-type="string" calcext:value-type="string">
            <text:p>mariachristina@wanadoo.fr</text:p>
          </table:table-cell>
          <table:table-cell office:value-type="string" calcext:value-type="string">
            <text:p>http://www.hotel-maria-christina.com/fr/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OHARTZIA</text:p>
          </table:table-cell>
          <table:table-cell office:value-type="string" calcext:value-type="string">
            <text:p>28 RUE GARAT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0006" calcext:value-type="float">
            <text:p>559260006</text:p>
          </table:table-cell>
          <table:table-cell office:value-type="string" calcext:value-type="string">
            <text:p>hotel.ohartzia@wanadoo.fr</text:p>
          </table:table-cell>
          <table:table-cell office:value-type="string" calcext:value-type="string">
            <text:p>http://www.hotel-ohartzia.com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OXO</text:p>
          </table:table-cell>
          <table:table-cell office:value-type="string" calcext:value-type="string">
            <text:p>38 AVENUE DE VERDUN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2617" calcext:value-type="float">
            <text:p>559242617</text:p>
          </table:table-cell>
          <table:table-cell office:value-type="string" calcext:value-type="string">
            <text:p>oxo@biarritz-hotel.com</text:p>
          </table:table-cell>
          <table:table-cell office:value-type="string" calcext:value-type="string">
            <text:p>http://www.hotel-oxo.com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YRENEES ATLANTIQUE</text:p>
          </table:table-cell>
          <table:table-cell office:value-type="string" calcext:value-type="string">
            <text:p>QUARTIER HELBARRON RD 918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0222" calcext:value-type="float">
            <text:p>559540222</text:p>
          </table:table-cell>
          <table:table-cell office:value-type="string" calcext:value-type="string">
            <text:p>hotel-pyrenees@wanadoo.fr</text:p>
          </table:table-cell>
          <table:table-cell office:value-type="string" calcext:value-type="string">
            <text:p>http://www.hotel-pa.com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ALYM</text:p>
          </table:table-cell>
          <table:table-cell office:value-type="string" calcext:value-type="string">
            <text:p>7 RUE DU PORT VIEUX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1656" calcext:value-type="float">
            <text:p>559241656</text:p>
          </table:table-cell>
          <table:table-cell office:value-type="string" calcext:value-type="string">
            <text:p>b64200@hotmail.fr</text:p>
          </table:table-cell>
          <table:table-cell office:value-type="string" calcext:value-type="string">
            <text:p>http://www.hotel-palym-biarritz.fr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8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ARC BEAUMONT</text:p>
          </table:table-cell>
          <table:table-cell office:value-type="string" calcext:value-type="string">
            <text:p>1 AVENUE EDOUARD VII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18400" calcext:value-type="float">
            <text:p>559118400</text:p>
          </table:table-cell>
          <table:table-cell office:value-type="string" calcext:value-type="string">
            <text:p>info@hotel-parc-beaumont.com</text:p>
          </table:table-cell>
          <table:table-cell office:value-type="string" calcext:value-type="string">
            <text:p>http://www.hotel-parc-beaumont.com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ER-HOTEL LE LUY DE BEARN</text:p>
          </table:table-cell>
          <table:table-cell office:value-type="string" calcext:value-type="string">
            <text:p>2 IMPASSE DU MUGUET</text:p>
          </table:table-cell>
          <table:table-cell office:value-type="float" office:value="64121" calcext:value-type="float">
            <text:p>64121</text:p>
          </table:table-cell>
          <table:table-cell office:value-type="string" calcext:value-type="string">
            <text:p>SERRES-CASTET</text:p>
          </table:table-cell>
          <table:table-cell office:value-type="string" calcext:value-type="string">
            <text:p>05.59.33.96.60</text:p>
          </table:table-cell>
          <table:table-cell office:value-type="string" calcext:value-type="string">
            <text:p>leluydebearn@hotel-pau.com</text:p>
          </table:table-cell>
          <table:table-cell office:value-type="string" calcext:value-type="string">
            <text:p>http://www.hotel-pau.com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DEN PARK</text:p>
          </table:table-cell>
          <table:table-cell office:value-type="string" calcext:value-type="string">
            <text:p>2 RUE DE L'AUBISQUE</text:p>
          </table:table-cell>
          <table:table-cell office:value-type="float" office:value="64320" calcext:value-type="float">
            <text:p>64320</text:p>
          </table:table-cell>
          <table:table-cell office:value-type="string" calcext:value-type="string">
            <text:p>BIZANOS</text:p>
          </table:table-cell>
          <table:table-cell office:value-type="float" office:value="559406464" calcext:value-type="float">
            <text:p>559406464</text:p>
          </table:table-cell>
          <table:table-cell office:value-type="string" calcext:value-type="string">
            <text:p>contact@hotel-pau.fr</text:p>
          </table:table-cell>
          <table:table-cell office:value-type="string" calcext:value-type="string">
            <text:p>http://www.hotel-pau.fr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IKASSARIA</text:p>
          </table:table-cell>
          <table:table-cell office:value-type="string" calcext:value-type="string">
            <text:p>QUARTIER LEHENBISCAY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RE</text:p>
          </table:table-cell>
          <table:table-cell office:value-type="float" office:value="559542151" calcext:value-type="float">
            <text:p>559542151</text:p>
          </table:table-cell>
          <table:table-cell office:value-type="string" calcext:value-type="string">
            <text:p>hotelpikassaria@orange.fr</text:p>
          </table:table-cell>
          <table:table-cell office:value-type="string" calcext:value-type="string">
            <text:p>http://www.hotel-pikassaria.com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10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A POSTE</text:p>
          </table:table-cell>
          <table:table-cell office:value-type="string" calcext:value-type="string">
            <text:p>RUE DU CHÂTEAU</text:p>
          </table:table-cell>
          <table:table-cell office:value-type="float" office:value="64470" calcext:value-type="float">
            <text:p>64470</text:p>
          </table:table-cell>
          <table:table-cell office:value-type="string" calcext:value-type="string">
            <text:p>TARDETS-SORHOLUS</text:p>
          </table:table-cell>
          <table:table-cell office:value-type="float" office:value="559285130" calcext:value-type="float">
            <text:p>559285130</text:p>
          </table:table-cell>
          <table:table-cell office:value-type="string" calcext:value-type="string">
            <text:p>garcianadine.hoteldelaposte@sfr.fr</text:p>
          </table:table-cell>
          <table:table-cell office:value-type="string" calcext:value-type="string">
            <text:p>http://www.hotel-poste-tardets.com/fr/index.html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7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POURTALET</text:p>
          </table:table-cell>
          <table:table-cell office:value-type="string" calcext:value-type="string">
            <text:p>COL DU POURTALET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200" calcext:value-type="float">
            <text:p>559053200</text:p>
          </table:table-cell>
          <table:table-cell office:value-type="string" calcext:value-type="string">
            <text:p>conatct@hotel-pourtalet.com</text:p>
          </table:table-cell>
          <table:table-cell office:value-type="string" calcext:value-type="string">
            <text:p>http://www.hotel-pourtalet.com/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07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HEZ JEROME</text:p>
          </table:table-cell>
          <table:table-cell office:value-type="string" calcext:value-type="string">
            <text:p>22 AVENUE DE NAVARR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297248" calcext:value-type="float">
            <text:p>559297248</text:p>
          </table:table-cell>
          <table:table-cell office:value-type="string" calcext:value-type="string">
            <text:p>deux.stef@orange.fr</text:p>
          </table:table-cell>
          <table:table-cell office:value-type="string" calcext:value-type="string">
            <text:p>http://www.hotel-restaurant-chezjerome.fr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SPELLET</text:p>
          </table:table-cell>
          <table:table-cell office:value-type="string" calcext:value-type="string">
            <text:p>LE BOURG</text:p>
          </table:table-cell>
          <table:table-cell office:value-type="float" office:value="64120" calcext:value-type="float">
            <text:p>64120</text:p>
          </table:table-cell>
          <table:table-cell office:value-type="string" calcext:value-type="string">
            <text:p>LARCEVEAU-ARROS-CIBITS</text:p>
          </table:table-cell>
          <table:table-cell office:value-type="float" office:value="559378191" calcext:value-type="float">
            <text:p>559378191</text:p>
          </table:table-cell>
          <table:table-cell office:value-type="string" calcext:value-type="string">
            <text:p>hergaray@wanadoo.fr</text:p>
          </table:table-cell>
          <table:table-cell office:value-type="string" calcext:value-type="string">
            <text:p>http://www.hotel-restaurant-espellet.com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DU FRONTON</text:p>
          </table:table-cell>
          <table:table-cell office:value-type="string" calcext:value-type="string">
            <text:p>ROUTE D'IRATY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LECUMBERRY</text:p>
          </table:table-cell>
          <table:table-cell office:value-type="string" calcext:value-type="string">
            <text:p>05 59 37 10 22</text:p>
          </table:table-cell>
          <table:table-cell office:value-type="string" calcext:value-type="string">
            <text:p>hoteldufronton@wanadoo.fr</text:p>
          </table:table-cell>
          <table:table-cell office:value-type="string" calcext:value-type="string">
            <text:p>http://www.hotel-restaurant-fronton.fr/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SAINT-JULIEN</text:p>
          </table:table-cell>
          <table:table-cell office:value-type="string" calcext:value-type="string">
            <text:p>20 AVENUE CARNO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2039" calcext:value-type="float">
            <text:p>559242039</text:p>
          </table:table-cell>
          <table:table-cell office:value-type="string" calcext:value-type="string">
            <text:p>contact@hotel-saint-julien-biarritz.fr</text:p>
          </table:table-cell>
          <table:table-cell office:value-type="string" calcext:value-type="string">
            <text:p>http://www.hotel-saint-julien-biarritz.fr <text:s/>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TREMPLIN</text:p>
          </table:table-cell>
          <table:table-cell office:value-type="string" calcext:value-type="string">
            <text:p>PLACE SARRIÈRE GOURETT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EAUX-BONNES</text:p>
          </table:table-cell>
          <table:table-cell office:value-type="float" office:value="559051136" calcext:value-type="float">
            <text:p>559051136</text:p>
          </table:table-cell>
          <table:table-cell office:value-type="string" calcext:value-type="string">
            <text:p>hotelletremplin@orange.fr</text:p>
          </table:table-cell>
          <table:table-cell office:value-type="string" calcext:value-type="string">
            <text:p>http://www.hotel-tremplin-gourette.com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7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TRINQUET</text:p>
          </table:table-cell>
          <table:table-cell office:value-type="string" calcext:value-type="string">
            <text:p>RUE DU TRINQUET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297338" calcext:value-type="float">
            <text:p>559297338</text:p>
          </table:table-cell>
          <table:table-cell office:value-type="string" calcext:value-type="string">
            <text:p>sarl.du.trinquet@wanadoo.fr</text:p>
          </table:table-cell>
          <table:table-cell office:value-type="string" calcext:value-type="string">
            <text:p>http://www.hotel-trinquet-cambo.net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TRINQUET</text:p>
          </table:table-cell>
          <table:table-cell office:value-type="string" calcext:value-type="string">
            <text:p>LE BOURG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LOUHOSSOA</text:p>
          </table:table-cell>
          <table:table-cell office:value-type="float" office:value="559933254" calcext:value-type="float">
            <text:p>559933254</text:p>
          </table:table-cell>
          <table:table-cell office:value-type="string" calcext:value-type="string">
            <text:p>bidart.louhossoa@wanadoo.fr</text:p>
          </table:table-cell>
          <table:table-cell office:value-type="string" calcext:value-type="string">
            <text:p>http://www.hotel-trinquet-louhossoa.com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1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TXOKO</text:p>
          </table:table-cell>
          <table:table-cell office:value-type="string" calcext:value-type="string">
            <text:p>20 RUE DE LA REPUBLIQU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854942" calcext:value-type="float">
            <text:p>559854942</text:p>
          </table:table-cell>
          <table:table-cell office:value-type="string" calcext:value-type="string">
            <text:p>contact@hotel-txoko.com</text:p>
          </table:table-cell>
          <table:table-cell office:value-type="string" calcext:value-type="string">
            <text:p>http://www.hotel-txoko.com/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12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TXUTXU-MUTXU</text:p>
          </table:table-cell>
          <table:table-cell office:value-type="string" calcext:value-type="string">
            <text:p>44 AVENUE DE LA MARN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8590" calcext:value-type="float">
            <text:p>559248590</text:p>
          </table:table-cell>
          <table:table-cell office:value-type="string" calcext:value-type="string">
            <text:p>contact@txutxu-mutxu.com</text:p>
          </table:table-cell>
          <table:table-cell office:value-type="string" calcext:value-type="string">
            <text:p>http://www.hotel-txutxu-mutxu.com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UHAINAK</text:p>
          </table:table-cell>
          <table:table-cell office:value-type="string" calcext:value-type="string">
            <text:p>3 BOULEVARD DE LA MER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3363" calcext:value-type="float">
            <text:p>559203363</text:p>
          </table:table-cell>
          <table:table-cell office:value-type="string" calcext:value-type="string">
            <text:p>hotel-uhainak-sarl@wanadoo.fr</text:p>
          </table:table-cell>
          <table:table-cell office:value-type="string" calcext:value-type="string">
            <text:p>http://www.hotel-uhainak.com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URSULA</text:p>
          </table:table-cell>
          <table:table-cell office:value-type="string" calcext:value-type="string">
            <text:p>37 ROUTE DU BAS CAMBO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298888" calcext:value-type="float">
            <text:p>559298888</text:p>
          </table:table-cell>
          <table:table-cell office:value-type="string" calcext:value-type="string">
            <text:p>infos@hotel-ursula.fr</text:p>
          </table:table-cell>
          <table:table-cell office:value-type="string" calcext:value-type="string">
            <text:p>http://www.hotel-ursula.fr/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ALENCIA</text:p>
          </table:table-cell>
          <table:table-cell office:value-type="string" calcext:value-type="string">
            <text:p>29 BOULEVARD DE LA MER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162" calcext:value-type="float">
            <text:p>559200162</text:p>
          </table:table-cell>
          <table:table-cell office:value-type="string" calcext:value-type="string">
            <text:p>hotel.valencia@free.fr</text:p>
          </table:table-cell>
          <table:table-cell office:value-type="string" calcext:value-type="string">
            <text:p>http://www.hotel-valencia-hendaye.com/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8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AMCEL</text:p>
          </table:table-cell>
          <table:table-cell office:value-type="string" calcext:value-type="string">
            <text:p>6 RUE SAINT EXUPERY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string" calcext:value-type="string">
            <text:p>05.59.81.58.10</text:p>
          </table:table-cell>
          <table:table-cell office:value-type="string" calcext:value-type="string">
            <text:p>vp6414@inter-hotel.com</text:p>
          </table:table-cell>
          <table:table-cell office:value-type="string" calcext:value-type="string">
            <text:p>http://www.hotel-vamcel.com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S VOYAGEURS</text:p>
          </table:table-cell>
          <table:table-cell office:value-type="string" calcext:value-type="string">
            <text:p>ROUTE NATIONALE 134</text:p>
          </table:table-cell>
          <table:table-cell office:value-type="float" office:value="64490" calcext:value-type="float">
            <text:p>64490</text:p>
          </table:table-cell>
          <table:table-cell office:value-type="string" calcext:value-type="string">
            <text:p>URDOS</text:p>
          </table:table-cell>
          <table:table-cell office:value-type="float" office:value="559348805" calcext:value-type="float">
            <text:p>559348805</text:p>
          </table:table-cell>
          <table:table-cell office:value-type="string" calcext:value-type="string">
            <text:p>hotel.voyageurs.urdos@wanadoo.fr</text:p>
          </table:table-cell>
          <table:table-cell office:value-type="string" calcext:value-type="string">
            <text:p>http://www.hotel-voyageurs-valleeaspe.com/fr/accueil/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ELLEVUE</text:p>
          </table:table-cell>
          <table:table-cell office:value-type="string" calcext:value-type="string">
            <text:p>36 BOULEVARD DU GENERAL LECLERC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026" calcext:value-type="float">
            <text:p>559200026</text:p>
          </table:table-cell>
          <table:table-cell office:value-type="string" calcext:value-type="string">
            <text:p>hotelbellevue64@gmail.com</text:p>
          </table:table-cell>
          <table:table-cell office:value-type="string" calcext:value-type="string">
            <text:p>http://www.hotelbellevue-hendaye.com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RISTOL</text:p>
          </table:table-cell>
          <table:table-cell office:value-type="string" calcext:value-type="string">
            <text:p>3 RUE GAMBETTA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277298" calcext:value-type="float">
            <text:p>559277298</text:p>
          </table:table-cell>
          <table:table-cell office:value-type="string" calcext:value-type="string">
            <text:p>bristol-hotel@wanadoo.fr</text:p>
          </table:table-cell>
          <table:table-cell office:value-type="string" calcext:value-type="string">
            <text:p>http://www.hotelbristol-pau.com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'OURS</text:p>
          </table:table-cell>
          <table:table-cell office:value-type="string" calcext:value-type="string">
            <text:p>8 PLACE DE L'EGLISE</text:p>
          </table:table-cell>
          <table:table-cell office:value-type="float" office:value="64570" calcext:value-type="float">
            <text:p>64570</text:p>
          </table:table-cell>
          <table:table-cell office:value-type="string" calcext:value-type="string">
            <text:p>ARETTE</text:p>
          </table:table-cell>
          <table:table-cell office:value-type="float" office:value="559889078" calcext:value-type="float">
            <text:p>559889078</text:p>
          </table:table-cell>
          <table:table-cell office:value-type="string" calcext:value-type="string">
            <text:p>contact@hoteldelours.fr</text:p>
          </table:table-cell>
          <table:table-cell office:value-type="string" calcext:value-type="string">
            <text:p>http://www.hoteldelours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BEARN</text:p>
          </table:table-cell>
          <table:table-cell office:value-type="string" calcext:value-type="string">
            <text:p>14 AVENUE LASBORDES </text:p>
          </table:table-cell>
          <table:table-cell office:value-type="float" office:value="64420" calcext:value-type="float">
            <text:p>64420</text:p>
          </table:table-cell>
          <table:table-cell office:value-type="string" calcext:value-type="string">
            <text:p>SOUMOULOU</text:p>
          </table:table-cell>
          <table:table-cell office:value-type="float" office:value="559218665" calcext:value-type="float">
            <text:p>559218665</text:p>
          </table:table-cell>
          <table:table-cell office:value-type="string" calcext:value-type="string">
            <text:p>hoteldubearn@orange.fr</text:p>
          </table:table-cell>
          <table:table-cell office:value-type="string" calcext:value-type="string">
            <text:p>http://www.hoteldubearn.fr/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SERGE BLANCO IBAÏA</text:p>
          </table:table-cell>
          <table:table-cell office:value-type="string" calcext:value-type="string">
            <text:p>76 AVENUE DES MIMOSAS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488888" calcext:value-type="float">
            <text:p>559488888</text:p>
          </table:table-cell>
          <table:table-cell office:value-type="string" calcext:value-type="string">
            <text:p>info@hotelibaia.com</text:p>
          </table:table-cell>
          <table:table-cell office:value-type="string" calcext:value-type="string">
            <text:p>http://www.hotelibaia.com/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CARAVELLE</text:p>
          </table:table-cell>
          <table:table-cell office:value-type="string" calcext:value-type="string">
            <text:p>1 BOULEVARD PIERRE BENOIT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471805" calcext:value-type="float">
            <text:p>559471805</text:p>
          </table:table-cell>
          <table:table-cell office:value-type="string" calcext:value-type="string">
            <text:p>contact@hotellacaravelle.com</text:p>
          </table:table-cell>
          <table:table-cell office:value-type="string" calcext:value-type="string">
            <text:p>http://www.hotellacaravelle.com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A PAIX</text:p>
          </table:table-cell>
          <table:table-cell office:value-type="string" calcext:value-type="string">
            <text:p>33 RUE DU JEU DE PAUME </text:p>
          </table:table-cell>
          <table:table-cell office:value-type="float" office:value="64120" calcext:value-type="float">
            <text:p>64120</text:p>
          </table:table-cell>
          <table:table-cell office:value-type="string" calcext:value-type="string">
            <text:p>SAINT-PALAIS</text:p>
          </table:table-cell>
          <table:table-cell office:value-type="float" office:value="559657315" calcext:value-type="float">
            <text:p>559657315</text:p>
          </table:table-cell>
          <table:table-cell office:value-type="string" calcext:value-type="string">
            <text:p>hopaix@wanadoo.fr</text:p>
          </table:table-cell>
          <table:table-cell office:value-type="string" calcext:value-type="string">
            <text:p>http://www.hotellapaix.com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0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S PYRENEES</text:p>
          </table:table-cell>
          <table:table-cell office:value-type="string" calcext:value-type="string">
            <text:p>2 ROUTE DE PAU</text:p>
          </table:table-cell>
          <table:table-cell office:value-type="float" office:value="64320" calcext:value-type="float">
            <text:p>64320</text:p>
          </table:table-cell>
          <table:table-cell office:value-type="string" calcext:value-type="string">
            <text:p>OUSSE</text:p>
          </table:table-cell>
          <table:table-cell office:value-type="float" office:value="559817151" calcext:value-type="float">
            <text:p>559817151</text:p>
          </table:table-cell>
          <table:table-cell office:value-type="string" calcext:value-type="string">
            <text:p>infos@hotellespyrenees.fr</text:p>
          </table:table-cell>
          <table:table-cell office:value-type="string" calcext:value-type="string">
            <text:p>http://www.hotellespyrenees.fr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11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IRANO</text:p>
          </table:table-cell>
          <table:table-cell office:value-type="string" calcext:value-type="string">
            <text:p>11 AVENUE PASTEUR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31163" calcext:value-type="float">
            <text:p>559231163</text:p>
          </table:table-cell>
          <table:table-cell office:value-type="string" calcext:value-type="string">
            <text:p>contact@hotel-mirano-biarritz.fr</text:p>
          </table:table-cell>
          <table:table-cell office:value-type="string" calcext:value-type="string">
            <text:p>http://www.hotelmirano.fr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6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OLATUA</text:p>
          </table:table-cell>
          <table:table-cell office:value-type="string" calcext:value-type="string">
            <text:p>3 RUE ERRETEGI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7189" calcext:value-type="float">
            <text:p>559547189</text:p>
          </table:table-cell>
          <table:table-cell office:value-type="string" calcext:value-type="string">
            <text:p>contact@hotelolatua.com</text:p>
          </table:table-cell>
          <table:table-cell office:value-type="string" calcext:value-type="string">
            <text:p>http://www.hotelolatua.com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5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JUANTORENA</text:p>
          </table:table-cell>
          <table:table-cell office:value-type="string" calcext:value-type="string">
            <text:p>ROUTE DE BANCA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SAINT-ETIENNE-DE-BAÏGORRY</text:p>
          </table:table-cell>
          <table:table-cell office:value-type="float" office:value="559374078" calcext:value-type="float">
            <text:p>559374078</text:p>
          </table:table-cell>
          <table:table-cell office:value-type="string" calcext:value-type="string">
            <text:p>hotel.juantorena@orange.fr</text:p>
          </table:table-cell>
          <table:table-cell office:value-type="string" calcext:value-type="string">
            <text:p>http://www.hotelrestaurantjuantorena.fr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3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PARC</text:p>
          </table:table-cell>
          <table:table-cell office:value-type="string" calcext:value-type="string">
            <text:p>BOULEVARD SAINT-GUILY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383127" calcext:value-type="float">
            <text:p>559383127</text:p>
          </table:table-cell>
          <table:table-cell office:value-type="string" calcext:value-type="string">
            <text:p>hotelduparc@partouche.com</text:p>
          </table:table-cell>
          <table:table-cell office:value-type="string" calcext:value-type="string">
            <text:p>http://www.hotelsalies.com/default-fr.html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SILHOUETTE</text:p>
          </table:table-cell>
          <table:table-cell office:value-type="string" calcext:value-type="string">
            <text:p>30 RUE GAMBETT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9382" calcext:value-type="float">
            <text:p>559249382</text:p>
          </table:table-cell>
          <table:table-cell office:value-type="string" calcext:value-type="string">
            <text:p>reservations@hotelsilhouette.com</text:p>
          </table:table-cell>
          <table:table-cell office:value-type="string" calcext:value-type="string">
            <text:p>http://www.hotelsilhouette.com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LES SOURCES DE LA NIVE</text:p>
          </table:table-cell>
          <table:table-cell office:value-type="string" calcext:value-type="string">
            <text:p>QUARTIER BEHEROBIE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ESTERENÇUBY</text:p>
          </table:table-cell>
          <table:table-cell office:value-type="float" office:value="559371057" calcext:value-type="float">
            <text:p>559371057</text:p>
          </table:table-cell>
          <table:table-cell office:value-type="string" calcext:value-type="string">
            <text:p>source.nive@wanadoo.fr</text:p>
          </table:table-cell>
          <table:table-cell office:value-type="string" calcext:value-type="string">
            <text:p>http://www.hotelsourcesdelanive.com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5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WINDSOR</text:p>
          </table:table-cell>
          <table:table-cell office:value-type="string" calcext:value-type="string">
            <text:p>11 AVENUE EDOUARD VII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852" calcext:value-type="float">
            <text:p>559240852</text:p>
          </table:table-cell>
          <table:table-cell office:value-type="string" calcext:value-type="string">
            <text:p>contact@hotelwindsorbiarritz.com</text:p>
          </table:table-cell>
          <table:table-cell office:value-type="string" calcext:value-type="string">
            <text:p>http://www.hotelwindsorbiarritz.com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THURRIA</text:p>
          </table:table-cell>
          <table:table-cell office:value-type="string" calcext:value-type="string">
            <text:p>PLACE DU FRONTON 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299211" calcext:value-type="float">
            <text:p>559299211</text:p>
          </table:table-cell>
          <table:table-cell office:value-type="string" calcext:value-type="string">
            <text:p>hotel@ithurria.com</text:p>
          </table:table-cell>
          <table:table-cell office:value-type="string" calcext:value-type="string">
            <text:p>http://www.ithurria.com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1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IZARPEAN</text:p>
          </table:table-cell>
          <table:table-cell office:value-type="string" calcext:value-type="string">
            <text:p>RUE OYHAMBURU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7686" calcext:value-type="float">
            <text:p>559547686</text:p>
          </table:table-cell>
          <table:table-cell office:value-type="string" calcext:value-type="string">
            <text:p>loic.peron4@orange.fr</text:p>
          </table:table-cell>
          <table:table-cell office:value-type="string" calcext:value-type="string">
            <text:p>http://www.izarpean.com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KYRIAD ORTHEZ</text:p>
          </table:table-cell>
          <table:table-cell office:value-type="string" calcext:value-type="string">
            <text:p>RUE DU SOULOR</text:p>
          </table:table-cell>
          <table:table-cell office:value-type="float" office:value="64300" calcext:value-type="float">
            <text:p>64300</text:p>
          </table:table-cell>
          <table:table-cell office:value-type="string" calcext:value-type="string">
            <text:p>ORTHEZ</text:p>
          </table:table-cell>
          <table:table-cell office:value-type="float" office:value="559692877" calcext:value-type="float">
            <text:p>559692877</text:p>
          </table:table-cell>
          <table:table-cell office:value-type="string" calcext:value-type="string">
            <text:p>kyriadorthez@wanadoo.fr</text:p>
          </table:table-cell>
          <table:table-cell office:value-type="string" calcext:value-type="string">
            <text:p>http://www.kyriad.com/fr/hotels/kyriad-orthez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8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KYRIAD PRESTIGE PAU ZENITH PALAIS DES SPORTS</text:p>
          </table:table-cell>
          <table:table-cell office:value-type="string" calcext:value-type="string">
            <text:p>2 RUE SUZANNE LENGLEN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608491" calcext:value-type="float">
            <text:p>559608491</text:p>
          </table:table-cell>
          <table:table-cell office:value-type="string" calcext:value-type="string">
            <text:p>pau@kyriadprestige.fr</text:p>
          </table:table-cell>
          <table:table-cell office:value-type="string" calcext:value-type="string">
            <text:p>http://www.kyriad.com/fr/hotels/kyriad-prestige-pau-zenith-palais-des-sports</text:p>
          </table:table-cell>
          <table:table-cell office:value-type="string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11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A FERME DE MIMIZAN</text:p>
          </table:table-cell>
          <table:table-cell office:value-type="string" calcext:value-type="string">
            <text:p>100 CHEMIN DE LARROQUE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URT</text:p>
          </table:table-cell>
          <table:table-cell office:value-type="float" office:value="559562151" calcext:value-type="float">
            <text:p>559562151</text:p>
          </table:table-cell>
          <table:table-cell office:value-type="string" calcext:value-type="string">
            <text:p>campinglafermedemimizan@orange.fr</text:p>
          </table:table-cell>
          <table:table-cell office:value-type="string" calcext:value-type="string">
            <text:p>http://www.lafermedemimizan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5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ARLAPEAN</text:p>
          </table:table-cell>
          <table:table-cell office:value-type="string" calcext:value-type="string">
            <text:p>MAISON LARDAPIDIA</text:p>
          </table:table-cell>
          <table:table-cell office:value-type="float" office:value="64780" calcext:value-type="float">
            <text:p>64780</text:p>
          </table:table-cell>
          <table:table-cell office:value-type="string" calcext:value-type="string">
            <text:p>SAINT-MARTIN-D'ARROSSA</text:p>
          </table:table-cell>
          <table:table-cell office:value-type="float" office:value="686448435" calcext:value-type="float">
            <text:p>686448435</text:p>
          </table:table-cell>
          <table:table-cell office:value-type="string" calcext:value-type="string">
            <text:p>contact@larlapean.com</text:p>
          </table:table-cell>
          <table:table-cell office:value-type="string" calcext:value-type="string">
            <text:p>http://www.larlapean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5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ARROULETA</text:p>
          </table:table-cell>
          <table:table-cell office:value-type="string" calcext:value-type="string">
            <text:p>210 ROUTE DE SOCO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473784" calcext:value-type="float">
            <text:p>559473784</text:p>
          </table:table-cell>
          <table:table-cell office:value-type="string" calcext:value-type="string">
            <text:p>contact@larrouleta.com</text:p>
          </table:table-cell>
          <table:table-cell office:value-type="string" calcext:value-type="string">
            <text:p>http://www.larroulet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5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GOLF LE LODGE</text:p>
          </table:table-cell>
          <table:table-cell office:value-type="string" calcext:value-type="string">
            <text:p>CHEMIN LABARTHE QUARTIER HELIOS 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677523" calcext:value-type="float">
            <text:p>559677523</text:p>
          </table:table-cell>
          <table:table-cell office:value-type="string" calcext:value-type="string">
            <text:p>lelodge.salies@orange.fr</text:p>
          </table:table-cell>
          <table:table-cell office:value-type="string" calcext:value-type="string">
            <text:p>http://www.le-lodge-salies.com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0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AUMANOIR</text:p>
          </table:table-cell>
          <table:table-cell office:value-type="string" calcext:value-type="string">
            <text:p>10 AVENUE DE TAMAMÈS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8929" calcext:value-type="float">
            <text:p>559248929</text:p>
          </table:table-cell>
          <table:table-cell office:value-type="string" calcext:value-type="string">
            <text:p>reception@lebeaumanoir.com</text:p>
          </table:table-cell>
          <table:table-cell office:value-type="string" calcext:value-type="string">
            <text:p>http://www.lebeaumanoir.com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BELLEVUE</text:p>
          </table:table-cell>
          <table:table-cell office:value-type="string" calcext:value-type="string">
            <text:p>5 AVENUE EDOUARD VII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679316174" calcext:value-type="float">
            <text:p>679316174</text:p>
          </table:table-cell>
          <table:table-cell office:value-type="string" calcext:value-type="string">
            <text:p>info@lebellevue.fr</text:p>
          </table:table-cell>
          <table:table-cell office:value-type="string" calcext:value-type="string">
            <text:p>http://www.lebellevue.fr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3/07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CASTEL DE LARRALDE</text:p>
          </table:table-cell>
          <table:table-cell office:value-type="string" calcext:value-type="string">
            <text:p>27 ROUTE DE PAU</text:p>
          </table:table-cell>
          <table:table-cell office:value-type="float" office:value="64510" calcext:value-type="float">
            <text:p>64510</text:p>
          </table:table-cell>
          <table:table-cell office:value-type="string" calcext:value-type="string">
            <text:p>ASSAT</text:p>
          </table:table-cell>
          <table:table-cell office:value-type="float" office:value="559820359" calcext:value-type="float">
            <text:p>559820359</text:p>
          </table:table-cell>
          <table:table-cell office:value-type="string" calcext:value-type="string">
            <text:p>lecasteldelarralde@bbox.fr</text:p>
          </table:table-cell>
          <table:table-cell office:value-type="string" calcext:value-type="string">
            <text:p>http://www.lecasteldelarralde.com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DU CHÊNE</text:p>
          </table:table-cell>
          <table:table-cell office:value-type="string" calcext:value-type="string">
            <text:p>QUARTIER DE L'EGLIS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ITXASSOU</text:p>
          </table:table-cell>
          <table:table-cell office:value-type="float" office:value="559297501" calcext:value-type="float">
            <text:p>559297501</text:p>
          </table:table-cell>
          <table:table-cell office:value-type="string" calcext:value-type="string">
            <text:p>hotel.chene.itxassou@wanadoo.fr</text:p>
          </table:table-cell>
          <table:table-cell office:value-type="string" calcext:value-type="string">
            <text:p>http://www.lechene-itxassou.com/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GAMARITZ</text:p>
          </table:table-cell>
          <table:table-cell office:value-type="string" calcext:value-type="string">
            <text:p>5 RUE PERSPECTIVE COTE DES BASQUES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023" calcext:value-type="float">
            <text:p>559240023</text:p>
          </table:table-cell>
          <table:table-cell office:value-type="string" calcext:value-type="string">
            <text:p>contact@legamaritz.com</text:p>
          </table:table-cell>
          <table:table-cell office:value-type="string" calcext:value-type="string">
            <text:p>http://www.legamaritz.com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RL CAMPING LES ACACIAS</text:p>
          </table:table-cell>
          <table:table-cell office:value-type="string" calcext:value-type="string">
            <text:p>ROUTE DE LA GLACIÈRE <text:s/>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7876" calcext:value-type="float">
            <text:p>559207876</text:p>
          </table:table-cell>
          <table:table-cell office:value-type="string" calcext:value-type="string">
            <text:p>info@les-acacias.com</text:p>
          </table:table-cell>
          <table:table-cell office:value-type="string" calcext:value-type="string">
            <text:p>http://www.les-acacias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08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BAIGNEUSES DE BIARRITZ</text:p>
          </table:table-cell>
          <table:table-cell office:value-type="string" calcext:value-type="string">
            <text:p>14 RUE DU PORT VIEUX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4184" calcext:value-type="float">
            <text:p>559244184</text:p>
          </table:table-cell>
          <table:table-cell office:value-type="string" calcext:value-type="string">
            <text:p>lesbaigneuses.biarritz@gmail.com</text:p>
          </table:table-cell>
          <table:table-cell office:value-type="string" calcext:value-type="string">
            <text:p>http://www.lesbaigneusesdebiarritz.com/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12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S BERGES DU JOOS</text:p>
          </table:table-cell>
          <table:table-cell office:value-type="string" calcext:value-type="string">
            <text:p>ROUTE DE BARCUS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SAINT-GOIN</text:p>
          </table:table-cell>
          <table:table-cell office:value-type="float" office:value="609817410" calcext:value-type="float">
            <text:p>609817410</text:p>
          </table:table-cell>
          <table:table-cell office:value-type="string" calcext:value-type="string">
            <text:p>rpcorne@free.fr</text:p>
          </table:table-cell>
          <table:table-cell office:value-type="string" calcext:value-type="string">
            <text:p>http://www.lesbergesdujoos.fr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S O KIRI</text:p>
          </table:table-cell>
          <table:table-cell office:value-type="string" calcext:value-type="string">
            <text:p>AVENUE DU LAC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BAUDREIX</text:p>
          </table:table-cell>
          <table:table-cell office:value-type="float" office:value="559929773" calcext:value-type="float">
            <text:p>559929773</text:p>
          </table:table-cell>
          <table:table-cell office:value-type="string" calcext:value-type="string">
            <text:p>contact@lesokiri.com</text:p>
          </table:table-cell>
          <table:table-cell office:value-type="string" calcext:value-type="string">
            <text:p>http://www.lesokiri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U FRONTON</text:p>
          </table:table-cell>
          <table:table-cell office:value-type="string" calcext:value-type="string">
            <text:p>PLACE DU FRONTON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ITXASSOU</text:p>
          </table:table-cell>
          <table:table-cell office:value-type="float" office:value="559297510" calcext:value-type="float">
            <text:p>559297510</text:p>
          </table:table-cell>
          <table:table-cell office:value-type="string" calcext:value-type="string">
            <text:p>reservation@hotelrestaurantfronton.com</text:p>
          </table:table-cell>
          <table:table-cell office:value-type="string" calcext:value-type="string">
            <text:p>http://www.maison-bonnet.com</text:p>
          </table:table-cell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MAISON DU LIERRE</text:p>
          </table:table-cell>
          <table:table-cell office:value-type="string" calcext:value-type="string">
            <text:p>3 AVENUE DU JARDIN PUBLIC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600" calcext:value-type="float">
            <text:p>559240600</text:p>
          </table:table-cell>
          <table:table-cell office:value-type="string" calcext:value-type="string">
            <text:p>biarritz@maisondulierre.com</text:p>
          </table:table-cell>
          <table:table-cell office:value-type="string" calcext:value-type="string">
            <text:p>http://www.maisondulierre.com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ANECHENEA</text:p>
          </table:table-cell>
          <table:table-cell office:value-type="string" calcext:value-type="string">
            <text:p>QUARTIER URDOS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SAINT-ETIENNE-DE-BAIGORRY</text:p>
          </table:table-cell>
          <table:table-cell office:value-type="float" office:value="559374168" calcext:value-type="float">
            <text:p>559374168</text:p>
          </table:table-cell>
          <table:table-cell office:value-type="string" calcext:value-type="string">
            <text:p>hotel-manexenea@wanadoo.fr</text:p>
          </table:table-cell>
          <table:table-cell office:value-type="string" calcext:value-type="string">
            <text:p>http://www.manexenea.com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11/2012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LES TERRASSES DU GOLF</text:p>
          </table:table-cell>
          <table:table-cell office:value-type="string" calcext:value-type="string">
            <text:p>47 BOULEVARD DE LA MER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27000" calcext:value-type="float">
            <text:p>559527000</text:p>
          </table:table-cell>
          <table:table-cell office:value-type="string" calcext:value-type="string">
            <text:p>contact@meretgolf.fr</text:p>
          </table:table-cell>
          <table:table-cell office:value-type="string" calcext:value-type="string">
            <text:p>http://www.meretgolf.fr</text:p>
          </table:table-cell>
          <table:table-cell office:value-type="string" calcext:value-type="string">
            <text:p>-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4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ERKO-LACARRA</text:p>
          </table:table-cell>
          <table:table-cell office:value-type="string" calcext:value-type="string">
            <text:p>820 ROUTE DES PLAGES <text:s/>PLAGE D'ACO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5676" calcext:value-type="float">
            <text:p>559265676</text:p>
          </table:table-cell>
          <table:table-cell office:value-type="string" calcext:value-type="string">
            <text:p>contact@merkolacarra.com</text:p>
          </table:table-cell>
          <table:table-cell office:value-type="string" calcext:value-type="string">
            <text:p>http://www.merkolacarr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04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REGINA</text:p>
          </table:table-cell>
          <table:table-cell office:value-type="string" calcext:value-type="string">
            <text:p>52 AVENUE DE L'IMPERATRIC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3300" calcext:value-type="float">
            <text:p>559413300</text:p>
          </table:table-cell>
          <table:table-cell office:value-type="string" calcext:value-type="string">
            <text:p>benoit.bayle@accor.com</text:p>
          </table:table-cell>
          <table:table-cell office:value-type="string" calcext:value-type="string">
            <text:p>http://www.mgallery.com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ESCALE OCEANIA BIARRITZ</text:p>
          </table:table-cell>
          <table:table-cell office:value-type="string" calcext:value-type="string">
            <text:p>19 AVENUE DE LA REINE VICTORI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20480" calcext:value-type="float">
            <text:p>559220480</text:p>
          </table:table-cell>
          <table:table-cell office:value-type="string" calcext:value-type="string">
            <text:p>asbossut@oceaniahotels.com</text:p>
          </table:table-cell>
          <table:table-cell office:value-type="string" calcext:value-type="string">
            <text:p>http://www.oceaniahotels.com/h/hotel-escale-oceania-biarritz/presentation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KO HOTELS BAYONNE CENTRE</text:p>
          </table:table-cell>
          <table:table-cell office:value-type="string" calcext:value-type="string">
            <text:p>22 BOULEVARD DU BAB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428838" calcext:value-type="float">
            <text:p>559428838</text:p>
          </table:table-cell>
          <table:table-cell office:value-type="string" calcext:value-type="string">
            <text:p>bayonne6401@okkohotels.com</text:p>
          </table:table-cell>
          <table:table-cell office:value-type="string" calcext:value-type="string">
            <text:p>http://www.okkohotels.com/hotels/bayonne-centre</text:p>
          </table:table-cell>
          <table:table-cell office:value-type="string" calcext:value-type="string">
            <text:p>-</text:p>
          </table:table-cell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07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MAISON OPPOCA</text:p>
          </table:table-cell>
          <table:table-cell office:value-type="string" calcext:value-type="string">
            <text:p>LE BOURG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299072" calcext:value-type="float">
            <text:p>559299072</text:p>
          </table:table-cell>
          <table:table-cell office:value-type="string" calcext:value-type="string">
            <text:p>chantal.massonde@orange.fr</text:p>
          </table:table-cell>
          <table:table-cell office:value-type="string" calcext:value-type="string">
            <text:p>http://www.oppoca.com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U VALENTIN</text:p>
          </table:table-cell>
          <table:table-cell office:value-type="string" calcext:value-type="string">
            <text:p>VIEILLE ROUTE DES EAUX-BONNES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933" calcext:value-type="float">
            <text:p>559053933</text:p>
          </table:table-cell>
          <table:table-cell office:value-type="string" calcext:value-type="string">
            <text:p>camping.du.valentin@orange.fr</text:p>
          </table:table-cell>
          <table:table-cell office:value-type="string" calcext:value-type="string">
            <text:p>http://www.ossau-camping-valenti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11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ARC VICTORIA</text:p>
          </table:table-cell>
          <table:table-cell office:value-type="string" calcext:value-type="string">
            <text:p>5 RUE CÈP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7878" calcext:value-type="float">
            <text:p>559267878</text:p>
          </table:table-cell>
          <table:table-cell office:value-type="string" calcext:value-type="string">
            <text:p>parcvictoria@relaischateaux.com</text:p>
          </table:table-cell>
          <table:table-cell office:value-type="string" calcext:value-type="string">
            <text:p>http://www.parcvictoria.com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EST WESTERN LA PALMERAIE</text:p>
          </table:table-cell>
          <table:table-cell office:value-type="string" calcext:value-type="string">
            <text:p>1 PASSAGE DE L'EUROP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41414" calcext:value-type="float">
            <text:p>559141414</text:p>
          </table:table-cell>
          <table:table-cell office:value-type="string" calcext:value-type="string">
            <text:p>nicolasbrey@paupalmeraie.com</text:p>
          </table:table-cell>
          <table:table-cell office:value-type="string" calcext:value-type="string">
            <text:p>http://www.paupalmeraie.com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 PETIT HOTEL</text:p>
          </table:table-cell>
          <table:table-cell office:value-type="string" calcext:value-type="string">
            <text:p>11 RUE GARDÈRES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8700" calcext:value-type="float">
            <text:p>559248700</text:p>
          </table:table-cell>
          <table:table-cell office:value-type="string" calcext:value-type="string">
            <text:p>petit.hotel@wanadoo.fr</text:p>
          </table:table-cell>
          <table:table-cell office:value-type="string" calcext:value-type="string">
            <text:p>http://www.petithotel-biarritz.com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1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REMIÈRE CLASSE BAYONNE</text:p>
          </table:table-cell>
          <table:table-cell office:value-type="string" calcext:value-type="string">
            <text:p>3 RUE CHALIBARDON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892707246" calcext:value-type="float">
            <text:p>892707246</text:p>
          </table:table-cell>
          <table:table-cell office:value-type="string" calcext:value-type="string">
            <text:p>bayonne@premiereclasse.fr</text:p>
          </table:table-cell>
          <table:table-cell office:value-type="string" calcext:value-type="string">
            <text:p>http://www.premiereclasse.com/fr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12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REMIÈRE CLASSE PAU BIZANOS</text:p>
          </table:table-cell>
          <table:table-cell office:value-type="string" calcext:value-type="string">
            <text:p>AVENUE DU COMMANDANT RENE MOUCHOTT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051208" calcext:value-type="float">
            <text:p>559051208</text:p>
          </table:table-cell>
          <table:table-cell office:value-type="string" calcext:value-type="string">
            <text:p>pcpau@aliceadsl.fr</text:p>
          </table:table-cell>
          <table:table-cell office:value-type="string" calcext:value-type="string">
            <text:p>http://www.premiereclasse.com/fr/hotels/premiere-classe-pau-est-bizanos</text:p>
          </table:table-cell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12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ICK PALACE</text:p>
          </table:table-cell>
          <table:table-cell office:value-type="string" calcext:value-type="string">
            <text:p>9 IMPASSE DU HAMEAU DU VERT GALANT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023535" calcext:value-type="float">
            <text:p>559023535</text:p>
          </table:table-cell>
          <table:table-cell office:value-type="string" calcext:value-type="string">
            <text:p>pau@quickpalace.com</text:p>
          </table:table-cell>
          <table:table-cell office:value-type="string" calcext:value-type="string">
            <text:p>http://www.quickpalace.com</text:p>
          </table:table-cell>
          <table:table-cell office:value-type="string" calcext:value-type="string">
            <text:p>-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10/2012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URAIDE</text:p>
          </table:table-cell>
          <table:table-cell office:value-type="string" calcext:value-type="string">
            <text:p>2 CHEMIN DE SAGARD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SOURAIDE</text:p>
          </table:table-cell>
          <table:table-cell office:value-type="float" office:value="825802805" calcext:value-type="float">
            <text:p>825802805</text:p>
          </table:table-cell>
          <table:table-cell office:value-type="string" calcext:value-type="string">
            <text:p>souraide@renouveau-vacances.fr</text:p>
          </table:table-cell>
          <table:table-cell office:value-type="string" calcext:value-type="string">
            <text:p>http://www.renouveau-vacances.fr</text:p>
          </table:table-cell>
          <table:table-cell office:value-type="string" calcext:value-type="string">
            <text:p>Formule Location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19/07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UNICIPAL CHIBAU BERRIA</text:p>
          </table:table-cell>
          <table:table-cell office:value-type="string" calcext:value-type="string">
            <text:p>525 CHEMIN DE CHIBAU BERRI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1194" calcext:value-type="float">
            <text:p>559261194</text:p>
          </table:table-cell>
          <table:table-cell office:value-type="string" calcext:value-type="string">
            <text:p>camping.municipal@saintjeandeluz.fr</text:p>
          </table:table-cell>
          <table:table-cell office:value-type="string" calcext:value-type="string">
            <text:p>http://www.saintjeandeluz.fr/Le_camping_municipal.1908.htm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7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FITEL BIARRITZ LE MIRAMAR THALASSA SEA &amp; SPA</text:p>
          </table:table-cell>
          <table:table-cell office:value-type="string" calcext:value-type="string">
            <text:p>13 RUE LOUISON BOBE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3000" calcext:value-type="float">
            <text:p>559413000</text:p>
          </table:table-cell>
          <table:table-cell office:value-type="string" calcext:value-type="string">
            <text:p>h2049-re@sofitel.com</text:p>
          </table:table-cell>
          <table:table-cell office:value-type="string" calcext:value-type="string">
            <text:p>http://www.sofitel-thalassa-miramar-biarritz.com</text:p>
          </table:table-cell>
          <table:table-cell office:value-type="string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TAMARIS PLAGE</text:p>
          </table:table-cell>
          <table:table-cell office:value-type="string" calcext:value-type="string">
            <text:p>720 ROUTE DES PLAGES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T-JEAN-DE-LUZ</text:p>
          </table:table-cell>
          <table:table-cell office:value-type="float" office:value="559265590" calcext:value-type="float">
            <text:p>559265590</text:p>
          </table:table-cell>
          <table:table-cell office:value-type="string" calcext:value-type="string">
            <text:p>tamaris1@wanadoo.fr</text:p>
          </table:table-cell>
          <table:table-cell office:value-type="string" calcext:value-type="string">
            <text:p>http://www.tamaris-plag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7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MPLEXE HOTELIER ET THALASSOTHERAPIE SERGE BLANCO</text:p>
          </table:table-cell>
          <table:table-cell office:value-type="string" calcext:value-type="string">
            <text:p>125 BOULEVARD DE LA MER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513535" calcext:value-type="float">
            <text:p>559513535</text:p>
          </table:table-cell>
          <table:table-cell office:value-type="string" calcext:value-type="string">
            <text:p>info@thalassoblanco.com</text:p>
          </table:table-cell>
          <table:table-cell office:value-type="string" calcext:value-type="string">
            <text:p>http://www.thalassoblanco.com/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1 Etoile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CHOURIO</text:p>
          </table:table-cell>
          <table:table-cell office:value-type="string" calcext:value-type="string">
            <text:p>CHEMIN CHOURIO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559540631" calcext:value-type="float">
            <text:p>559540631</text:p>
          </table:table-cell>
          <table:table-cell office:value-type="string" calcext:value-type="string">
            <text:p>joseph.luberriaga@orange.fr</text:p>
          </table:table-cell>
          <table:table-cell office:value-type="string" calcext:value-type="string">
            <text:p>http://www.tourisme64.com/camping/ascain/camping-chourio/HPAAQU06401W17W5.htm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5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UR ONEA</text:p>
          </table:table-cell>
          <table:table-cell office:value-type="string" calcext:value-type="string">
            <text:p>489 RUE DE LA CHAPELL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265361" calcext:value-type="float">
            <text:p>559265361</text:p>
          </table:table-cell>
          <table:table-cell office:value-type="string" calcext:value-type="string">
            <text:p>contact@uronea.com</text:p>
          </table:table-cell>
          <table:table-cell office:value-type="string" calcext:value-type="string">
            <text:p>http://www.uronea.com/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2/2015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UB VACANCIEL DE GUETHARY</text:p>
          </table:table-cell>
          <table:table-cell office:value-type="string" calcext:value-type="string">
            <text:p>680 CHEMIN DU TRINQUET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GUETHARY</text:p>
          </table:table-cell>
          <table:table-cell office:value-type="float" office:value="559518989" calcext:value-type="float">
            <text:p>559518989</text:p>
          </table:table-cell>
          <table:table-cell office:value-type="string" calcext:value-type="string">
            <text:p>guethary@vacanciel.com</text:p>
          </table:table-cell>
          <table:table-cell office:value-type="string" calcext:value-type="string">
            <text:p>http://www.vacanciel.com</text:p>
          </table:table-cell>
          <table:table-cell office:value-type="string" calcext:value-type="string">
            <text:p>Formule Location Pension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string" calcext:value-type="string">
            <text:p>10/05/2016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bergement DispersE</text:p>
          </table:table-cell>
          <table:table-cell office:value-type="string" calcext:value-type="string">
            <text:p>VILLAGE DE VACANCES CLUB VACANCIEL DE CAMBO-LES-BAINS</text:p>
          </table:table-cell>
          <table:table-cell office:value-type="string" calcext:value-type="string">
            <text:p>AVENUE DU DOCTEUR CAMINO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805124545" calcext:value-type="float">
            <text:p>805124545</text:p>
          </table:table-cell>
          <table:table-cell office:value-type="string" calcext:value-type="string">
            <text:p>reservations@vacanciel.com</text:p>
          </table:table-cell>
          <table:table-cell office:value-type="string" calcext:value-type="string">
            <text:p>http://www.vacanciel.com/club-cambo-les-bains-323.html?gclid=CPq8v53ZwMwCFUI_GwodYQkMcw</text:p>
          </table:table-cell>
          <table:table-cell office:value-type="string" calcext:value-type="string">
            <text:p>Formule Location Pension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09/05/2016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bergement LEger</text:p>
          </table:table-cell>
          <table:table-cell office:value-type="string" calcext:value-type="string">
            <text:p>VILLAGE DE VACANCES CLUB VACANCIEL DE SALIES-DE-BEARN</text:p>
          </table:table-cell>
          <table:table-cell office:value-type="string" calcext:value-type="string">
            <text:p>AVENUE AL CARTERO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805124545" calcext:value-type="float">
            <text:p>805124545</text:p>
          </table:table-cell>
          <table:table-cell office:value-type="string" calcext:value-type="string">
            <text:p>reservations@vacanciel.com</text:p>
          </table:table-cell>
          <table:table-cell office:value-type="string" calcext:value-type="string">
            <text:p>http://www.vacanciel.com/club-salies-de-bearn-324.html</text:p>
          </table:table-cell>
          <table:table-cell office:value-type="string" calcext:value-type="string">
            <text:p>Formule Pension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string" calcext:value-type="string">
            <text:p>23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ACANCIEL LA FREGATE</text:p>
          </table:table-cell>
          <table:table-cell office:value-type="string" calcext:value-type="string">
            <text:p>355 AVENUE D'ESPAGN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18888" calcext:value-type="float">
            <text:p>559518888</text:p>
          </table:table-cell>
          <table:table-cell office:value-type="string" calcext:value-type="string">
            <text:p>bidart@vacanciel.com</text:p>
          </table:table-cell>
          <table:table-cell office:value-type="string" calcext:value-type="string">
            <text:p>http://www.vacanciel.com/hotel-vacanciel-bidart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10/2012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CTORIA GARDEN</text:p>
          </table:table-cell>
          <table:table-cell office:value-type="string" calcext:value-type="string">
            <text:p>5 RUE RONSARD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44747" calcext:value-type="float">
            <text:p>559144747</text:p>
          </table:table-cell>
          <table:table-cell office:value-type="string" calcext:value-type="string">
            <text:p>sihi@victoriagarden.com</text:p>
          </table:table-cell>
          <table:table-cell office:value-type="string" calcext:value-type="string">
            <text:p>http://www.victoriagarden.com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3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ILLA CATARIE</text:p>
          </table:table-cell>
          <table:table-cell office:value-type="string" calcext:value-type="string">
            <text:p>415 AVENUE DU GENERAL DE GAULL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GUETHARY</text:p>
          </table:table-cell>
          <table:table-cell office:value-type="float" office:value="559475900" calcext:value-type="float">
            <text:p>559475900</text:p>
          </table:table-cell>
          <table:table-cell office:value-type="string" calcext:value-type="string">
            <text:p>hotel@villa-catarie.com</text:p>
          </table:table-cell>
          <table:table-cell office:value-type="string" calcext:value-type="string">
            <text:p>http://www.villa-catarie.com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4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ILLA GOXOA</text:p>
          </table:table-cell>
          <table:table-cell office:value-type="string" calcext:value-type="string">
            <text:p>32 AVENUE DES MAGNOLIAS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3243" calcext:value-type="float">
            <text:p>559203243</text:p>
          </table:table-cell>
          <table:table-cell office:value-type="string" calcext:value-type="string">
            <text:p>contact@villa-goxoa.com</text:p>
          </table:table-cell>
          <table:table-cell office:value-type="string" calcext:value-type="string">
            <text:p>http://www.villa-goxoa.com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6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ILLA L'ARCHE</text:p>
          </table:table-cell>
          <table:table-cell office:value-type="string" calcext:value-type="string">
            <text:p>2 RUE CAMBOENE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16595" calcext:value-type="float">
            <text:p>559516595</text:p>
          </table:table-cell>
          <table:table-cell office:value-type="string" calcext:value-type="string">
            <text:p>contact@villalarche.com</text:p>
          </table:table-cell>
          <table:table-cell office:value-type="string" calcext:value-type="string">
            <text:p>http://www.villalarche.com/fr/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8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ILLA NAVARRE</text:p>
          </table:table-cell>
          <table:table-cell office:value-type="string" calcext:value-type="string">
            <text:p>59 AVENUE TRESPOEY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46565" calcext:value-type="float">
            <text:p>559146565</text:p>
          </table:table-cell>
          <table:table-cell office:value-type="string" calcext:value-type="string">
            <text:p>reception@villanavarre.fr</text:p>
          </table:table-cell>
          <table:table-cell office:value-type="string" calcext:value-type="string">
            <text:p>http://www.villanavarre.fr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11/2013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VF VILLAGES OMORDIA</text:p>
          </table:table-cell>
          <table:table-cell office:value-type="string" calcext:value-type="string">
            <text:p>QUARTIER OMORDIA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05.59.54.20.95</text:p>
          </table:table-cell>
          <table:table-cell office:value-type="string" calcext:value-type="string">
            <text:p>sare@vvfvillages.fr</text:p>
          </table:table-cell>
          <table:table-cell office:value-type="string" calcext:value-type="string">
            <text:p>http://www.vvf-villages.fr/</text:p>
          </table:table-cell>
          <table:table-cell office:value-type="string" calcext:value-type="string">
            <text:p>Formule Location Pension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10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ERCURE PAU PALAIS DES SPORTS</text:p>
          </table:table-cell>
          <table:table-cell office:value-type="string" calcext:value-type="string">
            <text:p>106 AVENUE DE L'EUROP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842970" calcext:value-type="float">
            <text:p>559842970</text:p>
          </table:table-cell>
          <table:table-cell office:value-type="string" calcext:value-type="string">
            <text:p>h0952-gm@accor.com</text:p>
          </table:table-cell>
          <table:table-cell office:value-type="string" calcext:value-type="string">
            <text:p>https://www.accorhotels.com/fr/hotel-0952-hotel-mercure-pau-palais-des-sports/index.shtml</text:p>
          </table:table-cell>
          <table:table-cell office:value-type="string" calcext:value-type="string">
            <text:p>-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MERCURE BAYONNE CENTRE LE GRAND HOTEL</text:p>
          </table:table-cell>
          <table:table-cell office:value-type="string" calcext:value-type="string">
            <text:p>21 RUE THIERS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96200" calcext:value-type="float">
            <text:p>559596200</text:p>
          </table:table-cell>
          <table:table-cell office:value-type="string" calcext:value-type="string">
            <text:p>ha0y1@accor.com</text:p>
          </table:table-cell>
          <table:table-cell office:value-type="string" calcext:value-type="string">
            <text:p>https://www.accorhotels.com/fr/hotel-A0Y1-hotel-mercure-bayonne-centre-le-grand-hotel/index.shtml</text:p>
          </table:table-cell>
          <table:table-cell office:value-type="string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5/2017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GE DE VACANCES AZUREVA ANGLET</text:p>
          </table:table-cell>
          <table:table-cell office:value-type="string" calcext:value-type="string">
            <text:p>48 PROMENADE DES SABLES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9580470" calcext:value-type="float">
            <text:p>559580470</text:p>
          </table:table-cell>
          <table:table-cell office:value-type="string" calcext:value-type="string">
            <text:p>anglet@azureva-vacances.com</text:p>
          </table:table-cell>
          <table:table-cell office:value-type="string" calcext:value-type="string">
            <text:p>https://www.azureva-vacances.com/fr/village-vacances/anglet</text:p>
          </table:table-cell>
          <table:table-cell office:value-type="string" calcext:value-type="string">
            <text:p>Formule Pension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05/07/2017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LLAGE DE VACANCES AZUREVA GALBARRETA</text:p>
          </table:table-cell>
          <table:table-cell office:value-type="string" calcext:value-type="string">
            <text:p>175 BOULEVARD DE L'EMPEREUR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482626" calcext:value-type="float">
            <text:p>559482626</text:p>
          </table:table-cell>
          <table:table-cell office:value-type="string" calcext:value-type="string">
            <text:p>hendaye@azureva-vacances.com</text:p>
          </table:table-cell>
          <table:table-cell office:value-type="string" calcext:value-type="string">
            <text:p>https://www.azureva-vacances.com/fr/village-vacances/hendaye</text:p>
          </table:table-cell>
          <table:table-cell office:value-type="string" calcext:value-type="string">
            <text:p>Formule Pension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07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CAMPANILE PAU </text:p>
          </table:table-cell>
          <table:table-cell office:value-type="string" calcext:value-type="string">
            <text:p>BOULEVARD DE L'AVIATION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803233" calcext:value-type="float">
            <text:p>559803233</text:p>
          </table:table-cell>
          <table:table-cell office:value-type="string" calcext:value-type="string">
            <text:p>campapau@aliceadsl.fr</text:p>
          </table:table-cell>
          <table:table-cell office:value-type="string" calcext:value-type="string">
            <text:p>https://www.campanile.com/fr/hotels/campanile-pau</text:p>
          </table:table-cell>
          <table:table-cell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10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EOLE AROTXA KARRITA</text:p>
          </table:table-cell>
          <table:table-cell office:value-type="string" calcext:value-type="string">
            <text:p>AROTXA KARRITA CHEMIN OLASO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63709727" calcext:value-type="float">
            <text:p>563709727</text:p>
          </table:table-cell>
          <table:table-cell office:value-type="string" calcext:value-type="string">
            <text:p>clugan@andretriganogroupe.com</text:p>
          </table:table-cell>
          <table:table-cell office:value-type="string" calcext:value-type="string">
            <text:p>https://www.campeole.com/fr/arotxa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09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HEZ GERMAINE</text:p>
          </table:table-cell>
          <table:table-cell office:value-type="string" calcext:value-type="string">
            <text:p>18 ROUTE DE JOSBAIG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GEÜS-D'OLORON</text:p>
          </table:table-cell>
          <table:table-cell office:value-type="float" office:value="559880065" calcext:value-type="float">
            <text:p>559880065</text:p>
          </table:table-cell>
          <table:table-cell office:value-type="string" calcext:value-type="string">
            <text:p>chez.germaine64@gmail.com</text:p>
          </table:table-cell>
          <table:table-cell office:value-type="string" calcext:value-type="string">
            <text:p>https://www.logishotels.com/fr/hotel/hotel-chez-germaine-138311?partid=661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6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ODALYS DOMAINE IRATZIA</text:p>
          </table:table-cell>
          <table:table-cell office:value-type="string" calcext:value-type="string">
            <text:p>CHEMIN D'ERROMARDI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7800" calcext:value-type="float">
            <text:p>559517800</text:p>
          </table:table-cell>
          <table:table-cell office:value-type="string" calcext:value-type="string">
            <text:p>iratzia@odalys-vacances.com</text:p>
          </table:table-cell>
          <table:table-cell office:value-type="string" calcext:value-type="string">
            <text:p>https://www.odalys-vacances.com/location-mer/pays-basque/saint-jean-de-luz/domaine-iratzia.html#</text:p>
          </table:table-cell>
          <table:table-cell office:value-type="string" calcext:value-type="string">
            <text:p>-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ODALYS ERROMARDIE</text:p>
          </table:table-cell>
          <table:table-cell office:value-type="string" calcext:value-type="string">
            <text:p>CHEMIN D'ERROMARDI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5931" calcext:value-type="float">
            <text:p>559515931</text:p>
          </table:table-cell>
          <table:table-cell office:value-type="string" calcext:value-type="string">
            <text:p>grabowski.a@odalys-vacances.com</text:p>
          </table:table-cell>
          <table:table-cell office:value-type="string" calcext:value-type="string">
            <text:p>https://www.odalys-vacances.com/location-mer/pays-basque/saint-jean-de-luz/erromardie.html?duree=1#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3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PIERRE &amp; VACANCES EGUZKI</text:p>
          </table:table-cell>
          <table:table-cell office:value-type="string" calcext:value-type="string">
            <text:p>13 AVENUE ANDRE ITHURRALDE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2600" calcext:value-type="float">
            <text:p>559262600</text:p>
          </table:table-cell>
          <table:table-cell office:value-type="string" calcext:value-type="string">
            <text:p>reception.stjeandeluz@groupepvcp.com</text:p>
          </table:table-cell>
          <table:table-cell office:value-type="string" calcext:value-type="string">
            <text:p>https://www.pierreetvacances.com/fr-fr/fp_22L_location-residence-eguzki</text:p>
          </table:table-cell>
          <table:table-cell office:value-type="string" calcext:value-type="string">
            <text:p>-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05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PIERRE &amp; VACANCES LES TERRASSES D'ARCANGUES</text:p>
          </table:table-cell>
          <table:table-cell office:value-type="string" calcext:value-type="string">
            <text:p>LIEU-DIT LE BOURG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RCANGUES</text:p>
          </table:table-cell>
          <table:table-cell office:value-type="float" office:value="559433000" calcext:value-type="float">
            <text:p>559433000</text:p>
          </table:table-cell>
          <table:table-cell office:value-type="string" calcext:value-type="string">
            <text:p>reception.arcangues@groupepvcp.com</text:p>
          </table:table-cell>
          <table:table-cell office:value-type="string" calcext:value-type="string">
            <text:p>https://www.pierreetvacances.com/fr-fr/fp_AGL_location-residence-les-terrasses-d-arcangues?nba=2&amp;nbc=0&amp;nbb=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3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PIERRE &amp; VACANCES PREMIUM BIARRITZ HAGUNA</text:p>
          </table:table-cell>
          <table:table-cell office:value-type="string" calcext:value-type="string">
            <text:p>17 AVENUE DE LA REINE VICTORI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5050" calcext:value-type="float">
            <text:p>559415050</text:p>
          </table:table-cell>
          <table:table-cell office:value-type="string" calcext:value-type="string">
            <text:p>reception.biarritz-haguna@groupepvcp.com</text:p>
          </table:table-cell>
          <table:table-cell office:value-type="string" calcext:value-type="string">
            <text:p>https://www.pierreetvacances.com/fr-fr/fp_BZL_location-residence-premium-haguna</text:p>
          </table:table-cell>
          <table:table-cell office:value-type="string" calcext:value-type="string">
            <text:p>-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6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PIERRE &amp; VACANCES LE PARC D'ARRADOY</text:p>
          </table:table-cell>
          <table:table-cell office:value-type="string" calcext:value-type="string">
            <text:p>2 ROUTE D'ARNEGUY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UHART-CIZE</text:p>
          </table:table-cell>
          <table:table-cell office:value-type="float" office:value="559491212" calcext:value-type="float">
            <text:p>559491212</text:p>
          </table:table-cell>
          <table:table-cell office:value-type="string" calcext:value-type="string">
            <text:p>reception.saintjean@groupepvcp.com</text:p>
          </table:table-cell>
          <table:table-cell office:value-type="string" calcext:value-type="string">
            <text:p>https://www.pierreetvacances.com/fr-fr/fp_SJL_location-residence-le-parc-d-arradoy?utm_source=google&amp;utm_medium=Maps&amp;utm_campaign=Maps_FR_Le_Parc_d_Arradoy</text:p>
          </table:table-cell>
          <table:table-cell office:value-type="string" calcext:value-type="string">
            <text:p>-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1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ADISSON BLU BIARRITZ</text:p>
          </table:table-cell>
          <table:table-cell office:value-type="string" calcext:value-type="string">
            <text:p>1 CARREFOUR DHELIANTH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011313" calcext:value-type="float">
            <text:p>559011313</text:p>
          </table:table-cell>
          <table:table-cell office:value-type="string" calcext:value-type="string">
            <text:p>reservations.biarritz@radissonblu.com</text:p>
          </table:table-cell>
          <table:table-cell office:value-type="string" calcext:value-type="string">
            <text:p>https://www.radissonblu.com/fr/hotel-biarritz</text:p>
          </table:table-cell>
          <table:table-cell office:value-type="string" calcext:value-type="string">
            <text:p>-</text:p>
          </table:table-cell>
          <table:table-cell office:value-type="float" office:value="562" calcext:value-type="float">
            <text:p>562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08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ELIANTHAL THALAZUR HOTEL THALASSO &amp; SPA</text:p>
          </table:table-cell>
          <table:table-cell office:value-type="string" calcext:value-type="string">
            <text:p>PLACE MAURICE RAVEL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515151" calcext:value-type="float">
            <text:p>559515151</text:p>
          </table:table-cell>
          <table:table-cell office:value-type="string" calcext:value-type="string">
            <text:p>saintjeandeluz@thalazur.fr</text:p>
          </table:table-cell>
          <table:table-cell office:value-type="string" calcext:value-type="string">
            <text:p>https://www.thalazur.fr/hotel-helianthal/</text:p>
          </table:table-cell>
          <table:table-cell office:value-type="string" calcext:value-type="string">
            <text:p>-</text:p>
          </table:table-cell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1/07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COLLINES IDUKI</text:p>
          </table:table-cell>
          <table:table-cell office:value-type="string" calcext:value-type="string">
            <text:p>ROUTE DE LA COTE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LA BASTIDE-CLAIRENCE</text:p>
          </table:table-cell>
          <table:table-cell office:value-type="float" office:value="559702081" calcext:value-type="float">
            <text:p>559702081</text:p>
          </table:table-cell>
          <table:table-cell office:value-type="string" calcext:value-type="string">
            <text:p>iduki@iduki.net</text:p>
          </table:table-cell>
          <table:table-cell office:value-type="string" calcext:value-type="string">
            <text:p><text:a xlink:href="http://www.location/" xlink:type="simple">http://www.location</text:a>-vacances-paysbasque.com</text:p>
          </table:table-cell>
          <table:table-cell office:value-type="string" calcext:value-type="string">
            <text:p>-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1/08/2013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AIA SERGE BLANCO</text:p>
          </table:table-cell>
          <table:table-cell office:value-type="string" calcext:value-type="string">
            <text:p>76 AVENUE DES MIMOSAS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513535" calcext:value-type="float">
            <text:p>559513535</text:p>
          </table:table-cell>
          <table:table-cell office:value-type="string" calcext:value-type="string">
            <text:p>info@thalassoblanco.com</text:p>
          </table:table-cell>
          <table:table-cell office:value-type="string" calcext:value-type="string">
            <text:p><text:a xlink:href="http://www.thalassoblanco/" xlink:type="simple">http://www.thalassoblanco</text:a>.com</text:p>
          </table:table-cell>
          <table:table-cell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UNICIPAL DE MOSQUESROS</text:p>
          </table:table-cell>
          <table:table-cell office:value-type="string" calcext:value-type="string">
            <text:p>ROUTE DE BAYONNE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381294" calcext:value-type="float">
            <text:p>559381294</text:p>
          </table:table-cell>
          <table:table-cell office:value-type="string" calcext:value-type="string">
            <text:p>camping-mosqueros@actisource.fr</text:p>
          </table:table-cell>
          <table:table-cell office:value-type="string" calcext:value-type="string">
            <text:p>http://www.actisource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11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ONIS HOTEL BAYONNE</text:p>
          </table:table-cell>
          <table:table-cell office:value-type="string" calcext:value-type="string">
            <text:p>RUE MAYZOUNAVE BIDEA</text:p>
          </table:table-cell>
          <table:table-cell office:value-type="float" office:value="64990" calcext:value-type="float">
            <text:p>64990</text:p>
          </table:table-cell>
          <table:table-cell office:value-type="string" calcext:value-type="string">
            <text:p>LAHONCE</text:p>
          </table:table-cell>
          <table:table-cell office:value-type="float" office:value="494881864" calcext:value-type="float">
            <text:p>494881864</text:p>
          </table:table-cell>
          <table:table-cell office:value-type="string" calcext:value-type="string">
            <text:p>thierrydupouy@wanadoo.fr</text:p>
          </table:table-cell>
          <table:table-cell office:value-type="string" calcext:value-type="string">
            <text:p>http://www.adonis-hotel-bayonne.com</text:p>
          </table:table-cell>
          <table:table-cell office:value-type="string" calcext:value-type="string">
            <text:p>-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9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ER HOTEL AMARYS</text:p>
          </table:table-cell>
          <table:table-cell office:value-type="string" calcext:value-type="string">
            <text:p>ROUTE NATIONALE 10, BOUVELARD MARCEL DASSAUL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010404" calcext:value-type="float">
            <text:p>559010404</text:p>
          </table:table-cell>
          <table:table-cell office:value-type="string" calcext:value-type="string">
            <text:p>amarys.biarritz@wanadoo.fr</text:p>
          </table:table-cell>
          <table:table-cell office:value-type="string" calcext:value-type="string">
            <text:p>http://www.amarys-biarritz.com</text:p>
          </table:table-cell>
          <table:table-cell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10/2016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PPART'CITY PAU CENTRE</text:p>
          </table:table-cell>
          <table:table-cell office:value-type="string" calcext:value-type="string">
            <text:p>9 RUE DU MARECHAL JOFFR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559126330" calcext:value-type="float">
            <text:p>559126330</text:p>
          </table:table-cell>
          <table:table-cell office:value-type="string" calcext:value-type="string">
            <text:p>pau-centre@appartcity.com</text:p>
          </table:table-cell>
          <table:table-cell office:value-type="string" calcext:value-type="string">
            <text:p>http://www.appartcity.com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'AUBERGE BASQUE</text:p>
          </table:table-cell>
          <table:table-cell office:value-type="string" calcext:value-type="string">
            <text:p>VIEILLE ROUTE DE SAINT JEAN DE LUZ QUARTIER HELBARRON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17000" calcext:value-type="float">
            <text:p>559517000</text:p>
          </table:table-cell>
          <table:table-cell office:value-type="string" calcext:value-type="string">
            <text:p>contact@aubergebasque.com</text:p>
          </table:table-cell>
          <table:table-cell office:value-type="string" calcext:value-type="string">
            <text:p>http://www.aubergebasque.com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4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UBERGE LA CAVERNE</text:p>
          </table:table-cell>
          <table:table-cell office:value-type="string" calcext:value-type="string">
            <text:p>LES EAUX-CHAUDES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440" calcext:value-type="float">
            <text:p>559053440</text:p>
          </table:table-cell>
          <table:table-cell office:value-type="string" calcext:value-type="string">
            <text:p>videau.annie@wanadoo.fr</text:p>
          </table:table-cell>
          <table:table-cell office:value-type="string" calcext:value-type="string">
            <text:p>http://www.aubergelacaverne.com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8/07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RIKETENIA</text:p>
          </table:table-cell>
          <table:table-cell office:value-type="string" calcext:value-type="string">
            <text:p>142 RUE DE L'EGLISE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GUETHARY</text:p>
          </table:table-cell>
          <table:table-cell office:value-type="float" office:value="559265134" calcext:value-type="float">
            <text:p>559265134</text:p>
          </table:table-cell>
          <table:table-cell office:value-type="string" calcext:value-type="string">
            <text:p>contact@briketenia.com</text:p>
          </table:table-cell>
          <table:table-cell office:value-type="string" calcext:value-type="string">
            <text:p>http://www.briketenia.com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EOLE ABAYA</text:p>
          </table:table-cell>
          <table:table-cell office:value-type="string" calcext:value-type="string">
            <text:p>CHEMIN ESCOUBE-FAGADY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63709727" calcext:value-type="float">
            <text:p>563709727</text:p>
          </table:table-cell>
          <table:table-cell office:value-type="string" calcext:value-type="string">
            <text:p>clugan@andretriganogroupe.com</text:p>
          </table:table-cell>
          <table:table-cell office:value-type="string" calcext:value-type="string">
            <text:p>http://www.campeol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1/2014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INTZIRA</text:p>
          </table:table-cell>
          <table:table-cell office:value-type="string" calcext:value-type="string">
            <text:p>QUARTIER DU LAC</text:p>
          </table:table-cell>
          <table:table-cell office:value-type="float" office:value="64640" calcext:value-type="float">
            <text:p>64640</text:p>
          </table:table-cell>
          <table:table-cell office:value-type="string" calcext:value-type="string">
            <text:p>IHOLDY</text:p>
          </table:table-cell>
          <table:table-cell office:value-type="float" office:value="559375309" calcext:value-type="float">
            <text:p>559375309</text:p>
          </table:table-cell>
          <table:table-cell office:value-type="string" calcext:value-type="string">
            <text:p>info@camping-aintzira.com</text:p>
          </table:table-cell>
          <table:table-cell office:value-type="string" calcext:value-type="string">
            <text:p>http://www.camping-aintzir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5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UNICIPAL L'OREE DU BOIS</text:p>
          </table:table-cell>
          <table:table-cell office:value-type="string" calcext:value-type="string">
            <text:p>2 ALLEE DES SPORTS</text:p>
          </table:table-cell>
          <table:table-cell office:value-type="float" office:value="64370" calcext:value-type="float">
            <text:p>64370</text:p>
          </table:table-cell>
          <table:table-cell office:value-type="string" calcext:value-type="string">
            <text:p>ARTHEZ-DE-BEARN</text:p>
          </table:table-cell>
          <table:table-cell office:value-type="float" office:value="559677656" calcext:value-type="float">
            <text:p>559677656</text:p>
          </table:table-cell>
          <table:table-cell office:value-type="string" calcext:value-type="string">
            <text:p>mairie.arthez@orange.fr</text:p>
          </table:table-cell>
          <table:table-cell office:value-type="string" calcext:value-type="string">
            <text:p>http://www.camping-arthez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11/2015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S TERRASSES DE XAPITALIA</text:p>
          </table:table-cell>
          <table:table-cell office:value-type="string" calcext:value-type="string">
            <text:p>ROUTE DE CAMBO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HASPARREN</text:p>
          </table:table-cell>
          <table:table-cell office:value-type="float" office:value="559550215" calcext:value-type="float">
            <text:p>559550215</text:p>
          </table:table-cell>
          <table:table-cell office:value-type="string" calcext:value-type="string">
            <text:p>contact@camping-xapitalia.fr</text:p>
          </table:table-cell>
          <table:table-cell office:value-type="string" calcext:value-type="string">
            <text:p>http://www.camping-au-pays-basque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E GETEU</text:p>
          </table:table-cell>
          <table:table-cell office:value-type="string" calcext:value-type="string">
            <text:p>QUARTIER GETEU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OUVIE-SOUBIRON</text:p>
          </table:table-cell>
          <table:table-cell office:value-type="float" office:value="559053715" calcext:value-type="float">
            <text:p>559053715</text:p>
          </table:table-cell>
          <table:table-cell office:value-type="string" calcext:value-type="string">
            <text:p>beigbeder.jean@wanadoo.fr</text:p>
          </table:table-cell>
          <table:table-cell office:value-type="string" calcext:value-type="string">
            <text:p>http://www.camping-laruns-ossau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Loisi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ANNEXE PONT LAUGUÈRE</text:p>
          </table:table-cell>
          <table:table-cell office:value-type="string" calcext:value-type="string">
            <text:p>RUE D'AYGUEBERE - QUARTIER GAR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599" calcext:value-type="float">
            <text:p>559053599</text:p>
          </table:table-cell>
          <table:table-cell office:value-type="string" calcext:value-type="string">
            <text:p>camping-pont-lauguere@wanadoo.fr</text:p>
          </table:table-cell>
          <table:table-cell office:value-type="string" calcext:value-type="string">
            <text:p>http://www.camping-laruns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PONT LAUGUÈRE</text:p>
          </table:table-cell>
          <table:table-cell office:value-type="string" calcext:value-type="string">
            <text:p>RUE DE LAUGUÈRE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LARUNS</text:p>
          </table:table-cell>
          <table:table-cell office:value-type="float" office:value="559053599" calcext:value-type="float">
            <text:p>559053599</text:p>
          </table:table-cell>
          <table:table-cell office:value-type="string" calcext:value-type="string">
            <text:p>camping-pont-lauguere@wanadoo.fr</text:p>
          </table:table-cell>
          <table:table-cell office:value-type="string" calcext:value-type="string">
            <text:p>http://www.camping-laruns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0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SAILLET </text:p>
          </table:table-cell>
          <table:table-cell office:value-type="string" calcext:value-type="string">
            <text:p>LE SAILLET</text:p>
          </table:table-cell>
          <table:table-cell office:value-type="float" office:value="64800" calcext:value-type="float">
            <text:p>64800</text:p>
          </table:table-cell>
          <table:table-cell office:value-type="string" calcext:value-type="string">
            <text:p>LESTELLE-BETHARRAM</text:p>
          </table:table-cell>
          <table:table-cell office:value-type="float" office:value="559719865" calcext:value-type="float">
            <text:p>559719865</text:p>
          </table:table-cell>
          <table:table-cell office:value-type="string" calcext:value-type="string">
            <text:p>le-saillet@orange.fr</text:p>
          </table:table-cell>
          <table:table-cell office:value-type="string" calcext:value-type="string">
            <text:p>http://www.camping-le-saillet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5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OYAM</text:p>
          </table:table-cell>
          <table:table-cell office:value-type="string" calcext:value-type="string">
            <text:p>CHEMIN OYHAMBURU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9161" calcext:value-type="float">
            <text:p>559549161</text:p>
          </table:table-cell>
          <table:table-cell office:value-type="string" calcext:value-type="string">
            <text:p>accueil@camping-oyam.com</text:p>
          </table:table-cell>
          <table:table-cell office:value-type="string" calcext:value-type="string">
            <text:p>http://www.camping-oyam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2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U PONT D'ABENSE</text:p>
          </table:table-cell>
          <table:table-cell office:value-type="string" calcext:value-type="string">
            <text:p>ABENSE DE HAUT, ALOS-SIBAS-ABENSE</text:p>
          </table:table-cell>
          <table:table-cell office:value-type="float" office:value="64470" calcext:value-type="float">
            <text:p>64470</text:p>
          </table:table-cell>
          <table:table-cell office:value-type="string" calcext:value-type="string">
            <text:p>TARDETS-SORHOLUS</text:p>
          </table:table-cell>
          <table:table-cell office:value-type="float" office:value="559285876" calcext:value-type="float">
            <text:p>559285876</text:p>
          </table:table-cell>
          <table:table-cell office:value-type="string" calcext:value-type="string">
            <text:p>camping.abense@wanadoo.fr</text:p>
          </table:table-cell>
          <table:table-cell office:value-type="string" calcext:value-type="string">
            <text:p>http://www.camping-pontabens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PYRENEES PASSION</text:p>
          </table:table-cell>
          <table:table-cell office:value-type="string" calcext:value-type="string">
            <text:p>29 RUE DE LA NAOU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AREN</text:p>
          </table:table-cell>
          <table:table-cell office:value-type="float" office:value="559880188" calcext:value-type="float">
            <text:p>559880188</text:p>
          </table:table-cell>
          <table:table-cell office:value-type="string" calcext:value-type="string">
            <text:p>contact@camping-pyrenees-passion.com</text:p>
          </table:table-cell>
          <table:table-cell office:value-type="string" calcext:value-type="string">
            <text:p>http://www.camping-pyrenees-passio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TERRIER</text:p>
          </table:table-cell>
          <table:table-cell office:value-type="string" calcext:value-type="string">
            <text:p>AVENUE DU VERT GALANT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float" office:value="559810182" calcext:value-type="float">
            <text:p>559810182</text:p>
          </table:table-cell>
          <table:table-cell office:value-type="string" calcext:value-type="string">
            <text:p>camping.terrier@wanadoo.fr</text:p>
          </table:table-cell>
          <table:table-cell office:value-type="string" calcext:value-type="string">
            <text:p>http://www.camping-terrier64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5/04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XOKOAN </text:p>
          </table:table-cell>
          <table:table-cell office:value-type="string" calcext:value-type="string">
            <text:p>QUARTIER DANTCHAR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AINHOA</text:p>
          </table:table-cell>
          <table:table-cell office:value-type="float" office:value="559299026" calcext:value-type="float">
            <text:p>559299026</text:p>
          </table:table-cell>
          <table:table-cell office:value-type="string" calcext:value-type="string">
            <text:p>etchartenea@orange.fr</text:p>
          </table:table-cell>
          <table:table-cell office:value-type="string" calcext:value-type="string">
            <text:p>http://www.camping-xokoa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10/2015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DU GAVE</text:p>
          </table:table-cell>
          <table:table-cell office:value-type="string" calcext:value-type="string">
            <text:p>CHEMIN DU CAMPING</text:p>
          </table:table-cell>
          <table:table-cell office:value-type="float" office:value="64390" calcext:value-type="float">
            <text:p>64390</text:p>
          </table:table-cell>
          <table:table-cell office:value-type="string" calcext:value-type="string">
            <text:p>SAUVETERRE-DE-BEARN</text:p>
          </table:table-cell>
          <table:table-cell office:value-type="float" office:value="559385330" calcext:value-type="float">
            <text:p>559385330</text:p>
          </table:table-cell>
          <table:table-cell office:value-type="string" calcext:value-type="string">
            <text:p>campinologue@gmail.com</text:p>
          </table:table-cell>
          <table:table-cell office:value-type="string" calcext:value-type="string">
            <text:p>http://www.campingdugave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10/2014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SAINT-JACQUES</text:p>
          </table:table-cell>
          <table:table-cell office:value-type="string" calcext:value-type="string">
            <text:p>CHEMIN DU MOULIN</text:p>
          </table:table-cell>
          <table:table-cell office:value-type="float" office:value="64390" calcext:value-type="float">
            <text:p>64390</text:p>
          </table:table-cell>
          <table:table-cell office:value-type="string" calcext:value-type="string">
            <text:p>LAAS</text:p>
          </table:table-cell>
          <table:table-cell office:value-type="float" office:value="559660629" calcext:value-type="float">
            <text:p>559660629</text:p>
          </table:table-cell>
          <table:table-cell office:value-type="string" calcext:value-type="string">
            <text:p>campinglesaintjacques@orange.fr</text:p>
          </table:table-cell>
          <table:table-cell office:value-type="string" calcext:value-type="string">
            <text:p>http://www.campinglesaintjacques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7/2013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bergement DispersE</text:p>
          </table:table-cell>
          <table:table-cell office:value-type="string" calcext:value-type="string">
            <text:p>LES CHALETS D'IRATY</text:p>
          </table:table-cell>
          <table:table-cell office:value-type="string" calcext:value-type="string">
            <text:p>IRATY</text:p>
          </table:table-cell>
          <table:table-cell office:value-type="float" office:value="64560" calcext:value-type="float">
            <text:p>64560</text:p>
          </table:table-cell>
          <table:table-cell office:value-type="string" calcext:value-type="string">
            <text:p>LARRAU</text:p>
          </table:table-cell>
          <table:table-cell office:value-type="float" office:value="559285129" calcext:value-type="float">
            <text:p>559285129</text:p>
          </table:table-cell>
          <table:table-cell office:value-type="string" calcext:value-type="string">
            <text:p>info@chalets-iraty.com</text:p>
          </table:table-cell>
          <table:table-cell office:value-type="string" calcext:value-type="string">
            <text:p>http://www.chalets-iraty.com</text:p>
          </table:table-cell>
          <table:table-cell office:value-type="string" calcext:value-type="string">
            <text:p>Formule Location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15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S CHALETS D'HIRIBERRIA</text:p>
          </table:table-cell>
          <table:table-cell office:value-type="string" calcext:value-type="string">
            <text:p>MAISON HAIZEA RUE HIRIBERR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ITXASSOU</text:p>
          </table:table-cell>
          <table:table-cell office:value-type="string" calcext:value-type="string">
            <text:p>06.25.48.36.99</text:p>
          </table:table-cell>
          <table:table-cell office:value-type="string" calcext:value-type="string">
            <text:p>chaletshiriberria@laposte.net</text:p>
          </table:table-cell>
          <table:table-cell office:value-type="string" calcext:value-type="string">
            <text:p>http://www.chaletshiriberri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10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SUNELIA COL D'IBARDIN</text:p>
          </table:table-cell>
          <table:table-cell office:value-type="string" calcext:value-type="string">
            <text:p>220 ROUTE D'OLHETTE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543121" calcext:value-type="float">
            <text:p>559543121</text:p>
          </table:table-cell>
          <table:table-cell office:value-type="string" calcext:value-type="string">
            <text:p>info@col-ibardin.com</text:p>
          </table:table-cell>
          <table:table-cell office:value-type="string" calcext:value-type="string">
            <text:p>http://www.col-ibardi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7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HOTELIÈRE DU GOLF</text:p>
          </table:table-cell>
          <table:table-cell office:value-type="string" calcext:value-type="string">
            <text:p>PLACE WILLIAM SHARP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084000" calcext:value-type="float">
            <text:p>559084000</text:p>
          </table:table-cell>
          <table:table-cell office:value-type="string" calcext:value-type="string">
            <text:p>direction@cotebasquevacances.com</text:p>
          </table:table-cell>
          <table:table-cell office:value-type="string" calcext:value-type="string">
            <text:p>http://www.cotebasquevacances.com</text:p>
          </table:table-cell>
          <table:table-cell office:value-type="string" calcext:value-type="string">
            <text:p>-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1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MAINE DE BASSILOUR</text:p>
          </table:table-cell>
          <table:table-cell office:value-type="string" calcext:value-type="string">
            <text:p>RUE BURRUNTZ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419085" calcext:value-type="float">
            <text:p>559419085</text:p>
          </table:table-cell>
          <table:table-cell office:value-type="string" calcext:value-type="string">
            <text:p>bassilour@wanadoo.fr</text:p>
          </table:table-cell>
          <table:table-cell office:value-type="string" calcext:value-type="string">
            <text:p>http://www.domainedebassilour.com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LE DOMAINE D'ESPERBASQUE</text:p>
          </table:table-cell>
          <table:table-cell office:value-type="string" calcext:value-type="string">
            <text:p>CHEMIN DE LAGISQUET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382104" calcext:value-type="float">
            <text:p>559382104</text:p>
          </table:table-cell>
          <table:table-cell office:value-type="string" calcext:value-type="string">
            <text:p>info@esperbasque.com</text:p>
          </table:table-cell>
          <table:table-cell office:value-type="string" calcext:value-type="string">
            <text:p>http://www.esperbasqu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1/12/2016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Aire naturel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ERME LANDRAN</text:p>
          </table:table-cell>
          <table:table-cell office:value-type="string" calcext:value-type="string">
            <text:p>ROUTE DE LAMBARRE</text:p>
          </table:table-cell>
          <table:table-cell office:value-type="float" office:value="64130" calcext:value-type="float">
            <text:p>64130</text:p>
          </table:table-cell>
          <table:table-cell office:value-type="string" calcext:value-type="string">
            <text:p>ORDIARP</text:p>
          </table:table-cell>
          <table:table-cell office:value-type="float" office:value="559281955" calcext:value-type="float">
            <text:p>559281955</text:p>
          </table:table-cell>
          <table:table-cell office:value-type="string" calcext:value-type="string">
            <text:p>landran@wanadoo.fr</text:p>
          </table:table-cell>
          <table:table-cell office:value-type="string" calcext:value-type="string">
            <text:p>http://www.ferme-landran-locatio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8/03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ERME DE CANDELOUP</text:p>
          </table:table-cell>
          <table:table-cell office:value-type="string" calcext:value-type="string">
            <text:p>CHEMIN AUGAS, QUARTIER CANDELOUP</text:p>
          </table:table-cell>
          <table:table-cell office:value-type="float" office:value="64360" calcext:value-type="float">
            <text:p>64360</text:p>
          </table:table-cell>
          <table:table-cell office:value-type="string" calcext:value-type="string">
            <text:p>MONEIN</text:p>
          </table:table-cell>
          <table:table-cell office:value-type="float" office:value="559212668" calcext:value-type="float">
            <text:p>559212668</text:p>
          </table:table-cell>
          <table:table-cell office:value-type="string" calcext:value-type="string">
            <text:p>info@fermedecandeloup.fr</text:p>
          </table:table-cell>
          <table:table-cell office:value-type="string" calcext:value-type="string">
            <text:p>http://www.fermedecandeloup.fr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FRÈRES IBARBOURE - TABLE ET HOSTELLERIE</text:p>
          </table:table-cell>
          <table:table-cell office:value-type="string" calcext:value-type="string">
            <text:p>CHEMIN TTALIENE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475830" calcext:value-type="float">
            <text:p>559475830</text:p>
          </table:table-cell>
          <table:table-cell office:value-type="string" calcext:value-type="string">
            <text:p>contact@freresibarboure.com</text:p>
          </table:table-cell>
          <table:table-cell office:value-type="string" calcext:value-type="string">
            <text:p>http://www.freresibarboure.com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1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s/>GRAND HOTEL DE LA POSTE</text:p>
          </table:table-cell>
          <table:table-cell office:value-type="string" calcext:value-type="string">
            <text:p>83 RUE GAMBETTA 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0453" calcext:value-type="float">
            <text:p>559260453</text:p>
          </table:table-cell>
          <table:table-cell office:value-type="string" calcext:value-type="string">
            <text:p>contact@grandhoteldelaposte.com</text:p>
          </table:table-cell>
          <table:table-cell office:value-type="string" calcext:value-type="string">
            <text:p>http://www.grandhoteldelaposte.com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2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GUR DENERI</text:p>
          </table:table-cell>
          <table:table-cell office:value-type="string" calcext:value-type="string">
            <text:p>14 IMPASSE MUSKO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CIBOURE</text:p>
          </table:table-cell>
          <table:table-cell office:value-type="float" office:value="559470283" calcext:value-type="float">
            <text:p>559470283</text:p>
          </table:table-cell>
          <table:table-cell office:value-type="string" calcext:value-type="string">
            <text:p>hotel-agur.deneri@wanadoo.fr</text:p>
          </table:table-cell>
          <table:table-cell office:value-type="string" calcext:value-type="string">
            <text:p>http://www.hotel-agur-deneri.com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4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AROCENA</text:p>
          </table:table-cell>
          <table:table-cell office:value-type="string" calcext:value-type="string">
            <text:p>CHEMIN KARRIKA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SAINT-PEE-SUR-NIVELLE</text:p>
          </table:table-cell>
          <table:table-cell office:value-type="float" office:value="559541021" calcext:value-type="float">
            <text:p>559541021</text:p>
          </table:table-cell>
          <table:table-cell office:value-type="string" calcext:value-type="string">
            <text:p>hotel.arocena@wanadoo.fr</text:p>
          </table:table-cell>
          <table:table-cell office:value-type="string" calcext:value-type="string">
            <text:p>http://www.hotel-arocena.com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ARNETCHE</text:p>
          </table:table-cell>
          <table:table-cell office:value-type="string" calcext:value-type="string">
            <text:p>5 AVENUE CHARLES FLOQUET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2225" calcext:value-type="float">
            <text:p>559242225</text:p>
          </table:table-cell>
          <table:table-cell office:value-type="string" calcext:value-type="string">
            <text:p>info@hotel-barnetche.fr</text:p>
          </table:table-cell>
          <table:table-cell office:value-type="string" calcext:value-type="string">
            <text:p>http://www.hotel-barnetche.fr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1/07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S BASSES PYRENEES</text:p>
          </table:table-cell>
          <table:table-cell office:value-type="string" calcext:value-type="string">
            <text:p>12-13 RUE TOUR DE SAULT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257088" calcext:value-type="float">
            <text:p>559257088</text:p>
          </table:table-cell>
          <table:table-cell office:value-type="string" calcext:value-type="string">
            <text:p>contact@hoteldesbassespyrenees.com</text:p>
          </table:table-cell>
          <table:table-cell office:value-type="string" calcext:value-type="string">
            <text:p>http://www.hotel-bassespyrenees-bayonne.com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3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&amp;B PAU LESCAR</text:p>
          </table:table-cell>
          <table:table-cell office:value-type="string" calcext:value-type="string">
            <text:p>5 RUE CHARLES MOUREU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LESCAR</text:p>
          </table:table-cell>
          <table:table-cell office:value-type="float" office:value="892702236" calcext:value-type="float">
            <text:p>892702236</text:p>
          </table:table-cell>
          <table:table-cell office:value-type="string" calcext:value-type="string">
            <text:p>bb_4524@hotelbb.com</text:p>
          </table:table-cell>
          <table:table-cell office:value-type="string" calcext:value-type="string">
            <text:p>http://www.hotel-bb.com</text:p>
          </table:table-cell>
          <table:table-cell office:value-type="string" calcext:value-type="string">
            <text:p>-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3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ERGERET SPORT</text:p>
          </table:table-cell>
          <table:table-cell office:value-type="string" calcext:value-type="string">
            <text:p>4 RUE DES CLEMATITES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HENDAYE</text:p>
          </table:table-cell>
          <table:table-cell office:value-type="float" office:value="559200078" calcext:value-type="float">
            <text:p>559200078</text:p>
          </table:table-cell>
          <table:table-cell office:value-type="string" calcext:value-type="string">
            <text:p>hotel-bergeret-sport@orange.fr</text:p>
          </table:table-cell>
          <table:table-cell office:value-type="string" calcext:value-type="string">
            <text:p>http://www.hotel-bergeret-sport.com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12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CHILHAR</text:p>
          </table:table-cell>
          <table:table-cell office:value-type="string" calcext:value-type="string">
            <text:p>25 XILARENEKO KARRIK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ESPELETTE</text:p>
          </table:table-cell>
          <table:table-cell office:value-type="float" office:value="559428901" calcext:value-type="float">
            <text:p>559428901</text:p>
          </table:table-cell>
          <table:table-cell office:value-type="string" calcext:value-type="string">
            <text:p>contact@hotel-chilhar.com</text:p>
          </table:table-cell>
          <table:table-cell office:value-type="string" calcext:value-type="string">
            <text:p>http://www.hotel-chilhar.com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DONIBANE</text:p>
          </table:table-cell>
          <table:table-cell office:value-type="string" calcext:value-type="string">
            <text:p>AVENUE LAYA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2121" calcext:value-type="float">
            <text:p>559262121</text:p>
          </table:table-cell>
          <table:table-cell office:value-type="string" calcext:value-type="string">
            <text:p>donibane@donibane.fr</text:p>
          </table:table-cell>
          <table:table-cell office:value-type="string" calcext:value-type="string">
            <text:p>http://www.hotel-donibane-saintjeandeluz.fr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7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HARRETCHEA </text:p>
          </table:table-cell>
          <table:table-cell office:value-type="string" calcext:value-type="string">
            <text:p>20 CHEMIN D'HARRETXE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AHETZE</text:p>
          </table:table-cell>
          <table:table-cell office:value-type="float" office:value="559222559" calcext:value-type="float">
            <text:p>559222559</text:p>
          </table:table-cell>
          <table:table-cell office:value-type="string" calcext:value-type="string">
            <text:p>contact@Hotel-harretchea.com</text:p>
          </table:table-cell>
          <table:table-cell office:value-type="string" calcext:value-type="string">
            <text:p>http://www.hotel-harretchea.com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12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A DEVINIÈRE</text:p>
          </table:table-cell>
          <table:table-cell office:value-type="string" calcext:value-type="string">
            <text:p>5 RUE LOQUIN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string" calcext:value-type="string">
            <text:p>05.59.26.05.51.</text:p>
          </table:table-cell>
          <table:table-cell office:value-type="string" calcext:value-type="string">
            <text:p>la.deviniere.64@wanadoo.fr</text:p>
          </table:table-cell>
          <table:table-cell office:value-type="string" calcext:value-type="string">
            <text:p>http://www.hotel-la-deviniere.com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BAYONNE</text:p>
          </table:table-cell>
          <table:table-cell office:value-type="string" calcext:value-type="string">
            <text:p>1 AVENUE JEAN ROSTAND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681772075" calcext:value-type="float">
            <text:p>681772075</text:p>
          </table:table-cell>
          <table:table-cell office:value-type="string" calcext:value-type="string">
            <text:p>matthieu.lebayonne@biarritz-thalasso.com</text:p>
          </table:table-cell>
          <table:table-cell office:value-type="string" calcext:value-type="string">
            <text:p>http://www.hotel-le-bayonne.com</text:p>
          </table:table-cell>
          <table:table-cell office:value-type="string" calcext:value-type="string">
            <text:p>-</text:p>
          </table:table-cell>
          <table:table-cell office:value-type="float" office:value="214" calcext:value-type="float">
            <text:p>21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03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S ALMADIES</text:p>
          </table:table-cell>
          <table:table-cell office:value-type="string" calcext:value-type="string">
            <text:p>58 RUE LEON GAMBETTA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853448" calcext:value-type="float">
            <text:p>559853448</text:p>
          </table:table-cell>
          <table:table-cell office:value-type="string" calcext:value-type="string">
            <text:p>hotel.lesalmadies@wanadoo.fr</text:p>
          </table:table-cell>
          <table:table-cell office:value-type="string" calcext:value-type="string">
            <text:p>http://www.hotel-les-almadies.com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0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SAPHIR</text:p>
          </table:table-cell>
          <table:table-cell office:value-type="string" calcext:value-type="string">
            <text:p>3 RUE GASTON LARR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1223" calcext:value-type="float">
            <text:p>559241223</text:p>
          </table:table-cell>
          <table:table-cell office:value-type="string" calcext:value-type="string">
            <text:p>contact@hotel-lesaphir.com</text:p>
          </table:table-cell>
          <table:table-cell office:value-type="string" calcext:value-type="string">
            <text:p>http://www.hotel-lesaphir.com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1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OREAK</text:p>
          </table:table-cell>
          <table:table-cell office:value-type="string" calcext:value-type="string">
            <text:p>CHEMIN DE HAYET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50404" calcext:value-type="float">
            <text:p>559550404</text:p>
          </table:table-cell>
          <table:table-cell office:value-type="string" calcext:value-type="string">
            <text:p>contact@hotel-loreak.com</text:p>
          </table:table-cell>
          <table:table-cell office:value-type="string" calcext:value-type="string">
            <text:p>http://www.hotel-loreak.com</text:p>
          </table:table-cell>
          <table:table-cell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1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NEMO</text:p>
          </table:table-cell>
          <table:table-cell office:value-type="string" calcext:value-type="string">
            <text:p>41 RUE DU BRUSCOS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SAUVAGNON</text:p>
          </table:table-cell>
          <table:table-cell office:value-type="float" office:value="559309909" calcext:value-type="float">
            <text:p>559309909</text:p>
          </table:table-cell>
          <table:table-cell office:value-type="string" calcext:value-type="string">
            <text:p>hotel.nemo64@hotmail.fr</text:p>
          </table:table-cell>
          <table:table-cell office:value-type="string" calcext:value-type="string">
            <text:p>http://www.hotel-nemo.fr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9/04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STELLERIE DU PARC</text:p>
          </table:table-cell>
          <table:table-cell office:value-type="string" calcext:value-type="string">
            <text:p>AVENUE DE LA MAIRIE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CAMBO-LES-BAINS</text:p>
          </table:table-cell>
          <table:table-cell office:value-type="float" office:value="559935454" calcext:value-type="float">
            <text:p>559935454</text:p>
          </table:table-cell>
          <table:table-cell office:value-type="string" calcext:value-type="string">
            <text:p>hostellerie.parc@orange.fr</text:p>
          </table:table-cell>
          <table:table-cell office:value-type="string" calcext:value-type="string">
            <text:p>http://www.hotel-parc-cambo.com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PECOITZ</text:p>
          </table:table-cell>
          <table:table-cell office:value-type="string" calcext:value-type="string">
            <text:p>ROUTE D'IRATY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AINCILLE</text:p>
          </table:table-cell>
          <table:table-cell office:value-type="float" office:value="559371188" calcext:value-type="float">
            <text:p>559371188</text:p>
          </table:table-cell>
          <table:table-cell office:value-type="string" calcext:value-type="string">
            <text:p>pecoitz@wanadoo.fr</text:p>
          </table:table-cell>
          <table:table-cell office:value-type="string" calcext:value-type="string">
            <text:p>http://www.hotel-pecoitz-pays-basque.com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3/05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TAURANT EUZKADI</text:p>
          </table:table-cell>
          <table:table-cell office:value-type="string" calcext:value-type="string">
            <text:p>285 KARRIKA NAGUSIA</text:p>
          </table:table-cell>
          <table:table-cell office:value-type="float" office:value="64250" calcext:value-type="float">
            <text:p>64250</text:p>
          </table:table-cell>
          <table:table-cell office:value-type="string" calcext:value-type="string">
            <text:p>ESPELETTE</text:p>
          </table:table-cell>
          <table:table-cell office:value-type="float" office:value="559939188" calcext:value-type="float">
            <text:p>559939188</text:p>
          </table:table-cell>
          <table:table-cell office:value-type="string" calcext:value-type="string">
            <text:p>hotel.euzkadi@wanadoo.fr</text:p>
          </table:table-cell>
          <table:table-cell office:value-type="string" calcext:value-type="string">
            <text:p>http://www.hotel-restaurant-euzkadi.com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9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SAINT SYLVESTRE</text:p>
          </table:table-cell>
          <table:table-cell office:value-type="string" calcext:value-type="string">
            <text:p>QUARTIER ESNAZU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ALDUDES</text:p>
          </table:table-cell>
          <table:table-cell office:value-type="float" office:value="559375813" calcext:value-type="float">
            <text:p>559375813</text:p>
          </table:table-cell>
          <table:table-cell office:value-type="string" calcext:value-type="string">
            <text:p>stsylvestre.hotel@neuf.fr</text:p>
          </table:table-cell>
          <table:table-cell office:value-type="string" calcext:value-type="string">
            <text:p>http://www.hotel-restaurant-vallee-des-aldudes.com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7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ICHELIEU</text:p>
          </table:table-cell>
          <table:table-cell office:value-type="string" calcext:value-type="string">
            <text:p>35 RUE LOUIS BARTHOU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EAUX-BONNES</text:p>
          </table:table-cell>
          <table:table-cell office:value-type="float" office:value="559053410" calcext:value-type="float">
            <text:p>559053410</text:p>
          </table:table-cell>
          <table:table-cell office:value-type="string" calcext:value-type="string">
            <text:p>hotelrichelieu@gmail.com</text:p>
          </table:table-cell>
          <table:table-cell office:value-type="string" calcext:value-type="string">
            <text:p>http://www.hotel-richelieu.fr</text:p>
          </table:table-cell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4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 BISCAU</text:p>
          </table:table-cell>
          <table:table-cell office:value-type="string" calcext:value-type="string">
            <text:p>RUE DES BERGERS</text:p>
          </table:table-cell>
          <table:table-cell office:value-type="float" office:value="64440" calcext:value-type="float">
            <text:p>64440</text:p>
          </table:table-cell>
          <table:table-cell office:value-type="string" calcext:value-type="string">
            <text:p>GABAS</text:p>
          </table:table-cell>
          <table:table-cell office:value-type="float" office:value="559053137" calcext:value-type="float">
            <text:p>559053137</text:p>
          </table:table-cell>
          <table:table-cell office:value-type="string" calcext:value-type="string">
            <text:p>x.laborde0972@orange.fr</text:p>
          </table:table-cell>
          <table:table-cell office:value-type="string" calcext:value-type="string">
            <text:p>http://www.hotel-vallee-ossau-biscau.fr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12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VILLA KOEGUI BIARRITZ</text:p>
          </table:table-cell>
          <table:table-cell office:value-type="string" calcext:value-type="string">
            <text:p>7 RUE DE GASCOGNE 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500777" calcext:value-type="float">
            <text:p>559500777</text:p>
          </table:table-cell>
          <table:table-cell office:value-type="string" calcext:value-type="string">
            <text:p>contact@villakoegui-biarritz.fr</text:p>
          </table:table-cell>
          <table:table-cell office:value-type="string" calcext:value-type="string">
            <text:p>http://www.hotel-villakoegui-biarritz.fr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7/05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&amp;B BAYONNE</text:p>
          </table:table-cell>
          <table:table-cell office:value-type="string" calcext:value-type="string">
            <text:p>29 RUE DU COLONEL MELVILLE LYNCH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892788008" calcext:value-type="float">
            <text:p>892788008</text:p>
          </table:table-cell>
          <table:table-cell office:value-type="string" calcext:value-type="string">
            <text:p>bb_4120@hotelbb.com</text:p>
          </table:table-cell>
          <table:table-cell office:value-type="string" calcext:value-type="string">
            <text:p>http://www.hotelbb.com</text:p>
          </table:table-cell>
          <table:table-cell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11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CHÂTEAU DU CLAIR DE LUNE</text:p>
          </table:table-cell>
          <table:table-cell office:value-type="string" calcext:value-type="string">
            <text:p>48 AVENUE ALAN SEEGER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05.59.41.53.20</text:p>
          </table:table-cell>
          <table:table-cell office:value-type="string" calcext:value-type="string">
            <text:p>reception@hotelclairlune.com</text:p>
          </table:table-cell>
          <table:table-cell office:value-type="string" calcext:value-type="string">
            <text:p>http://www.hotelclairlune.fr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5/01/201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FRANCE</text:p>
          </table:table-cell>
          <table:table-cell office:value-type="string" calcext:value-type="string">
            <text:p>15 PLACE SAINTE FOY</text:p>
          </table:table-cell>
          <table:table-cell office:value-type="float" office:value="64160" calcext:value-type="float">
            <text:p>64160</text:p>
          </table:table-cell>
          <table:table-cell office:value-type="string" calcext:value-type="string">
            <text:p>MORLAÀS</text:p>
          </table:table-cell>
          <table:table-cell office:value-type="float" office:value="559334024" calcext:value-type="float">
            <text:p>559334024</text:p>
          </table:table-cell>
          <table:table-cell office:value-type="string" calcext:value-type="string">
            <text:p>hoteldefrance-morlaas@wanadoo.fr</text:p>
          </table:table-cell>
          <table:table-cell office:value-type="string" calcext:value-type="string">
            <text:p>http://www.hoteldefrance-moprlaas.com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9/10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DE LA RHUNE</text:p>
          </table:table-cell>
          <table:table-cell office:value-type="string" calcext:value-type="string">
            <text:p>PLACE PIERRE LOTI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675604465" calcext:value-type="float">
            <text:p>675604465</text:p>
          </table:table-cell>
          <table:table-cell office:value-type="string" calcext:value-type="string">
            <text:p>hoteldelarhune@orange.fr</text:p>
          </table:table-cell>
          <table:table-cell office:value-type="string" calcext:value-type="string">
            <text:p>http://www.hoteldelarhune.net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6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BAR DU FRONTON</text:p>
          </table:table-cell>
          <table:table-cell office:value-type="string" calcext:value-type="string">
            <text:p>PLACE SAUVEUR ATCHOAREN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559547276" calcext:value-type="float">
            <text:p>559547276</text:p>
          </table:table-cell>
          <table:table-cell office:value-type="string" calcext:value-type="string">
            <text:p>contact@hoteldufronton.com</text:p>
          </table:table-cell>
          <table:table-cell office:value-type="string" calcext:value-type="string">
            <text:p>http://www.hoteldufronton.com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9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SAINT-CHARLES</text:p>
          </table:table-cell>
          <table:table-cell office:value-type="string" calcext:value-type="string">
            <text:p>47 AVENUE DE LA REINE VICTORI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1054" calcext:value-type="float">
            <text:p>559241054</text:p>
          </table:table-cell>
          <table:table-cell office:value-type="string" calcext:value-type="string">
            <text:p>contact@hotelstcharles.com</text:p>
          </table:table-cell>
          <table:table-cell office:value-type="string" calcext:value-type="string">
            <text:p>http://www.hotelstcharles.com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6/06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RELAIS SAINT JACQUES </text:p>
          </table:table-cell>
          <table:table-cell office:value-type="string" calcext:value-type="string">
            <text:p>13 AVENUE DE VERDUN 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0255" calcext:value-type="float">
            <text:p>559260255</text:p>
          </table:table-cell>
          <table:table-cell office:value-type="string" calcext:value-type="string">
            <text:p>hotelstjacques@gmail.com</text:p>
          </table:table-cell>
          <table:table-cell office:value-type="string" calcext:value-type="string">
            <text:p>http://www.hotelstjacques-stjeandeluz.com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04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BAYONNE CENTRE</text:p>
          </table:table-cell>
          <table:table-cell office:value-type="string" calcext:value-type="string">
            <text:p>46 BOULEVARD ALSACE LORRAINE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03838" calcext:value-type="float">
            <text:p>559503838</text:p>
          </table:table-cell>
          <table:table-cell office:value-type="string" calcext:value-type="string">
            <text:p>h1639-gm@accor.com</text:p>
          </table:table-cell>
          <table:table-cell office:value-type="string" calcext:value-type="string">
            <text:p>http://www.ibis.com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11/2016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IBIS STYLES BAYONNE CENTRE GARE</text:p>
          </table:table-cell>
          <table:table-cell office:value-type="string" calcext:value-type="string">
            <text:p>1 PLACE DE LA REPUBLIQUE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</text:p>
          </table:table-cell>
          <table:table-cell office:value-type="float" office:value="559550808" calcext:value-type="float">
            <text:p>559550808</text:p>
          </table:table-cell>
          <table:table-cell office:value-type="string" calcext:value-type="string">
            <text:p>h8716@accor.com</text:p>
          </table:table-cell>
          <table:table-cell office:value-type="string" calcext:value-type="string">
            <text:p>http://www.ibisstyles.com</text:p>
          </table:table-cell>
          <table:table-cell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7/2014</text:p>
          </table:table-cell>
          <table:table-cell office:value-type="string" calcext:value-type="string">
            <text:p>PARC RESIDENTIEL DE LOISIRS</text:p>
          </table:table-cell>
          <table:table-cell office:value-type="string" calcext:value-type="string">
            <text:p>1 Etoi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CHALETS D'IKTUS</text:p>
          </table:table-cell>
          <table:table-cell office:value-type="string" calcext:value-type="string">
            <text:p>MAISON DES LACS</text:p>
          </table:table-cell>
          <table:table-cell office:value-type="float" office:value="64110" calcext:value-type="float">
            <text:p>64110</text:p>
          </table:table-cell>
          <table:table-cell office:value-type="string" calcext:value-type="string">
            <text:p>LAROIN</text:p>
          </table:table-cell>
          <table:table-cell office:value-type="float" office:value="559838120" calcext:value-type="float">
            <text:p>559838120</text:p>
          </table:table-cell>
          <table:table-cell office:value-type="string" calcext:value-type="string">
            <text:p>iktus@orange.fr</text:p>
          </table:table-cell>
          <table:table-cell office:value-type="string" calcext:value-type="string">
            <text:p>http://www.iktus-location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ST WESTERN HOTEL KEMARIS</text:p>
          </table:table-cell>
          <table:table-cell office:value-type="string" calcext:value-type="string">
            <text:p>34/35 AVENUE DU MARECHAL JOFFRE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31919" calcext:value-type="float">
            <text:p>559231919</text:p>
          </table:table-cell>
          <table:table-cell office:value-type="string" calcext:value-type="string">
            <text:p>contact@kemaris.fr</text:p>
          </table:table-cell>
          <table:table-cell office:value-type="string" calcext:value-type="string">
            <text:p>http://www.kemaris.fr</text:p>
          </table:table-cell>
          <table:table-cell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0/01/2014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LAGRANGE PRESTIGE LES PATIOS DEUGENIE</text:p>
          </table:table-cell>
          <table:table-cell office:value-type="string" calcext:value-type="string">
            <text:p>30-32 AVENUE DE LA REINE VICTORI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33780270" calcext:value-type="float">
            <text:p>533780270</text:p>
          </table:table-cell>
          <table:table-cell office:value-type="string" calcext:value-type="string">
            <text:p>biarritz@lagrange-holidays.com</text:p>
          </table:table-cell>
          <table:table-cell office:value-type="string" calcext:value-type="string">
            <text:p>http://www.lagrange-vacances.com</text:p>
          </table:table-cell>
          <table:table-cell office:value-type="string" calcext:value-type="string">
            <text:p>-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1/07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CHANTACO GOLF &amp; WELLNESS</text:p>
          </table:table-cell>
          <table:table-cell office:value-type="string" calcext:value-type="string">
            <text:p>ROUTE D'ASCAIN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413287" calcext:value-type="float">
            <text:p>559413287</text:p>
          </table:table-cell>
          <table:table-cell office:value-type="string" calcext:value-type="string">
            <text:p>hotel@lechantaco.com</text:p>
          </table:table-cell>
          <table:table-cell office:value-type="string" calcext:value-type="string">
            <text:p>http://www.lechantaco.com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7/07/201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RAND HOTEL THALASSO &amp; SPA</text:p>
          </table:table-cell>
          <table:table-cell office:value-type="string" calcext:value-type="string">
            <text:p>43 BOULEVARD THIERS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float" office:value="559263536" calcext:value-type="float">
            <text:p>559263536</text:p>
          </table:table-cell>
          <table:table-cell office:value-type="string" calcext:value-type="string">
            <text:p>reservation@luzgrandhotel.fr</text:p>
          </table:table-cell>
          <table:table-cell office:value-type="string" calcext:value-type="string">
            <text:p>http://www.luzgrandhotel.fr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4/09/2012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UNICIPAL DE MORLAÀS</text:p>
          </table:table-cell>
          <table:table-cell office:value-type="string" calcext:value-type="string">
            <text:p>RUE DE LA BASTIDE</text:p>
          </table:table-cell>
          <table:table-cell office:value-type="float" office:value="64160" calcext:value-type="float">
            <text:p>64160</text:p>
          </table:table-cell>
          <table:table-cell office:value-type="string" calcext:value-type="string">
            <text:p>MORLAÀS</text:p>
          </table:table-cell>
          <table:table-cell office:value-type="float" office:value="559334041" calcext:value-type="float">
            <text:p>559334041</text:p>
          </table:table-cell>
          <table:table-cell office:value-type="string" calcext:value-type="string">
            <text:p>commorlaas@cdg-64.fr</text:p>
          </table:table-cell>
          <table:table-cell office:value-type="string" calcext:value-type="string">
            <text:p>http://www.mairie-morlaas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03/2013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 CROISIÈRE</text:p>
          </table:table-cell>
          <table:table-cell office:value-type="string" calcext:value-type="string">
            <text:p>4 RUE LAVIGNE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ANGLET</text:p>
          </table:table-cell>
          <table:table-cell office:value-type="float" office:value="557269931" calcext:value-type="float">
            <text:p>557269931</text:p>
          </table:table-cell>
          <table:table-cell office:value-type="string" calcext:value-type="string">
            <text:p>info@nemea.fr</text:p>
          </table:table-cell>
          <table:table-cell office:value-type="string" calcext:value-type="string">
            <text:p>http://www.nemea.fr</text:p>
          </table:table-cell>
          <table:table-cell office:value-type="string" calcext:value-type="string">
            <text:p>-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4/09/201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PALACITO</text:p>
          </table:table-cell>
          <table:table-cell office:value-type="string" calcext:value-type="string">
            <text:p>1 RUE GAMBETTA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240489" calcext:value-type="float">
            <text:p>559240489</text:p>
          </table:table-cell>
          <table:table-cell office:value-type="string" calcext:value-type="string">
            <text:p>info@palacito.fr</text:p>
          </table:table-cell>
          <table:table-cell office:value-type="string" calcext:value-type="string">
            <text:p>http://www.palacito.fr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2/03/2017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SIDENCE LES PAVILLONS DU ROOY</text:p>
          </table:table-cell>
          <table:table-cell office:value-type="string" calcext:value-type="string">
            <text:p>AVENUE GABRIEL GRANER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383341" calcext:value-type="float">
            <text:p>559383341</text:p>
          </table:table-cell>
          <table:table-cell office:value-type="string" calcext:value-type="string">
            <text:p>contact@pavillonsdurooy.com</text:p>
          </table:table-cell>
          <table:table-cell office:value-type="string" calcext:value-type="string">
            <text:p>http://www.pavillonsdurooy.com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17/02/20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LE RELAIS ASPOIS</text:p>
          </table:table-cell>
          <table:table-cell office:value-type="string" calcext:value-type="string">
            <text:p>17 ROUTE DU SOMPORT</text:p>
          </table:table-cell>
          <table:table-cell office:value-type="float" office:value="64400" calcext:value-type="float">
            <text:p>64400</text:p>
          </table:table-cell>
          <table:table-cell office:value-type="string" calcext:value-type="string">
            <text:p>GURMENCON</text:p>
          </table:table-cell>
          <table:table-cell office:value-type="float" office:value="559390950" calcext:value-type="float">
            <text:p>559390950</text:p>
          </table:table-cell>
          <table:table-cell office:value-type="string" calcext:value-type="string">
            <text:p>relais-aspois@orange.fr</text:p>
          </table:table-cell>
          <table:table-cell office:value-type="string" calcext:value-type="string">
            <text:p>http://www.relais-aspois.com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5/12/2013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ES COTTAGES DU SALEYS</text:p>
          </table:table-cell>
          <table:table-cell office:value-type="string" calcext:value-type="string">
            <text:p>CHEMIN LABARTHE</text:p>
          </table:table-cell>
          <table:table-cell office:value-type="float" office:value="64270" calcext:value-type="float">
            <text:p>64270</text:p>
          </table:table-cell>
          <table:table-cell office:value-type="string" calcext:value-type="string">
            <text:p>SALIES-DE-BEARN</text:p>
          </table:table-cell>
          <table:table-cell office:value-type="float" office:value="559652855" calcext:value-type="float">
            <text:p>559652855</text:p>
          </table:table-cell>
          <table:table-cell office:value-type="string" calcext:value-type="string">
            <text:p>lescottagesdusaleys@residandco.com</text:p>
          </table:table-cell>
          <table:table-cell office:value-type="string" calcext:value-type="string">
            <text:p>http://www.residandco.com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3/11/201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OTEL RESIDENCE ALAIA</text:p>
          </table:table-cell>
          <table:table-cell office:value-type="string" calcext:value-type="string">
            <text:p>ROUTE D'ARRAIOA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559470472" calcext:value-type="float">
            <text:p>559470472</text:p>
          </table:table-cell>
          <table:table-cell office:value-type="string" calcext:value-type="string">
            <text:p>contact@residencealaia.fr</text:p>
          </table:table-cell>
          <table:table-cell office:value-type="string" calcext:value-type="string">
            <text:p>http://www.residence-hotel-alaia.fr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31/05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4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ERREKA</text:p>
          </table:table-cell>
          <table:table-cell office:value-type="string" calcext:value-type="string">
            <text:p>370 AVENUE DE CUMBA</text:p>
          </table:table-cell>
          <table:table-cell office:value-type="float" office:value="64210" calcext:value-type="float">
            <text:p>64210</text:p>
          </table:table-cell>
          <table:table-cell office:value-type="string" calcext:value-type="string">
            <text:p>BIDART</text:p>
          </table:table-cell>
          <table:table-cell office:value-type="float" office:value="299904455" calcext:value-type="float">
            <text:p>299904455</text:p>
          </table:table-cell>
          <table:table-cell office:value-type="string" calcext:value-type="string">
            <text:p>reservation@seagreen.fr</text:p>
          </table:table-cell>
          <table:table-cell office:value-type="string" calcext:value-type="string">
            <text:p>http://www.seagreen-campingerreka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2/06/2017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PLAGE SOUBELET</text:p>
          </table:table-cell>
          <table:table-cell office:value-type="string" calcext:value-type="string">
            <text:p>520 ROUTE DES PLAGES QUARTIER ACOTZ</text:p>
          </table:table-cell>
          <table:table-cell office:value-type="float" office:value="64500" calcext:value-type="float">
            <text:p>64500</text:p>
          </table:table-cell>
          <table:table-cell office:value-type="string" calcext:value-type="string">
            <text:p>SAINT-JEAN-DE-LUZ</text:p>
          </table:table-cell>
          <table:table-cell office:value-type="string" calcext:value-type="string">
            <text:p>05.59.26.51.60</text:p>
          </table:table-cell>
          <table:table-cell office:value-type="string" calcext:value-type="string">
            <text:p>camping.soubelet@wanadoo.fr</text:p>
          </table:table-cell>
          <table:table-cell office:value-type="string" calcext:value-type="string">
            <text:p>http://www.soubelet-plage.co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8/10/2013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2 Etoiles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ING MUNICIPAL PLAZA BERRI</text:p>
          </table:table-cell>
          <table:table-cell office:value-type="string" calcext:value-type="string">
            <text:p>AVENUE DU FRONTON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SAINT-JEAN-PIED-DE-PORT</text:p>
          </table:table-cell>
          <table:table-cell office:value-type="float" office:value="559371119" calcext:value-type="float">
            <text:p>559371119</text:p>
          </table:table-cell>
          <table:table-cell office:value-type="string" calcext:value-type="string">
            <text:p>mairie.stjeanpieddeport@wanadoo.fr</text:p>
          </table:table-cell>
          <table:table-cell office:value-type="string" calcext:value-type="string">
            <text:p>http://www.st-jean-pied-de-port.f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24/05/2013</text:p>
          </table:table-cell>
          <table:table-cell office:value-type="string" calcext:value-type="string">
            <text:p>RESIDENCE DE TOURISME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EMPORESIDENCE CATHEDRALE</text:p>
          </table:table-cell>
          <table:table-cell office:value-type="string" calcext:value-type="string">
            <text:p>9 RUE SABATERIE 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BAYONNE </text:p>
          </table:table-cell>
          <table:table-cell office:value-type="float" office:value="559591177" calcext:value-type="float">
            <text:p>559591177</text:p>
          </table:table-cell>
          <table:table-cell office:value-type="string" calcext:value-type="string">
            <text:p>temporesidence@orange.fr</text:p>
          </table:table-cell>
          <table:table-cell office:value-type="string" calcext:value-type="string">
            <text:p>http://www.temporesidence.com</text:p>
          </table:table-cell>
          <table:table-cell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06/12/2012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UB DE VACANCES LE SAINT IGNACE</text:p>
          </table:table-cell>
          <table:table-cell office:value-type="string" calcext:value-type="string">
            <text:p>CHEMIN BURDIN BIDEA</text:p>
          </table:table-cell>
          <table:table-cell office:value-type="float" office:value="64310" calcext:value-type="float">
            <text:p>64310</text:p>
          </table:table-cell>
          <table:table-cell office:value-type="string" calcext:value-type="string">
            <text:p>ASCAIN</text:p>
          </table:table-cell>
          <table:table-cell office:value-type="float" office:value="559540310" calcext:value-type="float">
            <text:p>559540310</text:p>
          </table:table-cell>
          <table:table-cell office:value-type="string" calcext:value-type="string">
            <text:p>saintignace@gmail.com</text:p>
          </table:table-cell>
          <table:table-cell office:value-type="string" calcext:value-type="string">
            <text:p>http://www.vacances-club.fr</text:p>
          </table:table-cell>
          <table:table-cell office:value-type="string" calcext:value-type="string">
            <text:p>Formule Pension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30/10/2013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bergement DispersE</text:p>
          </table:table-cell>
          <table:table-cell office:value-type="string" calcext:value-type="string">
            <text:p>VTF LE DOMAINE DE FRANCON </text:p>
          </table:table-cell>
          <table:table-cell office:value-type="string" calcext:value-type="string">
            <text:p>81 RUE DE SALON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BIARRITZ</text:p>
          </table:table-cell>
          <table:table-cell office:value-type="float" office:value="559417050" calcext:value-type="float">
            <text:p>559417050</text:p>
          </table:table-cell>
          <table:table-cell office:value-type="string" calcext:value-type="string">
            <text:p>vtfbiarritz@vtf-vacances.com</text:p>
          </table:table-cell>
          <table:table-cell office:value-type="string" calcext:value-type="string">
            <text:p>http://www.vtf-vacances.com</text:p>
          </table:table-cell>
          <table:table-cell office:value-type="string" calcext:value-type="string">
            <text:p>Formule Location Pension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string" calcext:value-type="string">
            <text:p>07/10/2014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3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VF VILLAGES IPARLA</text:p>
          </table:table-cell>
          <table:table-cell office:value-type="string" calcext:value-type="string">
            <text:p>ROUTE D'IRUBE</text:p>
          </table:table-cell>
          <table:table-cell office:value-type="float" office:value="64430" calcext:value-type="float">
            <text:p>64430</text:p>
          </table:table-cell>
          <table:table-cell office:value-type="string" calcext:value-type="string">
            <text:p>SAINT-ETIENNE-DE-BAÏGORRY</text:p>
          </table:table-cell>
          <table:table-cell office:value-type="float" office:value="559374058" calcext:value-type="float">
            <text:p>559374058</text:p>
          </table:table-cell>
          <table:table-cell office:value-type="string" calcext:value-type="string">
            <text:p>stetienne@vvfvillages.fr</text:p>
          </table:table-cell>
          <table:table-cell office:value-type="string" calcext:value-type="string">
            <text:p>http://www.vvfvillages.fr</text:p>
          </table:table-cell>
          <table:table-cell office:value-type="string" calcext:value-type="string">
            <text:p>Formule Location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06/08/2014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4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VF VILLAGES UNTXIN</text:p>
          </table:table-cell>
          <table:table-cell office:value-type="string" calcext:value-type="string">
            <text:p>6 RUE KATTALIN AGUIRRE SOCO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RRUGNE</text:p>
          </table:table-cell>
          <table:table-cell office:value-type="float" office:value="559473974" calcext:value-type="float">
            <text:p>559473974</text:p>
          </table:table-cell>
          <table:table-cell office:value-type="string" calcext:value-type="string">
            <text:p>urrugne@vvfvillages.fr</text:p>
          </table:table-cell>
          <table:table-cell office:value-type="string" calcext:value-type="string">
            <text:p>http://www.vvfvillages.fr</text:p>
          </table:table-cell>
          <table:table-cell office:value-type="string" calcext:value-type="string">
            <text:p>Formule Location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string" calcext:value-type="string">
            <text:p>30/10/2013</text:p>
          </table:table-cell>
          <table:table-cell office:value-type="string" calcext:value-type="string">
            <text:p>VILLAGE DE VACANCES</text:p>
          </table:table-cell>
          <table:table-cell office:value-type="string" calcext:value-type="string">
            <text:p>2 Etoi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VF VILLAGES SAINT JEAN PIED DE PORT</text:p>
          </table:table-cell>
          <table:table-cell office:value-type="string" calcext:value-type="string">
            <text:p>17 CHEMIN KURUTCHAMENDY</text:p>
          </table:table-cell>
          <table:table-cell office:value-type="float" office:value="64220" calcext:value-type="float">
            <text:p>64220</text:p>
          </table:table-cell>
          <table:table-cell office:value-type="string" calcext:value-type="string">
            <text:p>SAINT-JEAN-PIED-DE-PORT</text:p>
          </table:table-cell>
          <table:table-cell office:value-type="float" office:value="559370690" calcext:value-type="float">
            <text:p>559370690</text:p>
          </table:table-cell>
          <table:table-cell office:value-type="string" calcext:value-type="string">
            <text:p>stjeanpdp@vvfvillages.fr</text:p>
          </table:table-cell>
          <table:table-cell office:value-type="string" calcext:value-type="string">
            <text:p><text:a xlink:href="http://www/" xlink:type="simple">http://www</text:a>.vvfvillages.fr</text:p>
          </table:table-cell>
          <table:table-cell office:value-type="string" calcext:value-type="string">
            <text:p>Formule Location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  <table:database-ranges>
        <table:database-range table:name="__Anonymous_Sheet_DB__0" table:target-range-address="FORM_Hebergement_classe.A1:FORM_Hebergement_classe.S358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5:11:01.4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5:17:56.027000000</dc:date>
    <dc:creator>Hervé LUCQ</dc:creator>
    <meta:editing-duration>PT16M10S</meta:editing-duration>
    <meta:editing-cycles>2</meta:editing-cycles>
    <meta:generator>LibreOffice/5.0.6.3.0$Windows_x86 LibreOffice_project/fe46e5b82646505d0acf84e14cef05527e401d3b</meta:generator>
    <meta:document-statistic meta:table-count="1" meta:cell-count="6802" meta:object-count="0"/>
  </office:meta>
</office:document-meta>
</file>